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YorkTU" svg:font-family="NewYorkTU, 'Times New Roman'"/>
    <style:font-face style:name="Lucida Grande" svg:font-family="'Lucida Grande', 'Times New 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2" style:family="paragraph" style:parent-style-name="ALINTI">
      <style:paragraph-properties fo:margin-left="0cm" fo:margin-right="0.3cm" fo:margin-top="0cm" fo:margin-bottom="0cm" loext:contextual-spacing="false" fo:text-indent="1cm" style:auto-text-indent="false"/>
      <style:text-properties style:font-name="DejaVu Sans" fo:font-size="11pt" fo:letter-spacing="-0.009cm" style:font-size-asian="11pt" style:font-name-complex="Times New Roman" style:font-size-complex="11pt"/>
    </style:style>
    <style:style style:name="P3" style:family="paragraph" style:parent-style-name="AYET_20_ALT">
      <style:paragraph-properties fo:margin-left="0cm" fo:margin-right="0.3cm" fo:margin-top="0cm" fo:margin-bottom="0cm" loext:contextual-spacing="false" fo:text-indent="1cm" style:auto-text-indent="false"/>
      <style:text-properties style:font-name="DejaVu Sans" fo:font-size="11pt" fo:letter-spacing="-0.009cm" style:font-size-asian="11pt" style:font-name-complex="Times New Roman" style:font-size-complex="11pt"/>
    </style:style>
    <style:style style:name="P4" style:family="paragraph" style:parent-style-name="AYET_20_ÜST">
      <style:paragraph-properties fo:margin-left="0cm" fo:margin-right="0.3cm" fo:margin-top="0cm" fo:margin-bottom="0cm" loext:contextual-spacing="false" fo:text-indent="1cm" style:auto-text-indent="false"/>
      <style:text-properties style:font-name="DejaVu Sans" fo:font-size="11pt" fo:letter-spacing="-0.009cm" style:font-size-asian="11pt" style:font-name-complex="Times New Roman" style:font-size-complex="11pt"/>
    </style:style>
    <style:style style:name="P5" style:family="paragraph" style:parent-style-name="AYET_20_İKİARA">
      <style:paragraph-properties fo:margin-left="0cm" fo:margin-right="0.3cm" fo:text-indent="1cm" style:auto-text-indent="false"/>
      <style:text-properties style:font-name="DejaVu Sans" fo:font-size="11pt" fo:letter-spacing="-0.009cm" style:font-size-asian="11pt" style:font-name-complex="Times New Roman" style:font-size-complex="11pt"/>
    </style:style>
    <style:style style:name="P6"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name-complex="Times New Roman" style:font-size-complex="11pt"/>
    </style:style>
    <style:style style:name="P7"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8"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fo:letter-spacing="-0.009cm" style:font-size-asian="11pt" style:font-name-complex="Times New Roman" style:font-size-complex="11pt"/>
    </style:style>
    <style:style style:name="P9"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fo:font-size="11pt" fo:letter-spacing="-0.009cm" fo:font-style="italic" style:font-size-asian="11pt" style:font-style-asian="italic" style:font-name-complex="Times New Roman" style:font-size-complex="11pt"/>
    </style:style>
    <style:style style:name="P10"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11"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text-properties style:font-name="DejaVu Sans" fo:font-size="11pt" style:font-size-asian="11pt" style:font-name-complex="Times New Roman" style:font-size-complex="11pt"/>
    </style:style>
    <style:style style:name="P12"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font-name-complex="Times New Roman" style:font-size-complex="11pt"/>
    </style:style>
    <style:style style:name="P13"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17"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0"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size="16pt" fo:font-style="normal" style:font-size-asian="16pt" style:font-style-asian="normal" style:font-name-complex="Times New Roman" style:font-size-complex="16pt"/>
    </style:style>
    <style:style style:name="P21" style:family="paragraph" style:parent-style-name="alt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6pt" fo:font-style="normal" style:font-size-asian="16pt" style:font-style-asian="normal" style:font-name-complex="Times New Roman" style:font-size-complex="16pt"/>
    </style:style>
    <style:style style:name="P22"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size="11pt" fo:font-style="normal" style:font-size-asian="11pt" style:font-style-asian="normal" style:font-name-complex="Times New Roman" style:font-size-complex="11pt"/>
    </style:style>
    <style:style style:name="P23"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size="11pt" style:font-size-asian="11pt" style:font-name-complex="Times New Roman" style:font-size-complex="11pt"/>
    </style:style>
    <style:style style:name="P24"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25" style:family="paragraph" style:parent-style-name="alt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style:style>
    <style:style style:name="P26" style:family="paragraph" style:parent-style-name="alt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8pt" fo:font-style="normal" style:font-size-asian="18pt" style:font-style-asian="normal" style:font-name-complex="Times New Roman" style:font-size-complex="18pt"/>
    </style:style>
    <style:style style:name="P27" style:family="paragraph" style:parent-style-name="alt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fo:font-style="normal" style:font-size-asian="18pt" style:font-style-asian="normal" style:font-name-complex="Times New Roman" style:font-size-complex="18pt"/>
    </style:style>
    <style:style style:name="P28" style:family="paragraph" style:parent-style-name="ana_20_metin">
      <style:paragraph-properties fo:margin-left="0cm" fo:margin-right="0.3cm" fo:text-align="center" style:justify-single-word="false" fo:text-indent="1cm" style:auto-text-indent="false"/>
    </style:style>
    <style:style style:name="P29" style:family="paragraph" style:parent-style-name="ana_20_metin">
      <style:paragraph-properties fo:margin-left="0cm" fo:margin-right="0.3cm" fo:text-indent="1cm" style:auto-text-indent="false"/>
      <style:text-properties style:font-name="DejaVu Sans"/>
    </style:style>
    <style:style style:name="P30" style:family="paragraph" style:parent-style-name="ana_20_metin">
      <style:paragraph-properties fo:margin-left="0cm" fo:margin-right="0.3cm" fo:text-indent="1cm" style:auto-text-indent="false"/>
      <style:text-properties style:font-name="DejaVu Sans" style:font-name-complex="Times New Roman" style:font-size-complex="11pt"/>
    </style:style>
    <style:style style:name="P31" style:family="paragraph" style:parent-style-name="ana_20_metin">
      <style:paragraph-properties fo:margin-left="0cm" fo:margin-right="0.3cm" fo:text-align="center" style:justify-single-word="false" fo:text-indent="1cm" style:auto-text-indent="false"/>
      <style:text-properties style:font-name="DejaVu Sans" style:font-name-complex="Times New Roman" style:font-size-complex="11pt"/>
    </style:style>
    <style:style style:name="P32" style:family="paragraph" style:parent-style-name="ana_20_metin">
      <style:paragraph-properties fo:margin-left="0cm" fo:margin-right="0.3cm" fo:line-height="100%" fo:text-align="center" style:justify-single-word="false" fo:text-indent="1cm" style:auto-text-indent="false"/>
      <style:text-properties style:font-name="DejaVu Sans" fo:font-size="36pt" fo:font-weight="bold" style:font-size-asian="36pt" style:font-weight-asian="bold" style:font-name-complex="Times New Roman" style:font-size-complex="36pt"/>
    </style:style>
    <style:style style:name="P33" style:family="paragraph" style:parent-style-name="ana_20_metin">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11pt"/>
    </style:style>
    <style:style style:name="P34" style:family="paragraph" style:parent-style-name="ana_20_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35" style:family="paragraph" style:parent-style-name="ana_20_metin">
      <style:paragraph-properties fo:margin-left="0cm" fo:margin-right="0.3cm" fo:text-indent="1cm" style:auto-text-indent="false"/>
      <style:text-properties style:font-name="DejaVu Sans" fo:font-size="18pt" fo:font-weight="bold" style:font-size-asian="18pt" style:font-weight-asian="bold" style:font-name-complex="Times New Roman" style:font-size-complex="11pt"/>
    </style:style>
    <style:style style:name="P36" style:family="paragraph" style:parent-style-name="ana_20_metin">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1pt"/>
    </style:style>
    <style:style style:name="P37" style:family="paragraph" style:parent-style-name="ana_20_metin">
      <style:paragraph-properties fo:margin-left="0cm" fo:margin-right="0.3cm" fo:text-indent="1cm" style:auto-text-indent="false"/>
      <style:text-properties style:font-name="DejaVu Sans" fo:font-size="18pt" style:font-size-asian="18pt" style:font-name-complex="Times New Roman" style:font-size-complex="11pt"/>
    </style:style>
    <style:style style:name="P38" style:family="paragraph" style:parent-style-name="ana_20_metin">
      <style:paragraph-properties fo:margin-left="0cm" fo:margin-right="0.3cm" fo:text-indent="1cm" style:auto-text-indent="false"/>
      <style:text-properties style:font-name="DejaVu Sans" fo:font-size="18pt" fo:letter-spacing="0.062cm" fo:font-style="italic" fo:font-weight="bold" style:font-size-asian="18pt" style:font-style-asian="italic" style:font-weight-asian="bold" style:font-name-complex="Times New Roman" style:font-size-complex="11pt"/>
    </style:style>
    <style:style style:name="P39" style:family="paragraph" style:parent-style-name="ana_20_metin">
      <style:paragraph-properties fo:margin-left="0cm" fo:margin-right="0.3cm" fo:text-indent="1cm" style:auto-text-indent="false"/>
      <style:text-properties style:font-name="DejaVu Sans" fo:font-size="18pt" fo:letter-spacing="0.062cm" fo:font-weight="bold" style:font-size-asian="18pt" style:font-weight-asian="bold" style:font-name-complex="Times New Roman" style:font-size-complex="11pt"/>
    </style:style>
    <style:style style:name="P40" style:family="paragraph" style:parent-style-name="ana_20_metin">
      <style:paragraph-properties fo:margin-left="0cm" fo:margin-right="0.3cm" fo:text-align="center" style:justify-single-word="false" fo:text-indent="1cm" style:auto-text-indent="false"/>
      <style:text-properties style:font-name="DejaVu Sans" fo:font-weight="bold" style:font-weight-asian="bold" style:font-name-complex="Times New Roman" style:font-size-complex="11pt"/>
    </style:style>
    <style:style style:name="P41" style:family="paragraph" style:parent-style-name="ana_20_metin">
      <style:paragraph-properties fo:margin-left="0cm" fo:margin-right="0.3cm" fo:line-height="100%" fo:text-align="center" style:justify-single-word="false" fo:text-indent="1cm" style:auto-text-indent="false"/>
      <style:text-properties style:font-name="DejaVu Sans" fo:font-weight="bold" style:font-weight-asian="bold" style:font-name-complex="Times New Roman" style:font-size-complex="11pt"/>
    </style:style>
    <style:style style:name="P42" style:family="paragraph" style:parent-style-name="ana_20_metin">
      <style:paragraph-properties fo:margin-left="0cm" fo:margin-right="0.3cm" fo:text-align="center" style:justify-single-word="false" fo:text-indent="1cm" style:auto-text-indent="false"/>
      <style:text-properties style:font-name="DejaVu Sans"/>
    </style:style>
    <style:style style:name="P43" style:family="paragraph" style:parent-style-name="ana_20_metin">
      <style:paragraph-properties fo:margin-left="0cm" fo:margin-right="0.3cm" fo:line-height="100%"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44" style:family="paragraph" style:parent-style-name="ana_20_metin">
      <style:paragraph-properties fo:margin-left="0cm" fo:margin-right="0.3cm" fo:text-align="center" style:justify-single-word="false" fo:text-indent="1cm" style:auto-text-indent="false"/>
      <style:text-properties style:font-name="DejaVu Sans" fo:font-size="11pt" style:font-size-asian="11pt" style:font-name-complex="Times New Roman" style:font-size-complex="11pt"/>
    </style:style>
    <style:style style:name="P45" style:family="paragraph" style:parent-style-name="ana_20_metin">
      <style:paragraph-properties fo:margin-left="0cm" fo:margin-right="0.3cm" fo:text-indent="1cm" style:auto-text-indent="false"/>
      <style:text-properties style:font-name="DejaVu Sans" fo:font-size="11pt" fo:language="en" fo:country="GB" style:font-size-asian="11pt" style:font-name-complex="Times New Roman" style:font-size-complex="11pt"/>
    </style:style>
    <style:style style:name="P46" style:family="paragraph" style:parent-style-name="ana_20_metin">
      <style:paragraph-properties fo:margin-left="0cm" fo:margin-right="0.3cm" fo:text-indent="1cm" style:auto-text-indent="false"/>
      <style:text-properties style:font-name="DejaVu Sans" fo:font-size="11pt" fo:letter-spacing="0.062cm" fo:font-style="italic" fo:font-weight="bold" style:font-size-asian="11pt" style:font-style-asian="italic" style:font-weight-asian="bold" style:font-name-complex="Times New Roman" style:font-size-complex="11pt"/>
    </style:style>
    <style:style style:name="P47" style:family="paragraph" style:parent-style-name="ana_20_metin">
      <style:paragraph-properties fo:margin-left="0cm" fo:margin-right="0.3cm" fo:text-indent="1cm" style:auto-text-indent="false"/>
      <style:text-properties style:font-name="DejaVu Sans" fo:font-size="11pt" fo:letter-spacing="-0.009cm" style:font-size-asian="11pt" style:font-name-complex="Times New Roman" style:font-size-complex="11pt"/>
    </style:style>
    <style:style style:name="P48" style:family="paragraph" style:parent-style-name="ana_20_metin">
      <style:paragraph-properties fo:margin-left="0cm" fo:margin-right="0.3cm" fo:text-indent="1cm" style:auto-text-indent="false"/>
      <style:text-properties style:font-name="DejaVu Sans" fo:font-size="16pt" fo:font-style="italic" style:font-size-asian="16pt" style:font-style-asian="italic" style:font-name-complex="Times New Roman" style:font-size-complex="11pt"/>
    </style:style>
    <style:style style:name="P49" style:family="paragraph" style:parent-style-name="ana_20_metin">
      <style:paragraph-properties fo:margin-left="0cm" fo:margin-right="0.3cm" fo:text-indent="1cm" style:auto-text-indent="false"/>
      <style:text-properties style:font-name="DejaVu Sans" fo:font-size="16pt" fo:letter-spacing="0.062cm" fo:font-style="italic" fo:font-weight="bold" style:font-size-asian="16pt" style:font-style-asian="italic" style:font-weight-asian="bold" style:font-name-complex="Times New Roman" style:font-size-complex="11pt"/>
    </style:style>
    <style:style style:name="P50" style:family="paragraph" style:parent-style-name="ana_20_metin">
      <style:paragraph-properties fo:margin-left="0cm" fo:margin-right="0.3cm" fo:line-height="100%" fo:text-indent="1cm" style:auto-text-indent="false"/>
      <style:text-properties style:font-name="DejaVu Sans" fo:font-size="16pt" fo:font-weight="bold" style:font-size-asian="16pt" style:font-weight-asian="bold" style:font-name-complex="Times New Roman" style:font-size-complex="16pt"/>
    </style:style>
    <style:style style:name="P51" style:family="paragraph" style:parent-style-name="ana_20_metin">
      <style:paragraph-properties fo:margin-left="0cm" fo:margin-right="0.3cm" fo:text-indent="1cm" style:auto-text-indent="false"/>
      <style:text-properties style:font-name="DejaVu Sans" fo:font-size="16pt" fo:font-weight="bold" style:font-size-asian="16pt" style:font-weight-asian="bold" style:font-name-complex="Times New Roman" style:font-size-complex="11pt"/>
    </style:style>
    <style:style style:name="P52" style:family="paragraph" style:parent-style-name="ana_20_metin">
      <style:paragraph-properties fo:margin-left="0cm" fo:margin-right="0.3cm" fo:text-indent="1cm" style:auto-text-indent="false"/>
      <style:text-properties style:font-name="DejaVu Sans" fo:font-style="italic" style:font-style-asian="italic" style:font-name-complex="Times New Roman" style:font-size-complex="11pt"/>
    </style:style>
    <style:style style:name="P53" style:family="paragraph" style:parent-style-name="ana_20_metin">
      <style:paragraph-properties fo:margin-left="0cm" fo:margin-right="0.3cm" fo:text-indent="1cm" style:auto-text-indent="false"/>
      <style:text-properties style:font-name="DejaVu Sans" fo:letter-spacing="-0.009cm" style:font-name-complex="Times New Roman" style:font-size-complex="11pt"/>
    </style:style>
    <style:style style:name="P54" style:family="paragraph" style:parent-style-name="ana_20_metin">
      <style:paragraph-properties fo:margin-left="0cm" fo:margin-right="0.3cm" fo:text-indent="1cm" style:auto-text-indent="false"/>
      <style:text-properties style:font-name="DejaVu Sans" fo:letter-spacing="0.062cm" fo:font-weight="bold" style:font-weight-asian="bold" style:font-name-complex="Times New Roman" style:font-size-complex="11pt"/>
    </style:style>
    <style:style style:name="P55" style:family="paragraph" style:parent-style-name="ana_20_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style>
    <style:style style:name="P56" style:family="paragraph" style:parent-style-name="ana_20_metin">
      <style:paragraph-properties fo:margin-left="0cm" fo:margin-right="0.3cm" fo:text-indent="1cm" style:auto-text-indent="false" fo:break-before="page"/>
      <style:text-properties style:font-name="DejaVu Sans" style:font-name-complex="Times New Roman" style:font-size-complex="11pt"/>
    </style:style>
    <style:style style:name="P57" style:family="paragraph" style:parent-style-name="ana_20_metin" style:master-page-name="Standard">
      <style:paragraph-properties fo:margin-left="0cm" fo:margin-right="0.3cm" fo:text-indent="1cm" style:auto-text-indent="false" style:page-number="1"/>
      <style:text-properties style:font-name="DejaVu Sans" style:font-name-complex="Times New Roman" style:font-size-complex="11pt"/>
    </style:style>
    <style:style style:name="P58" style:family="paragraph" style:parent-style-name="ayet">
      <style:paragraph-properties fo:margin-left="0cm" fo:margin-right="0.3cm" fo:text-indent="0cm" style:auto-text-indent="false"/>
      <style:text-properties style:font-name="DejaVu Sans"/>
    </style:style>
    <style:style style:name="P59" style:family="paragraph" style:parent-style-name="ayet">
      <style:paragraph-properties fo:margin-left="0cm" fo:margin-right="0.3cm" fo:text-indent="0cm" style:auto-text-indent="false"/>
      <style:text-properties style:font-name="DejaVu Sans" fo:font-size="18pt" style:font-size-asian="18pt" style:font-name-complex="Times New Roman" style:font-size-complex="11pt"/>
    </style:style>
    <style:style style:name="P60" style:family="paragraph" style:parent-style-name="ayet">
      <style:paragraph-properties fo:margin-left="0cm" fo:margin-right="0.3cm" fo:text-indent="0cm" style:auto-text-indent="false"/>
      <style:text-properties style:font-name="DejaVu Sans" style:font-name-complex="Times New Roman" style:font-size-complex="11pt"/>
    </style:style>
    <style:style style:name="P61" style:family="paragraph" style:parent-style-name="ayet">
      <style:paragraph-properties fo:margin-left="0cm" fo:margin-right="0.3cm" fo:text-indent="0cm" style:auto-text-indent="false"/>
      <style:text-properties style:font-name="DejaVu Sans" fo:font-weight="normal" style:font-weight-asian="normal" style:font-name-complex="Times New Roman" style:font-size-complex="11pt"/>
    </style:style>
    <style:style style:name="P62" style:family="paragraph" style:parent-style-name="ayet">
      <style:paragraph-properties fo:margin-left="0cm" fo:margin-right="0.3cm" fo:line-height="100%" fo:text-indent="0cm" style:auto-text-indent="false" fo:break-before="page"/>
      <style:text-properties style:font-name="DejaVu Sans" fo:font-size="18pt" style:font-size-asian="18pt" style:font-name-complex="Times New Roman" style:font-size-complex="18pt"/>
    </style:style>
    <style:style style:name="P63" style:family="paragraph" style:parent-style-name="ayet">
      <style:paragraph-properties fo:margin-left="0cm" fo:margin-right="0.3cm" fo:text-indent="1cm" style:auto-text-indent="false"/>
      <style:text-properties style:font-name="DejaVu Sans"/>
    </style:style>
    <style:style style:name="P64" style:family="paragraph" style:parent-style-name="ayet">
      <style:paragraph-properties fo:margin-left="0cm" fo:margin-right="0.3cm" fo:text-indent="1cm" style:auto-text-indent="false"/>
      <style:text-properties style:font-name="DejaVu Sans" style:font-name-complex="Times New Roman" style:font-size-complex="11pt"/>
    </style:style>
    <style:style style:name="P65" style:family="paragraph" style:parent-style-name="ayet">
      <style:paragraph-properties fo:margin-left="0cm" fo:margin-right="0.3cm" fo:text-align="center" style:justify-single-word="false" fo:text-indent="1cm" style:auto-text-indent="false"/>
      <style:text-properties style:font-name="DejaVu Sans" style:font-name-complex="Times New Roman" style:font-size-complex="11pt"/>
    </style:style>
    <style:style style:name="P66" style:family="paragraph" style:parent-style-name="ayet">
      <style:paragraph-properties fo:margin-left="0cm" fo:margin-right="0.3cm" fo:text-indent="1cm" style:auto-text-indent="false"/>
      <style:text-properties style:font-name="DejaVu Sans" fo:letter-spacing="-0.009cm" style:font-name-complex="Times New Roman" style:font-size-complex="11pt"/>
    </style:style>
    <style:style style:name="P67" style:family="paragraph" style:parent-style-name="ayet">
      <style:paragraph-properties fo:margin-left="0cm" fo:margin-right="0.3cm" fo:text-indent="1cm" style:auto-text-indent="false"/>
      <style:text-properties style:font-name="DejaVu Sans" fo:font-weight="normal" style:font-weight-asian="normal" style:font-name-complex="Times New Roman" style:font-size-complex="11pt"/>
    </style:style>
    <style:style style:name="P68" style:family="paragraph" style:parent-style-name="ayet">
      <style:paragraph-properties fo:margin-left="0cm" fo:margin-right="0.3cm" fo:text-indent="1cm" style:auto-text-indent="false"/>
      <style:text-properties style:font-name="DejaVu Sans" fo:font-size="14pt" style:font-size-asian="14pt" style:font-name-complex="Times New Roman" style:font-size-complex="14pt"/>
    </style:style>
    <style:style style:name="P69" style:family="paragraph" style:parent-style-name="buyu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70" style:family="paragraph" style:parent-style-name="buyuk_20_baslik">
      <style:paragraph-properties fo:margin-left="0cm" fo:margin-right="0.3cm" fo:margin-top="0cm" fo:margin-bottom="0cm" loext:contextual-spacing="false" fo:line-height="100%" fo:text-align="justify" style:justify-single-word="false" fo:text-indent="1cm" style:auto-text-indent="false"/>
      <style:text-properties style:font-name="DejaVu Sans" fo:font-size="18pt" style:font-size-asian="18pt" style:font-name-complex="Times New Roman" style:font-size-complex="18pt"/>
    </style:style>
    <style:style style:name="P71" style:family="paragraph" style:parent-style-name="buyuk_20_baslik">
      <style:paragraph-properties fo:margin-left="0cm" fo:margin-right="0.3cm" fo:margin-top="0cm" fo:margin-bottom="0cm" loext:contextual-spacing="false" fo:line-height="100%" fo:text-indent="1cm" style:auto-text-indent="false" fo:break-before="page"/>
      <style:text-properties style:font-name="DejaVu Sans" fo:font-size="18pt" style:font-size-asian="18pt" style:font-name-complex="Times New Roman" style:font-size-complex="18pt"/>
    </style:style>
    <style:style style:name="P72" style:family="paragraph" style:parent-style-name="buyuk_20_baslik">
      <style:paragraph-properties fo:margin-left="0cm" fo:margin-right="0.3cm" fo:margin-top="0cm" fo:margin-bottom="0cm" loext:contextual-spacing="false" fo:line-height="100%" fo:text-align="justify" style:justify-single-word="false" fo:text-indent="1cm" style:auto-text-indent="false" fo:break-before="page"/>
      <style:text-properties style:font-name="DejaVu Sans" fo:font-size="18pt" style:font-size-asian="18pt" style:font-name-complex="Times New Roman" style:font-size-complex="18pt"/>
    </style:style>
    <style:style style:name="T1" style:family="text">
      <style:text-properties fo:font-weight="bold" style:font-weight-asian="bold"/>
    </style:style>
    <style:style style:name="T2" style:family="text">
      <style:text-properties fo:font-weight="bold" style:font-weight-asian="bold" style:font-name-complex="Times New Roman" style:font-size-complex="11pt"/>
    </style:style>
    <style:style style:name="T3" style:family="text">
      <style:text-properties style:font-name="Times New Roman" fo:font-size="36pt" fo:font-weight="bold" style:font-size-asian="36pt" style:font-weight-asian="bold" style:font-name-complex="Times New Roman" style:font-size-complex="36pt"/>
    </style:style>
    <style:style style:name="T4" style:family="text">
      <style:text-properties style:font-name="Times New Roman" style:font-name-complex="Times New Roman" style:font-size-complex="11pt"/>
    </style:style>
    <style:style style:name="T5" style:family="text">
      <style:text-properties style:font-name="Times New Roman" fo:font-weight="bold" style:font-weight-asian="bold" style:font-name-complex="Times New Roman" style:font-size-complex="11pt"/>
    </style:style>
    <style:style style:name="T6" style:family="text">
      <style:text-properties style:font-name="Times New Roman" fo:font-size="18pt" fo:font-weight="bold" style:font-size-asian="18pt" style:font-weight-asian="bold" style:font-name-complex="Times New Roman" style:font-size-complex="18pt"/>
    </style:style>
    <style:style style:name="T7" style:family="text">
      <style:text-properties style:font-name="Times New Roman" fo:font-size="18pt" fo:font-style="normal" style:font-size-asian="18pt" style:font-style-asian="normal" style:font-name-complex="Times New Roman" style:font-size-complex="18pt"/>
    </style:style>
    <style:style style:name="T8" style:family="text">
      <style:text-properties style:font-name="Times New Roman" fo:font-size="26pt" fo:font-weight="bold" style:font-size-asian="26pt" style:font-weight-asian="bold" style:font-name-complex="Times New Roman" style:font-size-complex="26pt"/>
    </style:style>
    <style:style style:name="T9" style:family="text">
      <style:text-properties style:font-name="Times New Roman" fo:font-size="11pt" style:font-size-asian="11pt" style:font-name-complex="Times New Roman" style:font-size-complex="11pt"/>
    </style:style>
    <style:style style:name="T10" style:family="text">
      <style:text-properties style:font-name="Times New Roman" fo:font-size="11pt" fo:language="en" fo:country="GB" style:font-size-asian="11pt" style:font-name-complex="Times New Roman" style:font-size-complex="11pt"/>
    </style:style>
    <style:style style:name="T11" style:family="text">
      <style:text-properties style:font-name="Times New Roman" fo:font-size="11pt" fo:language="en" fo:country="GB" fo:font-style="italic" style:font-size-asian="11pt" style:font-style-asian="italic" style:font-name-complex="Times New Roman" style:font-size-complex="11pt"/>
    </style:style>
    <style:style style:name="T12" style:family="text">
      <style:text-properties style:font-name="Times New Roman" fo:font-size="11pt" fo:letter-spacing="0.062cm" fo:font-style="normal" style:font-size-asian="11pt" style:font-style-asian="normal" style:font-name-complex="Times New Roman" style:font-size-complex="11pt"/>
    </style:style>
    <style:style style:name="T13" style:family="text">
      <style:text-properties style:font-name="Times New Roman" fo:font-size="11pt" fo:letter-spacing="-0.009cm" fo:font-style="normal" style:font-size-asian="11pt" style:font-style-asian="normal" style:font-name-complex="Times New Roman" style:font-size-complex="11pt"/>
    </style:style>
    <style:style style:name="T14" style:family="text">
      <style:text-properties style:font-name="Times New Roman" fo:font-size="11pt" fo:letter-spacing="-0.009cm" style:font-size-asian="11pt" style:font-name-complex="Times New Roman" style:font-size-complex="11pt"/>
    </style:style>
    <style:style style:name="T15" style:family="text">
      <style:text-properties style:font-name="Times New Roman" fo:font-size="11pt" fo:letter-spacing="-0.009cm" fo:font-weight="bold" style:font-size-asian="11pt" style:font-weight-asian="bold" style:font-name-complex="Times New Roman" style:font-size-complex="11pt"/>
    </style:style>
    <style:style style:name="T16" style:family="text">
      <style:text-properties style:font-name="Times New Roman" fo:font-size="11pt" fo:font-style="normal" style:font-size-asian="11pt" style:font-style-asian="normal" style:font-name-complex="Times New Roman" style:font-size-complex="11pt"/>
    </style:style>
    <style:style style:name="T17" style:family="text">
      <style:text-properties style:font-name="Times New Roman" fo:letter-spacing="0.062cm" fo:font-weight="bold" style:font-weight-asian="bold" style:font-name-complex="Times New Roman" style:font-size-complex="11pt"/>
    </style:style>
    <style:style style:name="T18" style:family="text">
      <style:text-properties style:font-name="Times New Roman" fo:font-style="italic" style:font-style-asian="italic" style:font-name-complex="Times New Roman" style:font-size-complex="11pt"/>
    </style:style>
    <style:style style:name="T19" style:family="text">
      <style:text-properties style:font-name="Times New Roman" fo:font-style="italic" fo:font-weight="bold" style:font-style-asian="italic" style:font-weight-asian="bold" style:font-name-complex="Times New Roman" style:font-size-complex="11pt"/>
    </style:style>
    <style:style style:name="T20" style:family="text">
      <style:text-properties style:font-name="Times New Roman" fo:font-style="italic" fo:font-weight="normal" style:font-style-asian="italic" style:font-weight-asian="normal" style:font-name-complex="Times New Roman" style:font-size-complex="11pt"/>
    </style:style>
    <style:style style:name="T21" style:family="text">
      <style:text-properties style:font-name="Times New Roman" fo:font-size="16pt" fo:font-style="normal" style:font-size-asian="16pt" style:font-style-asian="normal" style:font-name-complex="Times New Roman" style:font-size-complex="16pt"/>
    </style:style>
    <style:style style:name="T22" style:family="text">
      <style:text-properties style:font-name="Times New Roman" fo:letter-spacing="-0.009cm" style:font-name-complex="Times New Roman" style:font-size-complex="11pt"/>
    </style:style>
    <style:style style:name="T23" style:family="text">
      <style:text-properties style:font-name="Times New Roman" fo:letter-spacing="-0.009cm" fo:font-weight="bold" style:font-weight-asian="bold" style:font-name-complex="Times New Roman" style:font-size-complex="11pt"/>
    </style:style>
    <style:style style:name="T24" style:family="text">
      <style:text-properties style:font-name="Times New Roman" fo:letter-spacing="-0.009cm" fo:font-style="italic" style:font-style-asian="italic" style:font-name-complex="Times New Roman" style:font-size-complex="11pt"/>
    </style:style>
    <style:style style:name="T25" style:family="text">
      <style:text-properties style:font-name="Times New Roman" fo:letter-spacing="-0.009cm" fo:font-style="italic" fo:font-weight="bold" style:font-style-asian="italic" style:font-weight-asian="bold" style:font-name-complex="Times New Roman" style:font-size-complex="11pt"/>
    </style:style>
    <style:style style:name="T26" style:family="text">
      <style:text-properties style:font-name="Times New Roman" fo:font-weight="normal" style:font-weight-asian="normal" style:font-name-complex="Times New Roman" style:font-size-complex="11pt"/>
    </style:style>
    <style:style style:name="T27" style:family="text">
      <style:text-properties style:font-name-complex="Times New Roman" style:font-size-complex="11pt"/>
    </style:style>
    <style:style style:name="T28" style:family="text">
      <style:text-properties fo:font-size="11pt" style:font-size-asian="11pt"/>
    </style:style>
    <style:style style:name="T29" style:family="text">
      <style:text-properties fo:font-size="11pt" style:font-size-asian="11pt" style:font-name-complex="Times New Roman" style:font-size-complex="11pt"/>
    </style:style>
    <style:style style:name="T30" style:family="text">
      <style:text-properties fo:font-size="11pt" fo:letter-spacing="-0.009cm" fo:font-style="normal" style:font-size-asian="11pt" style:font-style-asian="normal" style:font-name-complex="Times New Roman" style:font-size-complex="11pt"/>
    </style:style>
    <style:style style:name="T31" style:family="text">
      <style:text-properties fo:font-size="11pt" fo:letter-spacing="-0.009cm" style:font-size-asian="11pt" style:font-name-complex="Times New Roman" style:font-size-complex="11pt"/>
    </style:style>
    <style:style style:name="T32" style:family="text">
      <style:text-properties fo:font-size="11pt" fo:letter-spacing="-0.009cm" fo:font-weight="bold" style:font-size-asian="11pt" style:font-weight-asian="bold" style:font-name-complex="Times New Roman" style:font-size-complex="11pt"/>
    </style:style>
    <style:style style:name="T33" style:family="text">
      <style:text-properties fo:font-size="11pt" fo:font-style="normal" style:font-size-asian="11pt" style:font-style-asian="normal"/>
    </style:style>
    <style:style style:name="T34" style:family="text">
      <style:text-properties fo:font-size="11pt" fo:font-style="normal" style:font-size-asian="11pt" style:font-style-asian="normal" style:font-name-complex="Times New Roman" style:font-size-complex="11pt"/>
    </style:style>
    <style:style style:name="T35" style:family="text">
      <style:text-properties fo:font-size="11pt" fo:language="en" fo:country="GB" style:font-size-asian="11pt" style:font-name-complex="Times New Roman" style:font-size-complex="11pt"/>
    </style:style>
    <style:style style:name="T36" style:family="text">
      <style:text-properties fo:font-size="11pt" fo:language="en" fo:country="GB" fo:font-style="italic" style:font-size-asian="11pt" style:font-style-asian="italic" style:font-name-complex="Times New Roman" style:font-size-complex="11pt"/>
    </style:style>
    <style:style style:name="T37" style:family="text">
      <style:text-properties fo:language="en" fo:country="GB"/>
    </style:style>
    <style:style style:name="T38" style:family="text">
      <style:text-properties fo:font-style="italic" style:font-style-asian="italic"/>
    </style:style>
    <style:style style:name="T39" style:family="text">
      <style:text-properties fo:font-style="italic" style:font-style-asian="italic" style:font-name-complex="Times New Roman" style:font-size-complex="11pt"/>
    </style:style>
    <style:style style:name="T40" style:family="text">
      <style:text-properties fo:font-style="italic" fo:font-weight="bold" style:font-style-asian="italic" style:font-weight-asian="bold" style:font-name-complex="Times New Roman" style:font-size-complex="11pt"/>
    </style:style>
    <style:style style:name="T41" style:family="text">
      <style:text-properties fo:font-style="italic" fo:font-weight="normal" style:font-style-asian="italic" style:font-weight-asian="normal" style:font-name-complex="Times New Roman" style:font-size-complex="11pt"/>
    </style:style>
    <style:style style:name="T42" style:family="text">
      <style:text-properties fo:letter-spacing="0.062cm" fo:font-weight="bold" style:font-weight-asian="bold" style:font-name-complex="Times New Roman" style:font-size-complex="11pt"/>
    </style:style>
    <style:style style:name="T43" style:family="text">
      <style:text-properties fo:font-size="16pt" fo:font-style="normal" style:font-size-asian="16pt" style:font-style-asian="normal" style:font-name-complex="Times New Roman" style:font-size-complex="16pt"/>
    </style:style>
    <style:style style:name="T44" style:family="text">
      <style:text-properties fo:letter-spacing="-0.009cm"/>
    </style:style>
    <style:style style:name="T45" style:family="text">
      <style:text-properties fo:letter-spacing="-0.009cm" fo:font-weight="bold" style:font-weight-asian="bold" style:font-name-complex="Times New Roman" style:font-size-complex="11pt"/>
    </style:style>
    <style:style style:name="T46" style:family="text">
      <style:text-properties fo:letter-spacing="-0.009cm" fo:font-style="italic" style:font-style-asian="italic" style:font-name-complex="Times New Roman" style:font-size-complex="11pt"/>
    </style:style>
    <style:style style:name="T47" style:family="text">
      <style:text-properties fo:letter-spacing="-0.009cm" fo:font-style="italic" fo:font-weight="bold" style:font-style-asian="italic" style:font-weight-asian="bold" style:font-name-complex="Times New Roman" style:font-size-complex="11pt"/>
    </style:style>
    <style:style style:name="T48" style:family="text">
      <style:text-properties fo:letter-spacing="-0.009cm" style:font-name-complex="Times New Roman" style:font-size-complex="11pt"/>
    </style:style>
    <style:style style:name="T49" style:family="text">
      <style:text-properties fo:font-weight="normal" style:font-weight-asian="normal"/>
    </style:style>
    <style:style style:name="T50" style:family="text">
      <style:text-properties fo:font-weight="normal" style:font-weight-asian="normal" style:font-name-complex="Times New Roman" style:font-size-complex="11pt"/>
    </style:style>
    <style:style style:name="T51" style:family="text">
      <style:text-properties fo:color="#ff0000"/>
    </style:style>
    <style:style style:name="T52" style:family="text">
      <style:text-properties fo:color="#ff0000" style:font-name="Times New Roman" style:font-name-complex="Times New Roman" style:font-size-complex="11pt"/>
    </style:style>
    <style:style style:name="T53" style:family="text">
      <style:text-properties fo:font-size="14pt" style:font-size-asian="14pt"/>
    </style:style>
    <style:style style:name="T54" style:family="text">
      <style:text-properties style:text-position="18% 100%" style:font-name="Times New Roman" style:font-name-complex="Times New Roman" style:font-size-complex="11pt"/>
    </style:style>
    <style:style style:name="T55" style:family="text">
      <style:text-properties style:text-position="18% 100%" style:font-name="Times New Roman" fo:font-size="11pt" fo:font-style="normal" style:font-size-asian="11pt" style:font-style-asian="normal" style:font-name-complex="Times New Roman" style:font-size-complex="11pt"/>
    </style:style>
    <style:style style:name="T56" style:family="text">
      <style:text-properties style:text-position="18% 100%" fo:font-size="11pt" fo:font-style="normal" style:font-size-asian="11pt" style:font-style-asian="normal" style:font-name-complex="Times New Roman" style:font-size-complex="11pt"/>
    </style:style>
    <style:style style:name="T57" style:family="text">
      <style:text-properties style:text-position="18% 100%" fo:font-style="normal" style:font-style-asian="normal"/>
    </style:style>
    <style:style style:name="T58" style:family="text">
      <style:text-properties style:text-position="18% 100%" style:font-name-complex="Times New Roman" style:font-size-complex="11pt"/>
    </style:style>
    <style:style style:name="T59" style:family="text">
      <style:text-properties style:text-position="27% 100%" fo:letter-spacing="-0.009cm" style:font-name-complex="Times New Roman" style:font-size-complex="11pt"/>
    </style:style>
    <style:style style:name="T60" style:family="text">
      <style:text-properties style:text-position="27% 100%" style:font-name="Times New Roman" fo:letter-spacing="-0.009cm" style:font-name-complex="Times New Roman" style:font-size-complex="11pt"/>
    </style:style>
    <style:style style:name="T61" style:family="text">
      <style:text-properties style:font-name="DejaVu Sans"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30"/>
      <text:p text:style-name="P32"/>
      <text:p text:style-name="P32"/>
      <text:p text:style-name="P32"/>
      <text:p text:style-name="P32">ANSWERS FROM </text:p>
      <text:p text:style-name="P32">THE QUR'AN</text:p>
      <text:p text:style-name="P33"/>
      <text:p text:style-name="P34">For Newcomers to Islam</text:p>
      <text:p text:style-name="P36"/>
      <text:p text:style-name="P40"/>
      <text:p text:style-name="P40"/>
      <text:p text:style-name="P40">Every time they come to you with an </text:p>
      <text:p text:style-name="P42"><text:span text:style-name="T2">argument, We bring you the truth </text:span></text:p>
      <text:p text:style-name="P42"><text:span text:style-name="T2">and the best of explanations.</text:span></text:p>
      <text:p text:style-name="P40">(Qur'an, 25:33)</text:p>
      <text:p text:style-name="P41"/>
      <text:p text:style-name="P41"/>
      <text:p text:style-name="P41"/>
      <text:p text:style-name="P41"/>
      <text:p text:style-name="P43">HARUN YAHYA</text:p>
      <text:p text:style-name="P43"/>
      <text:p text:style-name="P12">© ALL RIGHTS RESERVED</text:p>
      <text:p text:style-name="P44"/>
      <text:p text:style-name="P31">Edited by Jay Willoughby</text:p>
      <text:p text:style-name="P40"/>
      <text:p text:style-name="P40">December, 2003</text:p>
      <text:p text:style-name="P40"/>
      <text:p text:style-name="P31">Published by Abdul Naeem for</text:p>
      <text:p text:style-name="P31">Islamic Book Service</text:p>
      <text:p text:style-name="P31">2241, Kucha Chelan, Darya Ganj, New Delhi - 110 002 (INDIA)</text:p>
      <text:p text:style-name="P31">Ph.: 3253514, 3265380, 3286551 Fax: 3277913</text:p>
      <text:p text:style-name="P31">e-mail: ibsdelhi@del2.vsnl.net.in <text:s text:c="4"/>&amp; <text:s text:c="4"/>ibsdelhi@mantraonline.com</text:p>
      <text:p text:style-name="P31">website: http://www.islamic-india.com</text:p>
      <text:p text:style-name="P31"/>
      <text:p text:style-name="P31">OUR ASSOCIATES</text:p>
      <text:p text:style-name="P31">Islamic Book Service Inc.</text:p>
      <text:p text:style-name="P31">136, Charlotte Ave, Hicksville, N. Y. 11801, U.S.A.</text:p>
      <text:p text:style-name="P31">Tel.: 8700-427, Toll Free: 8662424135</text:p>
      <text:p text:style-name="P31"/>
      <text:p text:style-name="P31">Al Munna Book Shop Ltd.</text:p>
      <text:p text:style-name="P31">P.O. Box-3449 Sharjah (U.A.E.), Tel.: 06-561-5483, 06-561-4650</text:p>
      <text:p text:style-name="P31">Branch: Dubai, Tel.: 04-43529294</text:p>
      <text:p text:style-name="P31"/>
      <text:p text:style-name="P31">Zainab Foundation</text:p>
      <text:p text:style-name="P31">Al-Baraka House, 18-20, Park Street, Slough, Berkshire,</text:p>
      <text:p text:style-name="P31">SLI IPD, England, Tel: 533-511</text:p>
      <text:p text:style-name="P31"/>
      <text:p text:style-name="P31">Sartaj Company</text:p>
      <text:p text:style-name="P31">P.O. Box-48535, Qualbert-4078, South Africa, Tel.: 305-3025</text:p>
      <text:p text:style-name="P31"/>
      <text:p text:style-name="P31">Printed at:</text:p>
      <text:p text:style-name="P31">Noida Printing Press</text:p>
      <text:p text:style-name="P31">C-31, Sector 7, Noida (U.P.)</text:p>
      <text:p text:style-name="P31">Ph.: 91-4528211</text:p>
      <text:p text:style-name="P31"/>
      <text:p text:style-name="P31">All translations from the Qur'an are from The Noble Qur'an: a New Rendering</text:p>
      <text:p text:style-name="P31">of its Meaning in English by Hajj Abdalhaqq and Aisha Bewley, published by</text:p>
      <text:p text:style-name="P31">Bookwork, Norwich, UK. 1420 CE/1999 AH.</text:p>
      <text:p text:style-name="P31"/>
      <text:p text:style-name="P31">Website: http: // www.harunyahya.com</text:p>
      <text:p text:style-name="P28"><text:span text:style-name="T61">E-mail: </text:span><text:a xlink:type="simple" xlink:href="mailto:info@harunyahya.com" text:style-name="Internet_20_link" text:visited-style-name="Visited_20_Internet_20_Link"><text:span text:style-name="Internet_20_link"><text:span text:style-name="T61">info@harunyahya.com</text:span></text:span></text:a></text:p>
      <text:p text:style-name="P55">CONTENTS</text:p>
      <text:p text:style-name="P35"/>
      <text:p text:style-name="P30"/>
      <text:p text:style-name="P29"><text:span text:style-name="T27">Foreword</text:span></text:p>
      <text:p text:style-name="P30">Introduction</text:p>
      <text:p text:style-name="P30">Answer to the "If religion is between Allah and His servant, why do we communicate </text:p>
      <text:p text:style-name="P30">religious moral values to other people?" deceit</text:p>
      <text:p text:style-name="P29"><text:span text:style-name="T27">Answer to the "Religion is only a part of life. So, why do people need to live </text:span></text:p>
      <text:p text:style-name="P30">by the Qur'an's values in all aspects of life?" deceit</text:p>
      <text:p text:style-name="P30">Answer to the "Does the Qur'an, which was revealed in seventh-century Arabia, </text:p>
      <text:p text:style-name="P30">address today's needs?" deceit</text:p>
      <text:p text:style-name="P29"><text:span text:style-name="T27">Answer to the "I already have a sound heart" deceit</text:span></text:p>
      <text:p text:style-name="P30">Answer to the <text:s/>"I am still young. I will become religious when I am old." deceit </text:p>
      <text:p text:style-name="P30">Answer to the <text:s/>"What do you expect from me after I embrace </text:p>
      <text:p text:style-name="P30">the Qur'an's morality?" deceit</text:p>
      <text:p text:style-name="P30">Answer to those who ask "Why do Muslims show great love for and interest in those </text:p>
      <text:p text:style-name="P30">people with whom they have only recently become <text:s/>acquainted?" </text:p>
      <text:p text:style-name="P30">Answer to <text:s/>the "Might some of the negative </text:p>
      <text:p text:style-name="P30">news spread about believers be true?" deceit</text:p>
      <text:p text:style-name="P29"><text:span text:style-name="T27">Answer to the "If the Qur'an's morality promises such a good and perfect structure, </text:span></text:p>
      <text:p text:style-name="P29"><text:span text:style-name="T27">then why does it have so many enemies?" deceit</text:span></text:p>
      <text:p text:style-name="P30">Answer to "Is everyone other than you wrong?" deceit</text:p>
      <text:p text:style-name="P30">Answer to <text:s/>the "Do believers always have to be together, or can they live by the </text:p>
      <text:p text:style-name="P30">religion on their own?" deceit</text:p>
      <text:p text:style-name="P30">Answer to the question: "Is there any class discrimination in Islam? Are people </text:p>
      <text:p text:style-name="P30">defined according their wealth, status, and beauty? Do believers convey the message only </text:p>
      <text:p text:style-name="P30">to a particular section of society?"</text:p>
      <text:p text:style-name="P30">Answer to the question: "Is possessing power, wealth and grandeur incompatible </text:p>
      <text:p text:style-name="P30">with the essence of Islam?"</text:p>
      <text:p text:style-name="P30">Answer to the question: "Do new Muslims have </text:p>
      <text:p text:style-name="P30">to abandon their former pleasures and activities?"</text:p>
      <text:p text:style-name="P30">Answer to those who ask "Once people embrace faith, can they still befriend </text:p>
      <text:p text:style-name="P30">the people with whom they used to associate?"</text:p>
      <text:p text:style-name="P30">Answer to those who say "I want to live as a Muslim, </text:p>
      <text:p text:style-name="P30">but I am worried about my family's and my circle’s reactions."</text:p>
      <text:p text:style-name="P30">"Am I responsible for my previous actions after I start to live by Islam?"</text:p>
      <text:p text:style-name="P30">Answer to the "I want to live by the religion,</text:p>
      <text:p text:style-name="P30">but I cannot find the internal strength to do so." deceit</text:p>
      <text:p text:style-name="P56">Conclusion: Being able to say: "We hear and obey."</text:p>
      <text:p text:style-name="P30">Appendix: </text:p>
      <text:p text:style-name="P30">The deception of evolution</text:p>
      <text:p text:style-name="P13">To The Reader</text:p>
      <text:p text:style-name="P35"/>
      <text:p text:style-name="P30"/>
      <text:p text:style-name="P14">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4">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4">This and all the other books by the author can be read individually, or discussed in a group. Readers eager to profit from the books will find discussion very useful, letting them relate their reflections and experiences to one another. </text:p>
      <text:p text:style-name="P14">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4">We hope the reader will look through the reviews of his other books at the back of this book. His rich source material on faith-related issues is very useful, and a pleasure to read. </text:p>
      <text:p text:style-name="P14">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3">ABOUT THE AUTHOR</text:p>
      <text:p text:style-name="P35"/>
      <text:p text:style-name="P30"/>
      <text:p text:style-name="P14">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4">Harun Yahya’s works, translated into 60 different languages, constitute a collection for a total of more than 45,000 pages with 30,000 illustrations. </text:p>
      <text:p text:style-name="P19"><text:span text:style-name="T35">His pen-name is a composite of the names Harun (</text:span><text:span text:style-name="T36">Aaron</text:span><text:span text:style-name="T35">) and Yahya (</text:span><text:span text:style-name="T36">John</text:span><text:span text:style-name="T35">),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span></text:p>
      <text:p text:style-name="P14">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4">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ext:soft-page-break/>these books refute such ideologies from their very foundations. All contemporary movements of denial are now ideologically defeated, thanks to the books written by Harun Yahya. </text:p>
      <text:p text:style-name="P14">This is no doubt a result of the Qur'an's wisdom and lucidity. The author modestly intends to serve as a means in humanity's search for Allah's right path. No material gain is sought in the publication of these works.</text:p>
      <text:p text:style-name="P14">Those who encourage others to read these books, to open their minds and hearts and guide them to become more devoted servants of Allah, render an invaluable service. </text:p>
      <text:p text:style-name="P14">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4">In this effort, the books of Harun Yahya assume a leading role. By the will of Allah, these books will be a means through which people in the twenty-first century will attain the peace, justice, and happiness promised in the Qur'an.</text:p>
      <text:p text:style-name="P45"/>
      <text:p text:style-name="P30"/>
      <text:p text:style-name="P69"/>
      <text:p text:style-name="P69"/>
      <text:p text:style-name="P72">FOREWORD</text:p>
      <text:p text:style-name="P37"/>
      <text:p text:style-name="P30"/>
      <text:p text:style-name="P29"><text:span text:style-name="T42">T</text:span><text:span text:style-name="T27">here are considerable differences between believers, who truly believe in Allah and adhere to the Qur'an and the Prophet, peace be upon him (pbuh), as a guide to the righteous path, and unbelievers, who have no faith in Allah. These two groups are people of different worlds, for as the Qur'an informs us, just as they are separated here, they will be separated in the Hereafter: One group will be sent to Paradise while the other group will be sent to Hell. </text:span></text:p>
      <text:p text:style-name="P30">However, this great gap can be bridged, for some unbelievers may, at some time in their life, comprehend the facts and, by Allah's guidance, seek forgiveness and repent of their errors. Mostly, what makes this possible is the believers' communication of Allah's message, which is an act of worship incumbent upon them. They do their best to inform all others, especially those who are ignorant of religion as well as those who have been deceived by the life of this world, of Allah's existence, unity, and His right way (the commandments of the Qur'an and the Sunnah of the Prophet [pbuh]). People who have grown up in a society that is ignorant of religion, and yet posses wisdom and conscience, come to have faith in Allah thanks to believers' efforts and Allah's guidance. </text:p>
      <text:p text:style-name="P30">However, this does not mean that people who confirm Allah's existence and the Qur'an as a guide to the true path can overcome their ignorant habits, erroneous value judgements and point of view right away. Until they truly understand the Qur'an and begin to judge everything from the Qur'anic stance, they may well retain some mistaken ideas. Furthermore, their former ignorance may make it hard for them to understand some of the attributes displayed by the believers with whom they have recently become acquainted.</text:p>
      <text:p text:style-name="P30">Therefore, it is quite likely for new believers, who are doing their best to learn all they can about Islamic morality, to ask questions when confronted with certain matters. As the Word of Allah, the Qur'an defeats all distorted views and behaviors based upon ignorance, provides explicit answers, and brings the truth. </text:p>
      <text:p text:style-name="P30">This book seeks to provide answers from the Qur’anic verses and the Sunnah of the beloved Prophet (pbuh) to those questions and doubts that may be raised by new believers, and to remind believers of the correct behaviors and attitudes shown in the Qur'an.</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70">INTRODUCTION</text:p>
      <text:p text:style-name="P37"/>
      <text:p text:style-name="P30"/>
      <text:p text:style-name="P29"><text:span text:style-name="T42">S</text:span><text:span text:style-name="T27">ocieties all over the world have different social structures and values. As a result of their specific ideologies, traditions, and cultures, dissimilar and even contrasting opinions and behaviors, inevitably arise. Hence, what is accepted as true and right for one person might well be wrong for another. </text:span></text:p>
      <text:p text:style-name="P30">However, beyond these cultural and ideological differences, there exists one distinction that is far more important and fundamental than the others. As the Qur'an informs us, humanity is divided into two groups: believers and unbelievers. The distinction between these two groups is so broad that, when compared to other differences, the ideological and cultural differences are insignificant. </text:p>
      <text:p text:style-name="P30">Believers are fully aware of Allah's existence. They realize that Allah created them and everything surrounding them, that He controls everything in the universe, and that He possesses all wealth. They also are conscious of the facts that this world is transient and that Allah will hold them accountable for their actions. But unbelievers are totally unaware of these facts. According to their erroneous beliefs, all of the affairs in this world are random, and the world is its own master. In this setting, unbelievers seek to maintain their existence and pursue their interests. Thus, they may readily resort to fraud or dishonesty, for they are heedless of Allah's existence and their accountability to Him. </text:p>
      <text:p text:style-name="P30">The outlook, and thereby the characteristics, moral values, and behaviors of these two groups of people, are mutually exclusive. The Qur'an provides detailed examples of these differences. </text:p>
      <text:p text:style-name="P29"><text:span text:style-name="T27">According to the Qur'an, an unbelieving society is made up of people who are unaware of Allah, who </text:span><text:span text:style-name="T2">"made Him into something to cast disdainfully behind their backs"</text:span><text:span text:style-name="T27"> (Surah Hud, <text:s/>92) and </text:span><text:span text:style-name="T2">"do not measure Allah with His true measure."</text:span><text:span text:style-name="T27"> (Surat al-An’am, <text:s/>91) The Qur'an refers to such a society as the "society of ignorance." A society may consider itself contemporary and civilized, but as long as its members fail to give Allah all of the respect due to Him and remain unaware of the Hereafter and the purpose of their existence, its people are, in actuality, ignorant (of religion). </text:span></text:p>
      <text:p text:style-name="P30">In all societies ignorant of religion, believers are always in minority. As the accounts of the Prophets' lives related in the Qur'an indicate, throughout history, believers have always emerged within such societies but have been purified from the dirt of the ignorance, and gained sincerity and wisdom.</text:p>
      <text:p text:style-name="P29"><text:soft-page-break/><text:span text:style-name="T27">However, just because believers have their own unique structure does not mean that they never associate with those who do not know Allah. On the contrary, in compliance with Allah's orders, believers maintain their bonds with unbelievers so that they can summon them to live by the values of the Qur’an, for every unbelieving society contains people of intelligence and conscience who have remained ignorant because they have not yet received Allah's message of morals. For this reason, believers communicate the values of the Qur'an to these people with compassion and courtesy. This is also a recommendation of Allah's Messenger (pbuh) who said, "The best of you is he who has learnt the Qur'an and then taught it." (</text:span><text:span text:style-name="T39">Bukhari</text:span><text:span text:style-name="T27">) </text:span></text:p>
      <text:p text:style-name="P30">When such unbelievers encounter Muslims for the first time, they are likely to have many questions, because devoted believers, who possess the morality of the Qur'an, are unlike all other people they have ever known. Being used to living among selfish, conceited, remorseless, and arrogant people, they may well feel amazed when meeting conscientious, self-sacrificing, modest, reliable, self-possessed, and tolerant people. </text:p>
      <text:p text:style-name="P30">Nevertheless, believers are sincere and honest people, for they follow Allah's guidance, which is the unique true guidance. How could it not be, since it was determined by humanity's Creator? All of the doubts and questions belonging to those who have only recently been introduced to the Qur'an's morality stem from the ignorant beliefs and concepts upon which they were raised.</text:p>
      <text:p text:style-name="P30">This book seeks to clarify the probable questions likely to occur to people who are new to the Qur'an's morality.</text:p>
      <text:p text:style-name="P30"/>
      <text:p text:style-name="P30"/>
      <text:p text:style-name="P20">Answer to the "If religion is between Allah and </text:p>
      <text:p text:style-name="P20">His servant, why do we communicate religious </text:p>
      <text:p text:style-name="P20">moral values to other people?" deceit</text:p>
      <text:p text:style-name="P48"/>
      <text:p text:style-name="P29"><text:span text:style-name="T42">I</text:span><text:span text:style-name="T27">n the Qur'an, Allah commands Muslims to enjoin the good and remind people of the truth. Those believers who are aware of an unbeliever's vulnerability or of a new believer who does not practice religious morality correctly, feel responsible and therefore warn that person. All conscientious believers are told to give such warnings and admonitions with compassion and kind words. The Qur'an refers to this as </text:span><text:span text:style-name="T2">"enjoining the right and forbidding the wrong."</text:span><text:span text:style-name="T27"> Allah's Messenger (pbuh), called attention to the same issue by saying: </text:span><text:span text:style-name="T40">"</text:span><text:span text:style-name="T39">By Him in Whose hands my soul lies, you should enjoin what is right and forbid what is wrong, otherwise He (Allah) will descend punishment upon you, and then you will ask Him but your supplications will never be answered.” (Tirmidhi) </text:span></text:p>
      <text:p text:style-name="P30">Similar to other acts of worship (e.g., prayer, fasting, or giving alms) specified in the Qur'an, enjoining the right and forbidding the wrong is a religious obligation for every Muslim, and fulfilling it is one of the believers' basic attributes, for: </text:p>
      <text:p text:style-name="P64"/>
      <text:p text:style-name="P64"><text:soft-page-break/>The male and female believers are friends of one another. They command what is right and forbid what is wrong, perform prayer and pay alms, and obey Allah and His Messenger. They are the people on whom Allah will have mercy. Allah is Almighty, All-Wise. (Surat at-Tawba, 71) </text:p>
      <text:p text:style-name="P64"/>
      <text:p text:style-name="P64">They believe in Allah and the Last Day, enjoin the right and forbid the wrong, and compete in doing good. They are among the righteous. (Surah Al ‘Imran, 114)</text:p>
      <text:p text:style-name="P64"/>
      <text:p text:style-name="P64">Those who repent, those who worship, those who praise, those who fast, those who bow, those who prostrate, those who command the right, those who forbid the wrong, and those who preserve the limits of Allah: give good news to the believers. (Surat at-Tawba, 112) </text:p>
      <text:p text:style-name="P30"/>
      <text:p text:style-name="P30">In another verse, Allah informs us that attaining salvation is associated with enjoining good and forbidding evil:</text:p>
      <text:p text:style-name="P64"/>
      <text:p text:style-name="P64">Let there be a community among you who call to the good, enjoin the right, and forbid the wrong. They are the ones who have success. (Surah Al ‘Imran, 104) </text:p>
      <text:p text:style-name="P30">No Muslim is entirely irreproachable, for all Muslims can sin or make mistakes. Making mistakes out of ignorance, forgetfulness, or giving in to one's lower-self is a means to attain perfected faith and spiritual maturity. However, what distinguishes believers from unbelievers in this matter is that once believers recognize their mistakes, they abandon them and adopt what is right. This is revealed in the Qur'an, as follows: </text:p>
      <text:p text:style-name="P64"/>
      <text:p text:style-name="P64">Those who, when they act indecently or wrong themselves, remember Allah and ask forgiveness for their bad actions [and who can forgive bad actions except Allah?] and do not knowingly persist in what they were doing. (Surah Al ‘Imran, 135) </text:p>
      <text:p text:style-name="P30"/>
      <text:p text:style-name="P30">Therefore, it is incumbent upon Muslims to advise other Muslims to abandon their mistakes or wrong actions. When a believer's rationale or attitude reveals any degree of incompatibility with the Qur'an, other believers must remind him or her of the truth immediately. This is a very important service that one believer can offer another. </text:p>
      <text:p text:style-name="P30">As this explanation suggests, enjoining the right and forbidding the wrong is one of the major acts of worship in Islam. This way Muslims will purify themselves of all their mistakes, attain the perfection of faith described in the Qur'an, and thereby will hope to draw nearer to Allah. For this reason, Allah praises the compassionate believers who duly fulfill this act of worship in the following terms: </text:p>
      <text:p text:style-name="P64"><text:soft-page-break/></text:p>
      <text:p text:style-name="P64">You are the best nation ever to be produced before mankind. You enjoin the right, forbid the wrong, and believe in Allah. (Surah Al ‘Imran, 110) </text:p>
      <text:p text:style-name="P64"/>
      <text:p text:style-name="P64">Among those We have created is a community who guides by the Truth and acts justly according to it. (Surat al-A’raf, 181) </text:p>
      <text:p text:style-name="P30"/>
      <text:p text:style-name="P30">The scope of enjoining good and forbidding evil is quite broad, for communicating Islam's message to people who are far from the Qur’anic morality, summoning them to live by the values of true religion, and describing the Qur'an's values are essential acts of worship. Inviting people to the true path has been one of the major responsibilities of all Prophets and their followers. As the Qur'an tells us, the Prophets devoted their lives to carrying out this act of worship by inviting people to the truth and never yielding to any difficulty. The Qur'an quotes Prophet Nuh (Noah) (pbuh), as follows: </text:p>
      <text:p text:style-name="P64"/>
      <text:p text:style-name="P64">He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addressed them privately." (Surah Nuh, 5-9)</text:p>
      <text:p text:style-name="P30"/>
      <text:p text:style-name="P30">As stated in the Qur'an, there is no compulsion or oppression in religion, for faith is a matter of conscience that is left to people's preference after they have been provided with all of the relevant evidence and explanations. Those who convey this information have done their duty, and in no way will be held accountable if the people reject faith. Many verses relate this fact, among them the following: </text:p>
      <text:p text:style-name="P64">We are only responsible for clear transmission. (Surah Ya Sin, 17) </text:p>
      <text:p text:style-name="P64"/>
      <text:p text:style-name="P64">So remind them! You are only a reminder. You are not in control of them. (Surat al-Ghashiyya, 21-22) </text:p>
      <text:p text:style-name="P30"/>
      <text:p text:style-name="P30">Our Prophet (pbuh) has said that there is no compulsion in Islam and that religion is well wishing. </text:p>
      <text:p text:style-name="P30">“It is narrated on the authority of Tamim ad-Dari that the Messenger of Allah (may Sall Allahu alaihi wa Aalihi wa Sallim) observed: Al-Din is a name of sincerity and well wishing.” (Sahih Muslim, The Book of Faith (Kitab Al-Iman) Chapter 24, Book 1, No.0098)</text:p>
      <text:p text:style-name="P30">Calling people to Islam and conveying the Qur'an's message do not interfere with humanity's bond with Allah. On the contrary, conveying the message is a religious <text:soft-page-break/>obligation that makes it possible for all people to become informed of Islam's values and observe Allah's orders and prohibitions. </text:p>
      <text:p text:style-name="P30"/>
      <text:p text:style-name="P30"/>
      <text:p text:style-name="P21">Answer to the "Religion is only a part</text:p>
      <text:p text:style-name="P21">of life. So, why do people need to live by the Qur'an's </text:p>
      <text:p text:style-name="P21">values in all aspects of life?" deceit</text:p>
      <text:p text:style-name="P22"/>
      <text:p text:style-name="P29"><text:span text:style-name="T42">R</text:span><text:span text:style-name="T27">eligious morality is not just one part of life; rather, it encompasses and regulates all aspects of it and offers well-being and goodness to its every moment. Naturally, with the word "religion", what is referred to is Islam, the true religion. </text:span></text:p>
      <text:p text:style-name="P30">Muslims spend 24 hours a day in a manner that will be pleasing to Allah. When rising in the morning, eating, working, going to school, engaging in business or shopping, they abide by the moral values of the Qur'an commanded by Allah and strictly avoid any behavior which will not be pleasing to Him. The moral values of Islam cover not just part of life, but all of it, and even beyond. </text:p>
      <text:p text:style-name="P30">Advocating an un-Islamic suggestion means accepting some parts of the Qur'an and disregarding the rest. Rejecting some part of the Qur'an, however, means rejecting the entire book, for: </text:p>
      <text:p text:style-name="P64"/>
      <text:p text:style-name="P64">… Do you, then, believe in one part of the Book and reject the other? What repayment will there be for any of you who do that, except disgrace in the world? And on the Day of Resurrection, they will be driven off to the harshest of punishments. Allah is not unaware of what you do. Those are the people who trade the Hereafter for this world. The punishment will not be lightened for them. They will not be helped. (Surat al-Baqara, 85-86) </text:p>
      <text:p text:style-name="P30"/>
      <text:p text:style-name="P30">The religious morality described in the Qur'an has no room for any doubts or unfounded concerns, given that it relies on having faith in Allah, which is displayed through each believer's unconditional submission to Him and scrupulous observance of His commands and prohibitions. This unique attribute is related in many verses, some of which are given below: </text:p>
      <text:p text:style-name="P64">The believers are only those who have believed in Allah and His Messenger, and then have had no doubt, and have struggled with their wealth and their selves in the Way of Allah. They are the ones who are true to their word. (Surat al-Hujurat, 15)</text:p>
      <text:p text:style-name="P64"/>
      <text:p text:style-name="P64"><text:soft-page-break/>Say: "My prayer and my rites, my living and my dying, are for Allah alone, the Lord of all the worlds." (Surat al-A’nam, 162) </text:p>
      <text:p text:style-name="P64"/>
      <text:p text:style-name="P64">… There are men who proclaim His glory morning and evening, not distracted by trade or commerce from the remembrance of Allah, the performance of prayers, and the payment of alms; fearing a day when all hearts and eyes will be in turmoil. (Surat an-Nur, 36-37) </text:p>
      <text:p text:style-name="P30"/>
      <text:p text:style-name="P30">As these verses make clear, Muslims truly devote themselves to Allah by making it their sole goal to earn Allah's good pleasure at every instant of life, by seeking the goodness in everything that happens, and pondering about the Hereafter. The Qur'an refers to these Muslims, as follows: </text:p>
      <text:p text:style-name="P64"/>
      <text:p text:style-name="P64">Those who remember Allah, standing, sitting, and lying on their sides, and reflect on the creation of the heavens and Earth: "Our Lord, You have not created this for nothing. Glory be to You! So safeguard us from the punishment of the Fire." (Surah Al ‘Imran, 191) </text:p>
      <text:p text:style-name="P64"/>
      <text:p text:style-name="P64">We purified their sincerity through sincere remembrance of the Abode. (Surah Sâd, 46) </text:p>
      <text:p text:style-name="P30"/>
      <text:p text:style-name="P30">People who have no faith may not be able to understand such a noble morality, submission to Allah and deep faith. According to their materialistic and false point of view, since death is a disappearance once and for all, one needs to make the most of this life. For those people who nurture such a distorted outlook, every moment that does not bring them pleasure is a loss. <text:s/></text:p>
      <text:p text:style-name="P30">On the other hand, some people who claim to have faith but has not comprehended what deep faith is, <text:s/>may also claim falsely that religion covers only a minor part of life. According to the false point of view of these people, it is not possible for a person to seek the approval of Allah in every minute of his life. These people spread their distorted ideas and try to guide people to a weak and superficial faith. </text:p>
      <text:p text:style-name="P30">Allah warns believers against the lies of such people: </text:p>
      <text:p text:style-name="P64"/>
      <text:p text:style-name="P64">Among the people is someone whose words about the life of the world excite your admiration, and he calls Allah to witness what is in his heart, while he is in fact the most hostile of adversaries. (Surat al-Baqara, 204) </text:p>
      <text:p text:style-name="P30"/>
      <text:p text:style-name="P30">These people’s corrupted outlook on life manifests itself in such ignorant phrases as "Religion is important, but it should be limited to certain aspects of life" or "Do not ponder deeply about religion, or you may lose your mind." They <text:s/>turn their faces and act <text:soft-page-break/>arrogantly when reminded of the Qur'an's morality. Allah explains the situation of such people, as follows:</text:p>
      <text:p text:style-name="P64">But there are some people who trade in distracting tales to guide people away from Allah's Way, knowing nothing about it and to make a mockery of it. Such people will have a humiliating punishment. When Our Signs are recited to such a person, he turns away arrogantly as if he had not heard, as if there was a great weight in his ears. So give him news of a painful punishment. (Surah Luqman, 6-7) </text:p>
      <text:p text:style-name="P30"/>
      <text:p text:style-name="P30">The Qur'an refers to such people as hypocrites, for they are assumed to have an Islamic identity, although they have nothing to do with Islam. Moreover, as they are aware of this fact, they act in ways that do not violate social norms and customs in order to avoid hostile reactions and to persuade people to follow their examples. </text:p>
      <text:p text:style-name="P30">By claiming that they have faith, hypocrites seek to maintain their worldly interests. Furthermore, through distorted explanations, they try to alienate other people from the essence of Islam and the Qur'an. Their ultimate aim is to eliminate the people of sincere faith, who are likely to stir up pangs of conscience in them, for: </text:p>
      <text:p text:style-name="P64"/>
      <text:p text:style-name="P64">Among the people are some who say: "We believe in Allah and the Last Day," when they are not believers. They think they deceive Allah and those who believe. They deceive no one but themselves, but they are not aware of it. There is a sickness in their hearts, and Allah has increased their sickness. They will have a painful punishment on account of their denial. When they are told: "Do not cause corruption in the land," they say: We are only putting things right." No indeed! They are the corrupters, but they are not aware of it. (Surat al-Baqara, 8-12) </text:p>
      <text:p text:style-name="P30"/>
      <text:p text:style-name="P30">Rather than Allah, these people take their whims and desires as their deities and serve them. The Qur'an relates this situation, as follows: </text:p>
      <text:p text:style-name="P64"/>
      <text:p text:style-name="P64">Have you seen him who has taken his whims and desires to be his deity? Will you then be his guardian? Do you suppose that most of them hear or understand? They are just like cattle. Indeed they are even more astray! (surat al-Furqan, 43-44) </text:p>
      <text:p text:style-name="P30"/>
      <text:p text:style-name="P30">Hypocrites will surely gain nothing by assuming that they can deceive Allah and believers by professing belief and then concealing their efforts to harm believers and to divert them from the right path. The Qur'an informs us that their punishment will be even more severe than that of the unbelievers, atheists, and irreligious people, for they say lies in the name of Allah and show hypocrisy, insincerity, and dishonesty: </text:p>
      <text:p text:style-name="P64"><text:soft-page-break/></text:p>
      <text:p text:style-name="P64">The hypocrites are in the lowest level of the Fire. You will not find any one to help them. (Surat an-Nisa’, 145) </text:p>
      <text:p text:style-name="P30"/>
      <text:p text:style-name="P23"/>
      <text:p text:style-name="P21">Answer to the "Does the Qur'an, which was revealed </text:p>
      <text:p text:style-name="P21">in seventh-century Arabia, address today's needs?" deceit</text:p>
      <text:p text:style-name="P22"/>
      <text:p text:style-name="P30">Some biased people who do not appeal to their wisdom and conscience frequently repeat their heretical ideas regarding that the Qur’an addresses the Arab community of 1400 years ago and that it would not be <text:s/>acceptable for today’s societies. However, Qur’an is the last holy book which Allah sent down to every people who lived on earth since our Prophet’s (pbuh) time and will live in future. </text:p>
      <text:p text:style-name="P30">Qur’an is the word of Allah, it is protected and has not been distorted. One of the many proofs of this fact is the miracles in the Qur’an. The scientific, mathematical and historical miracles in the Qur’an prove that it is the word of Allah. <text:s/></text:p>
      <text:p text:style-name="P30">Those who have doubts about the Qur'an, despite these facts, are referred to as follows: </text:p>
      <text:p text:style-name="P64"/>
      <text:p text:style-name="P64">If you have doubts about what We have sent down to Our servant, produce another sura equal to it, and call your witnesses, besides Allah, if you are telling the truth. If you do not do that—and you will not do it—then fear the Fire whose fuel is people and stones, made ready for the unbelievers. (Surat al-Baqara, 23-24) </text:p>
      <text:p text:style-name="P30"/>
      <text:p text:style-name="P30">People who read the Qur'an with an open mind recognize that the kind of people and societies described therein have existed throughout history as well as in our day. The Qur'an gives an account of all of the wrongs, misdeeds, and distortions committed by those societies that are far from religious morality. Their reactions to Allah's message and the detailed character descriptions instruct us today, which are further indications that the Qur'an addresses all times and all people. Those who are committed to reading the Qur'an and to living by it will witness, with an ever-deepening faith, that it permeates their lives, for the Qur'an gives a detailed account of what events they will face and the ideal behaviors expected of them. </text:p>
      <text:p text:style-name="P29"><text:span text:style-name="T27">In the Qur’an, <text:s/>the unreasonable judgments and fallacies against the Qur’an are referred as lack of comprehension unique to unbelievers. As the Qur'an informs us, unbelievers who lived thousands of years ago also referred with their simple minds to </text:span><text:soft-page-break/><text:span text:style-name="T27">religion <text:s/>as </text:span><text:span text:style-name="T2">"myths and legends of previous peoples"</text:span><text:span text:style-name="T27"> (Surat an-Nahl, 24) In the same manner, unbelievers who lived at the time of the Prophet Muhammad (pbuh), asked him ignorantly to amend certain parts of the Qur'an. As we read:</text:span></text:p>
      <text:p text:style-name="P64"/>
      <text:p text:style-name="P64">When Our Clear Signs are recited to them, those who do not expect to meet Us say: "Bring a Qur'an other than this one or change it." Say: "It is not for me to change it of my own accord. I follow nothing except what is revealed to me. I fear, were I to disobey my Lord, the punishment of a Dreadful Day." (Surah Yunus, 15) </text:p>
      <text:p text:style-name="P30"/>
      <text:p text:style-name="P30">The unbelievers to whom the above verse refers were living at the Prophet's (pbuh) time and actually witnessed the Qur'an's revelation. They objected only because adhering to the Qur'an's morality would, in their opinion, harm their interests. </text:p>
      <text:p text:style-name="P29"><text:span text:style-name="T27">Today, some people with similar reasons oppose the morality and the lifestyle introduced by Islam, even though in their conscience they know that the Qur’an is the truth. However, their struggle against Qur’an, their slanders and false claims <text:s/>are all futile efforts, for in compliance with </text:span><text:span text:style-name="T2">"We have sent down the Reminder, and We will preserve it,"</text:span><text:span text:style-name="T27"> (Surat al-Hijr, 9) each letter of the Qur'an is preserved exactly as it was revealed to the Prophet Muhammad (pbuh). The Qur'an is Allah's final message to humanity, and so divine revelation has ceased. Thus, the Qur'an and the hadiths of our Prophet (pbuh) are —and will remain—the only way to salvation for the rest of time. </text:span></text:p>
      <text:p text:style-name="P21">Answer to the "I already have a sound heart" </text:p>
      <text:p text:style-name="P21">deceit </text:p>
      <text:p text:style-name="P49"/>
      <text:p text:style-name="P29"><text:span text:style-name="T42">W</text:span><text:span text:style-name="T27">e are informed in the Qur'an that Allah considers people's hearts, as He reveals in </text:span><text:span text:style-name="T2">"But only he [will prosper] who brings to Allah a sound heart." </text:span><text:span text:style-name="T27">(Surat ash-Shu’ara’, 89)</text:span></text:p>
      <text:p text:style-name="P30">But the Qur'an's concept of a "sound heart" is not the pureness of heart that some people understand it to be. People who believe themselves to possess moral excellence because "they do not mean any harm to people" or "now and then they help the needy" only deceive themselves, for the Qur'an defines a sound heart as turning to and submitting fully to Allah, having fear and love of Allah as much as one can and a sincere faith. Some people are believed to have a sound heart because they feed stray dogs, smile at neighbors, or sometimes help the needy. And of course these are good morals. But being saved from Hell and earning Allah's good pleasure and mercy require far more than being known as a "good person": One must be the type of believer described in the Qur'an. Allah reveals in the Qur’an: </text:p>
      <text:p text:style-name="P64"/>
      <text:p text:style-name="P64">Do you make the giving of water to the pilgrims and looking after the Masjid al-Haram the same as believing in Allah and the Last Day and struggling <text:soft-page-break/>in the Way of Allah? They are not equal in the sight of Allah. Allah does not guide wrongdoing people. (Surat at-Tawba, 19) </text:p>
      <text:p text:style-name="P64"/>
      <text:p text:style-name="P63"><text:span text:style-name="T27">It is not devoutness to turn your faces to the East or to the West. Rather, those with true devoutness are those who believe in Allah and the Last Day, the Angels, the Book and the Prophets, and who, despite their love for it, give away their wealth to their relatives, to orphans and the very poor, to travellers and beggars, to set slaves free, and who establish prayer and pay alms; those who honor their contracts when they make them, and are steadfast in poverty and illness and in battle. Those are the people who are true. They are the people who have </text:span><text:span text:style-name="T39">taqwa</text:span><text:span text:style-name="T27"> [consciousness of Allah]. (Surat al-Baqara, 177) </text:span></text:p>
      <text:p text:style-name="P30"/>
      <text:p text:style-name="P30">People with sound hearts, in the Qur'anic sense, have faith in Allah, observe the limits and prohibitions that He has established, and submit to Him fully. In the Islamic sense, there is no other form of a sound heart, for the Qur'an defines a person with a sound heart as someone who constantly brings Allah to mind and feels at peace with His remembrance. The following verse makes this quite clear: </text:p>
      <text:p text:style-name="P64"/>
      <text:p text:style-name="P64">Those who believe and whose hearts find peace in the remembrance of Allah. Only in the remembrance of Allah can the heart find peace. (Surat ar-Ra’d, 28) </text:p>
      <text:p text:style-name="P30"/>
      <text:p text:style-name="P29"><text:span text:style-name="T27">In another verse, Allah describes believers as those </text:span><text:span text:style-name="T2">"whose hearts quake at the mention of Allah"</text:span><text:span text:style-name="T27"> (Qur'an, 22:35). In yet another verse, He states: </text:span><text:span text:style-name="T2">"Has the time not arrived for the hearts of those who believe to yield to the remembrance of Allah and to the truth He has sent down?"</text:span><text:span text:style-name="T27"> (Surat al-Hadid, 16) </text:span></text:p>
      <text:p text:style-name="P30">This sensitivity of the heart is one of the main characteristics of a believer what enables him to derive pleasure from the Qur'an's morality and to feel a great pleasure and peace in obeying Allah. Allah describes this sensitivity as "Allah's guidance":</text:p>
      <text:p text:style-name="P64">Allah has sent down the Supreme Discourse, a Book consistent in its frequent repetitions. The skins of those who fear their Lord tremble at it, and then their skins and hearts yield softly to the remembrance of Allah. That is Allah's guidance, by which He guides whoever He wills... (Surat az-Zumar, 23) </text:p>
      <text:p text:style-name="P30"/>
      <text:p text:style-name="P30">Consequently, a sound heart in the Islamic context means a heart that is purified from all forms of impurity that draw one away from Allah. Such people stay away from worldly greed, selfishness, fears, and insecurity. As a result, they do not become attached to any person or thing other than Allah or feel a type of love for them that is independent of Allah. </text:p>
      <text:p text:style-name="P30"><text:soft-page-break/>Those who claim to have a pure heart and thus falsely consider it unimportant to comply with Islamic principles may assume that they deceive Allah and believers. But in fact, they only deceive themselves, and their self-proclaimed pure heart only indicates the insincerity of a person who avoids fulfilling his or her religious acts of worship and presents a flawed way of life as Islam. Such insincerity is not accepted either in Allah's sight or in the eyes of Muslims. </text:p>
      <text:p text:style-name="P30"/>
      <text:p text:style-name="P30"/>
      <text:p text:style-name="P50">Answer to the <text:s/>"I am still young. I will </text:p>
      <text:p text:style-name="P50">become religious when I am old." deceit</text:p>
      <text:p text:style-name="P51"/>
      <text:p text:style-name="P29"><text:span text:style-name="T42">I</text:span><text:span text:style-name="T27">ndifference and apathy, two features that mark today's lifestyle of the societies which are ignorant of religion, influence some people’s understanding of religion.. According to a prevalent false understanding based upon people's observations of daily life, Islam is the religion of elderly people who come together every now and then to pray. Therefore, they falsely consider religion to be a means of relief and tranquility when faced with grief and trouble, or when close to death. According to this distorted outlook, adhering to religion while still young and when one can make the most of life is not accepted. Under the influence of such thinking, those who still hold religious beliefs and respect religion should postpone living by it until they are old. </text:span></text:p>
      <text:p text:style-name="P30">Without a doubt, this understanding is very wrong. First of all, the true Islam described in the Qur'an is not a religion only for elderly people; on the contrary, it is a well-being and salvation for everyone who is able to distinguish right from wrong. </text:p>
      <text:p text:style-name="P30">Furthermore, mostly elderly people experience physical weakness and sicknesses. Whereasyouth is one of Allah's greatest blessings. It would be a great display of disrespect to turn away from Him at a time when people are at their mental and physical peaks. If people do not undertake their responsibilities of enjoining good and forbidding evil, communicating Allah's message, and glorifying Him when they are young, strong, and healthy, how can they accomplish such duties when they are old and weak? </text:p>
      <text:p text:style-name="P30">In fact, Allah praises the young people of faith who submit to Him wholeheartedly, as the verses below indicate: </text:p>
      <text:p text:style-name="P64"/>
      <text:p text:style-name="P64">When the youths took refuge in the cave and said: "Our Lord, give us mercy directly from You and open the way for us to right guidance in our situation." So We sealed their ears with sleep in the cave for a number of years. Then We woke them up again so that we might see which of the two groups would better calculate the time they had stayed there. We will relate their story to you with truth. They were young men who believed in their Lord, and We increased them in guidance. We fortified their hearts when they stood up and said: "Our Lord is the Lord of the heavens and Earth, and We will not <text:soft-page-break/>call upon any deity apart from Him. We would, in that case, have uttered an abomination." (Surat al-Kahf, 10-14)</text:p>
      <text:p text:style-name="P30"/>
      <text:p text:style-name="P30">During the time of Prophet Musa (Moses) (pbuh), only a small group of young people followed him: </text:p>
      <text:p text:style-name="P64"/>
      <text:p text:style-name="P64">No one believed in Musa, except [some] offspring [i.e., youths] among his people, out of fear that Pharaoh and the elders would persecute them. Pharaoh was high and mighty in the land. He was one of the profligate. (Surah Yunus, 83) </text:p>
      <text:p text:style-name="P30"/>
      <text:p text:style-name="P29"><text:span text:style-name="T27">Many of the Prophets undertook this important duty when they were young. Prophet Ibrahim (Abraham) (pbuh), one of these noble men who intellectually struggled against his idolatrous people, earned a reputation among them. Indeed, the prominent people of his tribe said:</text:span><text:span text:style-name="T2"> "We heard a young man mentioning them (our deities). They call him Ibrahim."</text:span><text:span text:style-name="T27"> (Surah al-Anbiya’, 60)</text:span></text:p>
      <text:p text:style-name="P30">According to the Qur'an people are liable for living according to religious morals after they gain consciousness and attain mental maturity. As nothing can guarantee another five minutes of life to a person, how can someone decide to lead a life far from religious morality while young and then fulfill his or her religious obligations when old? Noone has guaranteed that he or she will live so long. As stated in the Qur'an: </text:p>
      <text:p text:style-name="P64"/>
      <text:p text:style-name="P64">Truly Allah has knowledge of the Hour, sends down abundant rain, and knows what is in the womb. And no self knows what it will earn tomorrow, and no self knows in what land it will die. Allah is All-Knowing, All-Aware. (Surah Luqman, 34) </text:p>
      <text:p text:style-name="P64"/>
      <text:p text:style-name="P64">Do the people of the cities feel secure against Our violent force coming down on them in the night, while they are asleep? Or do the people of the cities feel secure against Our violent force coming down on them in the day, while they are playing games? Do they feel secure against Allah's devising? No one feels secure against Allah's devising except those who are lost. (Surat al-Araf, 97-99) </text:p>
      <text:p text:style-name="P30"/>
      <text:p text:style-name="P30">The Qur'an describes the grievous end of those who turn a blind ear to Allah's call when they are young, strong, and healthy in the following verses: </text:p>
      <text:p text:style-name="P64"/>
      <text:p text:style-name="P64">On the Day when legs are bared and they are called upon to prostrate, they will not be able to do so. Their eyes will be downcast, darkened by <text:soft-page-break/>debasement, for they were called upon to prostrate when they were in full possession of their faculties. (Surat al-A’raf, 42-43) </text:p>
      <text:p text:style-name="P30"/>
      <text:p text:style-name="P30">Some people hold a superstitious belief that they can make the most of life when young and then repent before death. Clearly, this mistaken idea stems from a lack of knowledge and a lifestyle that is far from religious morality, for it is sheer insincerity toward Allah. Actually, this is the same as saying: "I can commit all forms of sins, engage in any evil, or transgress Allah's limits and then, toward the end of my life, repent and attain the afterlife." But Allah, Who knows what is concealed in hearts, informs us that such an insincere mentality can never succeed and that He will never accept the repentance of such people, for: </text:p>
      <text:p text:style-name="P64"/>
      <text:p text:style-name="P64">There is no repentance for people who persist in doing evil until death comes to them and who then say: "Now I repent," nor for people who die as unbelievers. We have prepared for them a painful punishment. (Surat an-Nisa’, 18) <text:s/></text:p>
      <text:p text:style-name="P30"/>
      <text:p text:style-name="P30">Those who are devoid of such wisdom and thus fail to appreciate the extent of Allah's knowledge take it for granted that once they repent, Allah will forgive them and let them enter Paradise. They assume that they can deceive Allah, just as they deceive people in this life. Yet such people only deceive themselves and eventually fall into a desperate situation. At an unexpected time, death will seize them and start them on a journey that has no end. Meanwhile, they still maintain that stealthy mentality. This impudent yet desperate struggle is related in the Qur'an, as follows: </text:p>
      <text:p text:style-name="P64"/>
      <text:p text:style-name="P64">If only you could see the evildoers hanging their heads in shame before their Lord: "Our Lord, we have seen and we have heard, so send us back again and we will act rightly. Truly we now have certainty." [Allah replies:] "Had We so willed, We could have given guidance to everyone, but now My Words are shown to be true: that I shall fill up Hell entirely with jinn and human beings. So taste it. Because you forgot the meeting of this Day, We have forgotten you. Taste the punishment of eternal timelessness for what you did." (Surat as-Sajda, 12-14) </text:p>
      <text:p text:style-name="P64"/>
      <text:p text:style-name="P64">When death comes to one of them, he says: "My Lord, send me back again so that perhaps I may act rightly regarding the things I failed to do!" No indeed! It is just words he utters. Before them there is a barrier until the Day they are raised up. (Surat al-Muminun, 99-100) </text:p>
      <text:p text:style-name="P30"/>
      <text:p text:style-name="P30"><text:soft-page-break/>In the Qur'an, Allah provides guidance to believers so that they can avoid such an irreversible and irrecoverable end:</text:p>
      <text:p text:style-name="P64"/>
      <text:p text:style-name="P64">Give from what We have provided for you before death comes to one of you and he says: "My Lord, if only you would give me a little more time so that I can give alms and be one of the righteous!" Allah will not give anyone more time, once their time has come. Allah is aware of what you do. (Surat al-Munafiqun, 10-11)</text:p>
      <text:p text:style-name="P64"/>
      <text:p text:style-name="P64">O you who believe, heed Allah the way He should be heeded and do not die except as Muslims. (Surah Al ‘Imran, 102) </text:p>
      <text:p text:style-name="P64"/>
      <text:p text:style-name="P64">O you who believe, heed Allah and let each self look to what it has sent forward for tomorrow. Heed Allah. Allah is aware of what you do. (Surat al-Hashr, 18) </text:p>
      <text:p text:style-name="P30"/>
      <text:p text:style-name="P30">A close look at these verses reveal that the attitude that we have been discussing is not based upon the utter denial of Allah, but upon the failure to appreciate Him with the appreciation due to Him. In other words, those who employ this attitude fail to heed Allah and observe the limits that He has set as one should. People may accept Allah's being; however, being aware of His infinite power, wisdom, knowledge, as well as acknowledging that He controls all affairs at every moment, that no one is guaranteed security against His punishment, is wholly a different thing. Satan has firm faith in Allah's being, yet rebels against Him in heedlessness. The Qur'an refers to those who accept Allah's being and yet fail to appreciate Him with the appreciation due to Him and become rebellious, as follows: </text:p>
      <text:p text:style-name="P64"/>
      <text:p text:style-name="P64">Say: "Who provides for you out of heaven and Earth? Who controls hearing and sight? Who brings forth the living from the dead and the dead from the living? Who directs the whole affair?" They will say: "Allah." Say: "So will you not then do your duty?" That is Allah, your Lord, the Truth, and what is there after truth except misguidance? So how have you been distracted? In that way the Word of your Lord is realized against those who are deviators, in that they do not believe. (Surah Yunus, 31-33) </text:p>
      <text:p text:style-name="P64"/>
      <text:p text:style-name="P64">If you asked them who created them, they would say: "Allah!" So how have they been perverted? (Surat az-Zukhruf, 87) </text:p>
      <text:p text:style-name="P30"/>
      <text:p text:style-name="P30"/>
      <text:p text:style-name="P50">Answer to the <text:s/>"What do you expect from </text:p>
      <text:p text:style-name="P21"><text:soft-page-break/>me after I embrace the Qur'an's morality?" deceit</text:p>
      <text:p text:style-name="P22"/>
      <text:p text:style-name="P29"><text:span text:style-name="T42">A</text:span><text:span text:style-name="T27">lthough this may appear to be an impromptu question, in reality the members of societies ignorant of religion always direct it toward those believers who communicate the message. </text:span></text:p>
      <text:p text:style-name="P30">No doubt, the Prophets are the leaders of those who communicate Allah's religion and have such a high degree of moral excellence that they are most sincere toward Allah. Despite their exemplary character, however, the Qur'an relates that their people greeted them with suspicion and sought to relate their sincere efforts to their personal interests. Without a doubt, the reason behind their suspicion is that these people were devoid of understanding and could not appreciate the superior wisdom and morals of these blessed believers. The Prophets have always faced this groundless slander while performing their duty that Allah has given them ‘to call people to religion’. Attention is drawn to this slander in many verses of the Qur’an.</text:p>
      <text:p text:style-name="P30">In response to these accusations, all Prophets have given the following answer: </text:p>
      <text:p text:style-name="P64"/>
      <text:p text:style-name="P64">If you turn your backs, I have not asked you for any wage. My wage is the responsibility of Allah alone. I am commanded to be one of the Muslims. (Surah Yunus, 72) </text:p>
      <text:p text:style-name="P64"/>
      <text:p text:style-name="P64">I do not ask you for any wage for it. My wage is the responsibility of no one but the Lord of all the worlds. (Surat ash-Shu’ara’, 127)</text:p>
      <text:p text:style-name="P30">Prophet Muhammad (pbuh) also faced such situations, for this is the law and test of Allah. When he was accused of inconceivable and groundless claims such as abusing the religion to gain personal benefit, material wealth, status, and political power, Allah told him to give the following answer: </text:p>
      <text:p text:style-name="P64"/>
      <text:p text:style-name="P64">Say: "I do not ask you for any wage for it—only that anyone who wants to should make his way towards his Lord." (Surat al-Furqan, 57)</text:p>
      <text:p text:style-name="P64"/>
      <text:p text:style-name="P64">"I do not ask you for any wage for this—except for you to love your near of kin." (Surat ash-Shu’ara’, 23)</text:p>
      <text:p text:style-name="P30"/>
      <text:p text:style-name="P30">Yet we need to remember that communicating the message is not the Prophets' duty alone. Summoning people to the right path, enjoining good and forbidding evil, calling people to Islam and the Qur'an are incumbent upon all Muslims, although it is sometimes perceived by the public as the responsibility of only Prophets and Messengers. Communicating Allah's message is an act of worship, such as performing one's prayers or fasting. As such, it is considered one of the believers' basic attributes: </text:p>
      <text:p text:style-name="P64"/>
      <text:p text:style-name="P64"><text:soft-page-break/>The male and female believers are friends of one another. They command what is right and forbid what is wrong, establish prayer and pay alms, and obey Allah and His Messenger. They are the people on whom Allah will have mercy. Allah is Almighty, All-Wise. (Surat at-Tawba, 71) </text:p>
      <text:p text:style-name="P30"/>
      <text:p text:style-name="P30">The main intention behind calling people to Islam is to fulfill Allah's command and to save them from a woeful punishment (if Allah permits). Sincere Muslims surely do not need anyone's money, wealth, beauty, or status. Islam is Allah's true religion, and it is Allah Who best protects it. The Qur'an states that Allah will exalt His religion over others in the following verse: </text:p>
      <text:p text:style-name="P64"/>
      <text:p text:style-name="P64">It is He Who sent His Messenger with guidance and the Religion of Truth to exalt it over every other religion, even though the pagans detest it. (Qur'aSurat at-Tawba, 33) </text:p>
      <text:p text:style-name="P30"/>
      <text:p text:style-name="P30">It is inconceivable that any believer would ask for a reward or a benefit in return for doing what Allah has told him or her to do. After all, Allah severely condemns those who seek to abuse religion for their own interests: </text:p>
      <text:p text:style-name="P64"/>
      <text:p text:style-name="P64">They have sold Allah's Signs for a paltry price, and they have barred access to His Way. What they have done is truly evil. (Surat at-Tawba, 9) </text:p>
      <text:p text:style-name="P30"/>
      <text:p text:style-name="P30">As is the case with all other acts of worship, believers convey His message only to earn Allah's good pleasure. Muslims never condescend to simple material benefits. The Qur'an proclaims this attribute in the following words: </text:p>
      <text:p text:style-name="P64"/>
      <text:p text:style-name="P64">They do not sell Allah's Signs for a paltry price. Such people will have their reward with their Lord. (Surah Al ‘Imran, 199) </text:p>
      <text:p text:style-name="P30"/>
      <text:p text:style-name="P30">Allah informs us that adherence to these sincere people is essential: </text:p>
      <text:p text:style-name="P64"/>
      <text:p text:style-name="P64">Follow those who do not ask you for any wage and who have received guidance. (Surah Ya Sin, 21) </text:p>
      <text:p text:style-name="P30"/>
      <text:p text:style-name="P30"/>
      <text:p text:style-name="P21">Answer to those who ask "Why do Muslims show </text:p>
      <text:p text:style-name="P21">great love for and interest in those people with whom </text:p>
      <text:p text:style-name="P21">they have only recently become <text:s/>acquainted?" </text:p>
      <text:p text:style-name="P49"><text:soft-page-break/></text:p>
      <text:p text:style-name="P29"><text:span text:style-name="T42">L</text:span><text:span text:style-name="T27">ove is not an emotion that one can attain by one's own willpower or something acquired by force; rather, Allah inspires it in one's heart. A believer does not need to possess sublime attributes or distinctive abilities to feel affection for someone else. A person of faith recognizes the beautiful things created by Allah, down to their most delicate features, and so can see a person's good and beautiful aspects, as well as his or her unrevealed features, more clearly and rapidly and therefore behaves accordingly. </text:span></text:p>
      <text:p text:style-name="P30">Believers may show affection to someone who has not adopted the Islamic way of living, for some features that comply with the Qur'an's morality in that person (e.g., naturalness, sincerity, cleanliness, intelligence, beauty, intimacy, and sympathy) may arouse a natural affection in their hearts. That person may also have attributes of good character, although he or she is not fully aware of them. All of these characteristics are sufficient to develop a sincere affection for that person, for they are, in actuality, beauties created by Allah. For this reason, such affection is not directed toward that person; rather, it is directed toward Allah. </text:p>
      <text:p text:style-name="P29"><text:span text:style-name="T27">Allah inspires a profound love of beauty in all believers' hearts. <text:s/>While mentioning Prophet Yahya (John) (pbuh), Allah states: </text:span><text:span text:style-name="T2">"We gave him [Yahya] ... tenderness [for all creatures] and purity from Us."</text:span><text:span text:style-name="T27"> (Surah Maryam, 13) All believers who follow in the footsteps of the Prophets feel this tenderness for all creatures. In fact, Allah states:</text:span><text:span text:style-name="T2"> "As for those who believe and do right actions, the All-Merciful will bestow His love upon them."</text:span><text:span text:style-name="T27"> (Surah Maryam, 96) As an expression of this love, believers always honor other people and avoid offending or dishonoring them in any way. In brief, believers do not behave in an insincere or artificial manner with others. Provided that a person is sincere, his or her pursuit of the right path and curiosity indicate consciousness, which is a positive attribute. Even a person's frank inquiry about Islam, one that is divorced from any prejudice or ill intentions, is sufficient to earn the believers' sympathy. </text:span></text:p>
      <text:p text:style-name="P30">Meanwhile, believers do not pretend to love somebody if they really feel no love for that person in their hearts. They do not show love superficially and unwillingly to people who is not worthy of love. Under the guise of love, <text:s/>some people who are ignorant of religion establish bonds with people based upon mutual interests that are not always of a material nature. Provided that the person in question somehow satisfies that person's ego, this bond may turn into a habitual relation. The complicated emotions arising from benefits, habits and egoistic dependence differ greatly from the mutual love and interest among believers. Such relations are based upon mundane interests and therefore are doomed to failure, as the verse below states:</text:p>
      <text:p text:style-name="P64">And he [Ibrahim] said: "For you, you have taken (for worship) idols besides Allah, out of mutual love and regard between yourselves in this life. But on the Day of Judgment you shall disown each other and curse each other. Your abode will be the Fire, and you shall have none to help." (Surat al-‘Ankabut, 25) </text:p>
      <text:p text:style-name="P30"><text:soft-page-break/></text:p>
      <text:p text:style-name="P30">The major feelings that impede love are pride and jealousy. These feelings, which are prevalent among societies ignorant of religion, often hinder people from seeing the good attributes in others and from taking pleasure from them. But those who have faith, and thereby are free of jealousy and pride, find it easy to appreciate and praise people's good characteristics, all of which they attribute to Allah. </text:p>
      <text:p text:style-name="P30">For this reason, those who have only recently become acquainted with believers will notice that they have entered an environment that is quite different from the one to which they are accustomed. While they were accustomed to mostly impolite, indecent, rude, insensitive, derisive, insincere, self-seeking, and hypocritical people, they now find themselves surrounded by people who notice their good characteristics, (of which even they might be unaware), and who judge them according to these favorable traits. However, they have to be aware of the importance of this blessing from Allah and have to thank Allah for granting them this true sincerity, friendship, love and trust which they cannot see in the societies ignorant of religion. </text:p>
      <text:p text:style-name="P30"/>
      <text:p text:style-name="P30"/>
      <text:p text:style-name="P50">Answer to <text:s/>the <text:s/>"Might some of the negative </text:p>
      <text:p text:style-name="P21">news spread about believers be true?" deceit</text:p>
      <text:p text:style-name="P22"/>
      <text:p text:style-name="P29"><text:span text:style-name="T42">I</text:span><text:span text:style-name="T27">n compliance with the verse </text:span><text:span text:style-name="T2">"Am I to desire someone other than Allah as a judge, when it is He Who has sent down the Book to you clarifying everything?"</text:span><text:span text:style-name="T27"> (Surat al-An’am, 114) believers resort to Allah's judgment for every issue. This also holds true for how they judge the news they gather from unbelievers. The Qur'an sets the related criteria, as follows: </text:span></text:p>
      <text:p text:style-name="P64"/>
      <text:p text:style-name="P64">O you who believe, if a deviator brings you a report, scrutinize it carefully in case you attack people in ignorance and so come to greatly regret what you have done. (Surat al-Hujurat, 6)</text:p>
      <text:p text:style-name="P30"/>
      <text:p text:style-name="P30">In the Qur'an, Allah states that only believers are reliable and trustworthy people. The words and behaviours of the "deviators," who disregards Allah's commands, has gone astray in belief, and has rebelled against Allah, are not reliable. As we learn from the above verse, Allah commands believers to scrutinize the news brought by such people. This being the case, believers must not believe immediately in such news and must be cautious, especially if such news seems to be built upon lies or slander. </text:p>
      <text:p text:style-name="P30">A more important aspect of this issue is that throughout history, all believers have been subjected to slanderous accusations. The Qur'an relates, when discussing the lives of the Prophets, how many members of the society's elite class resorted to lowly forms of slander against them. All communities of believers have experienced such reactions from <text:soft-page-break/>unbelievers. In this sense, we can say that these reactions are indicative of the person involved being a true believer. </text:p>
      <text:p text:style-name="P29"><text:span text:style-name="T27">There is another interesting feature of such assaults against believers. The leading unbelievers never say openly: "We do not believe in Allah and are against believers who summon to Allah's way." On the contrary, they proclaim their belief in Allah and consider themselves to be on the right path. Meanwhile, they falsely claim that believers are not on the right path and that they abuse Allah’s religion to gain mundane interests. The Qur'an provides a detailed account of such slanders, as follows: Prophet Musa (pbuh) and his brother Prophet Harun (Aaron) (pbuh) were said to </text:span><text:span text:style-name="T2">"gain greatness in the land;"</text:span><text:span text:style-name="T27"> (Surah Yunus, 78) Prophet Nuh (pbuh) was accused of </text:span><text:span text:style-name="T2">"wanting to gain ascendancy,"</text:span><text:span text:style-name="T27"> (Surat al-Muminun, 24) and was said to be </text:span><text:span text:style-name="T2">"possessed;"</text:span><text:span text:style-name="T27"> (Surat al-Muminun, 25) Prophet Salih (pbuh) sent to the Thamud was accused of being a </text:span><text:span text:style-name="T2">"liar and an insolent person;" </text:span><text:span text:style-name="T27">(Surat al-Qamar:25) and Prophet Musa (pbuh) and Prophet Muhammad (pbuh) were called </text:span><text:span text:style-name="T2">"insane"</text:span><text:span text:style-name="T27"> (Surat ash-Shu’ara’, 27 and Surat al-Hijr, 6). Many Prophets were called </text:span><text:span text:style-name="T2">"sorcerers,"</text:span><text:span text:style-name="T27"> (Surah Yunus, 2 and Surah Sâd, 4) and Pharaoh called Prophet Musa (pbuh) </text:span><text:span text:style-name="T2">"a magician or a madman."</text:span><text:span text:style-name="T27"> (Surat adh-Dhariyat, 38-39) Being a </text:span><text:span text:style-name="T2">"liar"</text:span><text:span text:style-name="T27"> is another slander made up against believers throughout history. (Surat al-A’raf, 66 and Surah Hud, 27) By all means these are baseless slanders produced by the corrupted minds of some of the unbelievers. Surely, all the prophets and muslims are beyond all such slanders. </text:span></text:p>
      <text:p text:style-name="P30">History shows that such slander has always been hurled against believers in an attempt to blacken their names and to cause people to doubt their words. For this reason, upon hearing such slander, lies, or negative news about those who have faith in Allah, people who are unaware of the truth have to think positively. </text:p>
      <text:p text:style-name="P30">By providing an event as an example, Allah warns Muslims not to be deceived when faced with such situations. The Qur'an clarifies the correct attitude that believers should assume when confronted with a slander made up against one of the Prophet's (pbuh) wives in the following verse: </text:p>
      <text:p text:style-name="P64"/>
      <text:p text:style-name="P64">Why, when you heard it, did you not, as believing men and women, instinctively think good thoughts and say: "This is obviously a lie?" (Surat an-Nur, 12) </text:p>
      <text:p text:style-name="P30"/>
      <text:p text:style-name="P30"/>
      <text:p text:style-name="P50">Answer to the "If the Qur'an's morality</text:p>
      <text:p text:style-name="P50">promises such a good and perfect structure, then why</text:p>
      <text:p text:style-name="P21">does it have so many enemies?" deceit</text:p>
      <text:p text:style-name="P49"/>
      <text:p text:style-name="P29"><text:soft-page-break/><text:span text:style-name="T42">T</text:span><text:span text:style-name="T27">he Qur'an brings the easiest and most comfortable lifestyle, one that encompasses the most perfect moral and social structure. The essence of religious morality relies on a heartfelt submission to Allah, scrupulous obedience to His commands, and awareness that He holds everything in His will and control. For this reason, no matter how perfect a lifestyle abounding with beauties, ease, and blessings Islamic morality presents to humanity, those suffering from such personality disorders as arrogance, jealousy, and pride do not come close to having faith in Allah and being with believers, although their conscience tells them to do so. This situation is related in the Qur'an, as follows: </text:span></text:p>
      <text:p text:style-name="P64"/>
      <text:p text:style-name="P64">… and they repudiated them [Allah's Signs] wrongly and haughtily, in spite of their own certainty about them. See the final fate of the corrupters. (Surat an-Naml, 14) </text:p>
      <text:p text:style-name="P64">When he is told to heed Allah, he is seized by pride that drives him to wrongdoing. Hell will be enough for him! What an evil resting-place! (Surat al-Baqara, 206) </text:p>
      <text:p text:style-name="P30"/>
      <text:p text:style-name="P30">Such a distorted view is defined in the Qur’an as "idolatry" and it is revealed that these people feel rage and hatred when summoned to Allah and living by the Qur’anic morality: </text:p>
      <text:p text:style-name="P64"/>
      <text:p text:style-name="P64">When they are told to prostrate to the All-Merciful, they ask: "And what is the All-Merciful? Are we to prostrate to something you command us to?" And it merely makes them run away all the more. (Surat al-Furqan, 60) </text:p>
      <text:p text:style-name="P30"/>
      <text:p text:style-name="P30">The unbelievers' rage and hatred for Allah's verses, and thereby for Islam and all believers, is revealed in many other verses as well, such as the following: </text:p>
      <text:p text:style-name="P64"/>
      <text:p text:style-name="P64">Allah sent back those who were unbelievers in their rage without their achieving any good at all. Allah saved the believers from having to fight. Allah is Most Strong, Almighty. (Surat al-Ahzab, 25) </text:p>
      <text:p text:style-name="P64"/>
      <text:p text:style-name="P64">When Allah is mentioned on His own, the hearts of those who do not believe in the Hereafter shrink back shuddering. But when others apart from Him are mentioned, they jump for joy. (surat az-Zumar, 45) </text:p>
      <text:p text:style-name="P30"/>
      <text:p text:style-name="P30">This rage and hatred stemming from the unbelievers' arrogance and pride appears in the form of a relentless opposition toward believers. These people, who feel restless even in the presence of a single true believer, strive in their foolishness to divert believers from the right path and to impose upon them their own ignorant system. They <text:soft-page-break/>hope for the worst for believers and wish that all adversities will befall them. Of course none of these happen to the true belivers, as Allah creats the believers with triumph and victory from the very beginning. The Qur'an tells about these vain efforts of the unbelievers, as follows: </text:p>
      <text:p text:style-name="P64"/>
      <text:p text:style-name="P64">O you who believe, do not take any outside yourselves as intimates. They will do anything to harm you. They love what causes you distress. Hatred has appeared out of their mouths, but what their breasts hide is far worse. We have made the Signs clear to you, if you use your intellect. (Surah Al ‘Imran, 118) </text:p>
      <text:p text:style-name="P64"/>
      <text:p text:style-name="P64">If something good happens to you, it galls them. If something bad strikes you, they rejoice at it. But if you are steadfast and do your duty, their scheming will not harm you in any way. Allah encompasses what they do. (Surah Al ‘Imran, 120) </text:p>
      <text:p text:style-name="P64"/>
      <text:p text:style-name="P64">If they come upon you, they will be your enemies and stretch out their hands and tongues against you with evil intent. They would dearly love you to become unbelievers. (Surat al-Mumtahana, 2)</text:p>
      <text:p text:style-name="P30"/>
      <text:p text:style-name="P30">It is obvious that some interest groups would feel uneasy at the establishment of a system based upon the Qur'an's morality. Those who make money on theft, usury, poverty, and by exploiting innocent people; those who abuse certain positions and ranks for their personal benefit although they lack the necessary expertise, knowledge, and experience essential for those positions; those who have adopted indecency and immorality as a lifestyle or profession; or those who serve some distorted ideologies are naturally unwilling to embrace the lifestyle brought by Islam—one that is based upon social justice, honesty, and equality. For this reason, they may resort to anything to hinder and even annihilate the spread of Islam's moral system. </text:p>
      <text:p text:style-name="P30">Apart from this, some of the hypocrites we mentioned earlier join the believers' community in order to provoke unbelievers against believers, to collect information about them, and to instigate restlessness. They make a great effort witlessly to stir up sedition and distort religious commands, as the following verses state: </text:p>
      <text:p text:style-name="P64"/>
      <text:p text:style-name="P64">Among the people are some who say: "We believe in Allah and the Last Day," when they are not believers. They think that they deceive Allah and those who believe. They deceive no one but themselves, but they are not aware of it. There is a sickness in their hearts, and Allah has increased their sickness. They will have a painful punishment on account of their denial. When they are told: "Do not cause corruption in the land," they say: "We are only <text:soft-page-break/>putting things right." No indeed! They are the corrupters, but they are not aware of it. (Surat al-Baqara, 8-12)</text:p>
      <text:p text:style-name="P30"/>
      <text:p text:style-name="P30">Hypocrites continue their stealthy struggle against believers by cooperating with unbelievers. The Qur'an provides a detailed account of their personality and character traits, as well as the way they look, speak, and act. Allah sent down Surat al-Munafiqun (Chapter of the Hypocrites), which is addressed especially to hypocrites. In this chapter, He states that they are truly the enemies of believers: </text:p>
      <text:p text:style-name="P64"/>
      <text:p text:style-name="P64">They are the enemies, so beware of them. The curse of Allah be upon them! How they are deluded [away from the Truth]! (Surat al-Munafiqun, 4) </text:p>
      <text:p text:style-name="P30"/>
      <text:p text:style-name="P30">Wrapped up in jealousy, these hypocrites follow the ever-growing blessings, power, authority, and beauty granted to believers. These people, consumed with their own inferiority complexes, are jealous of the respect shown to believers and thus feel rage and hatred against them. However, they also fear believers. The Qur'an reveals some of the hypocrites' character traits, as follows: </text:p>
      <text:p text:style-name="P64"/>
      <text:p text:style-name="P64">When they meet you, they say: "We believe." But when they leave, they bite their fingers out of rage against you. Say: "Die in your rage." Allah knows what your hearts contain. (Surah Al ‘Imran, 119) </text:p>
      <text:p text:style-name="P64"/>
      <text:p text:style-name="P64">They swear by Allah that they are of your number, but they are not of your number. Rather, they are people who are scared. (Surat at-Tawba, 56)</text:p>
      <text:p text:style-name="P30"/>
      <text:p text:style-name="P30">The Qur'an informs us that people who are ignorant of religion have shown these reactions and attacked the Prophets and believers in all ages. It is the unbelieving society's leaders who first recognize true believers. For example, Pharaoh first recognized Prophet Musa (pbuh) and Nimrod first recognized Prophet Ibrahim (pbuh). All Prophets spent their lives struggling against unbelief and its leaders, for this immutable law of Allah applies to all ages: </text:p>
      <text:p text:style-name="P64">In this way, We have assigned to every Prophet an enemy from among the evildoers. But your Lord is a sufficient guide and helper. (Surat al-Furqan, 31) </text:p>
      <text:p text:style-name="P30"/>
      <text:p text:style-name="P30">Consequently, according to the Qur'an, the existence of such opponents, slanders, lies and plots against the believers is one of the most substantial pieces of evidence of the believers' righteousness and sincerity. </text:p>
      <text:p text:style-name="P30">Meanwhile, one point deserves special mention: No one can attempt such an act without Allah's will. In all ages, Allah creates various settings of struggle between believers and unbelievers in order to test the believers' patience and trust in Him, to <text:soft-page-break/>raise them in rank, to show His help to them and the superiority of faith over unbelief, to give believers their Reminder, to disgrace unbelievers, and to reveal the hypocrites' true faces and the sickness in their hearts. Allah promises that whatever happens, His help is always with true believers and that they will always prevail, provided that they adopt and display the attributes of moral perfection described in the Qur'an. Allah informs believers that they will absolutely be the "uppermost," for: </text:p>
      <text:p text:style-name="P64"/>
      <text:p text:style-name="P64">Do not give up and do not be downhearted. You shall be uppermost if you are believers. (Surah Al ‘Imran, 139) </text:p>
      <text:p text:style-name="P64"/>
      <text:p text:style-name="P64">Allah will not give the disbelievers any way against the believers. (Surat an-Nisa’, 141) </text:p>
      <text:p text:style-name="P64"/>
      <text:p text:style-name="P64">As for those who make Allah their friend, and His Messenger and those who believe: it is the party of Allah who is victorious! (Surat al-Maida, 5:56) </text:p>
      <text:p text:style-name="P64"/>
      <text:p text:style-name="P64">Our Word was given before to Our servants, the Messengers, that they would certainly be helped. It is Our army that will be victorious. (Surat as-Saffat, 171-173) </text:p>
      <text:p text:style-name="P64"/>
      <text:p text:style-name="P64">Allah has written: "I will be victorious, I and My Messengers." Allah is Most Strong, Almighty. (Surat al-Mujadala, 21) </text:p>
      <text:p text:style-name="P64"/>
      <text:p text:style-name="P64"/>
      <text:p text:style-name="P21">Answer to "Is everyone other </text:p>
      <text:p text:style-name="P21">than you wrong?" deceit</text:p>
      <text:p text:style-name="P49"/>
      <text:p text:style-name="P29"><text:span text:style-name="T42">T</text:span><text:span text:style-name="T27">hose who raise such a question most probably think there are various ideologies, views, and lifestyles, and so assumes that the one embraced by believers is only one among countless others. This being the case, they have a hard time understanding why they have to set aside all other ideologies and systems and adhere to the believers' way. </text:span></text:p>
      <text:p text:style-name="P30">This standpoint, however, rests upon a great mistake. </text:p>
      <text:p text:style-name="P30">First, we need to say that all systems, ideologies, social orders, philosophies, or lifestyles, except for the one to which all believers adhere, have been developed by human beings or communities. Their followers accept that the founders of these ideologies and systems were able to guide them to the truth. For example, a Marxist thinks that Karl Marx was a genius who resolved all of this world's mysteries, or at least paved the way for this, and that adherence to his teachings will lead them to the truth. Those who think that following the centuries-old traditions of their society is the best way <text:soft-page-break/>to find the truth take for granted that their society, or in more accurate words their ancestors, had the wisdom, knowledge, and reasoning to guide them to the truth. </text:p>
      <text:p text:style-name="P30">However, none of these so-called guides are able to do what their adherents claim, for all of their systems are built upon human wisdom, which is extremely inadequate, vulnerable, weak, and limited. No person can acquire all of the knowledge found in the universe, not even one billionth of it. Nor can anyone resolve the many questions associated with this world. For instance, they cannot explain what happens after death, a question that has occupied people's minds since the beginning of time, unless they read the truth that Allah conveys in the Qur'an. </text:p>
      <text:p text:style-name="P30">The power of human wisdom does not increase when people gather together in a society. When faced with the infinite information inherent in the universe, humanity's collective mental power is insignificant. </text:p>
      <text:p text:style-name="P30">This being the case, assuming that the human mind can find the truth—unless otherwise willed by Allah—is a totally unfounded assumption, no more than a conjecture. Indeed, Allah stresses this fact many times in the Qur'an and relates that all disbelievers follow conjecture, for: </text:p>
      <text:p text:style-name="P64"/>
      <text:p text:style-name="P64">If you obeyed most of those on Earth, they would guide you away from Allah's Way. They follow nothing but conjecture. They are only guessing. (Surat al-An’am, 116) </text:p>
      <text:p text:style-name="P30"/>
      <text:p text:style-name="P30">For instance, all materialists who assert that the only life is the life of this world and that death is a coincidental result of relations between materials, rather than a special creation of Allah, only follow conjecture. The Qur'an emphasizes the situation of such people, as follows: </text:p>
      <text:p text:style-name="P64"/>
      <text:p text:style-name="P64">They say: "There is nothing but our existence in the world. We die and we live, and nothing destroys us except for time." They have no knowledge of that. They are only conjecturing. (Surat al-Jathiyya, 24) </text:p>
      <text:p text:style-name="P30"/>
      <text:p text:style-name="P30">Other members of societies that are far from religion develop a blind attachment to their ancestors' false beliefs and opinions and adopt them as guides. Hearsay, <text:s/>habits that find social acceptance, some rules to which people adhere blindly, and false teachings make up such beliefs. In this system, people do not need to employ or exercise their reason and wisdom. This is the lifestyle and understanding to which the majority of the members of the societies that are ignorant of religion adhere. In the Qur'an, Allah calls attention to those who adhere blindly to their ancestors despite His definitive judgments, and states that they are deaf, dumb, and blind and unable to exercise their intelligence: </text:p>
      <text:p text:style-name="P64"/>
      <text:p text:style-name="P64"><text:soft-page-break/>When they are told: "Follow what Allah has sent down to you," they say: "We are following what we found our fathers doing." What, even though their fathers did not understand a thing and were not guided! The likeness of those who are unbelievers is that of someone who yells out to something which cannot hear—it is nothing but a cry and a call. Deaf–dumb–blind. They do not use their intellect. (Surat al-Baqara, 170-171) </text:p>
      <text:p text:style-name="P30">Both adhering to ideologues and following in their ancestors' footsteps are ways of following conjecture. The Qur'an informs us that those who are attached to their ancestors' way, even when they know that their ancestors had no divinely revealed book, are on a false way: </text:p>
      <text:p text:style-name="P64"/>
      <text:p text:style-name="P64">Or did We give them a Book before which they are holding to? No, in fact they say: "We found our fathers following a religion, and we are simply guided in their footsteps." Similarly, We never sent any warner before you to any city without the affluent among them saying: "We found our fathers following a religion, and we are simply following in their footsteps." Say: "What if I have come with better guidance than what you found your fathers following?" They say" "We reject what you have been sent with." (Surat az-Zuhkruf, 21-24) </text:p>
      <text:p text:style-name="P30"/>
      <text:p text:style-name="P29"><text:span text:style-name="T27">Consequently, intelligent people do not place their trust in ideologues, or in their ancestors, or in the majority of people. The sole guide in whom they place their trust is the All-Mighty Allah, Who possesses infinite wisdom and all the knowledge in the universe. Indeed, the Qur'an frequently refers to Allah as </text:span><text:span text:style-name="T39">Al-Rabb</text:span><text:span text:style-name="T27">, an attribute of His which means the One and only Lord for all the universe, its Creator, Owner, Organizer, Provider, Master, Planner, Sustainer, Cherisher, and Giver of Security. </text:span></text:p>
      <text:p text:style-name="P30">Taking beings or things other than Allah as guides means taking them as lords or making them into idols. This attitude, which is defined as ascribing partners to Allah, is extremely dangerous, for the Qur'an reveals that such people will find themselves in the following situation: </text:p>
      <text:p text:style-name="P64"/>
      <text:p text:style-name="P64">O humanity, an example has been given, so listen to it carefully. Those whom you call upon besides Allah are not able to create even a single fly, even if they were to join together to do it. And if a fly steals something from them, they cannot get it back. How feeble are both the seeker and the sought! (Surat al-Hajj, 73) </text:p>
      <text:p text:style-name="P30"/>
      <text:p text:style-name="P30">As the verse maintains, both the person or thing from whom help is sought and the person who adheres to such false deities as sources of guidance are all weak and helpless. Another verse relates this fact, as follows: </text:p>
      <text:p text:style-name="P64"/>
      <text:p text:style-name="P64"><text:soft-page-break/>They have taken deities besides Allah so that perhaps they may be helped. They cannot help them, even though they are an army mobilized in their support. (Surah Ya Sin, 74-75)</text:p>
      <text:p text:style-name="P30"/>
      <text:p text:style-name="P30">Such a rationale, that is, a system based on conjecture, is entirely distorted, vain, and false. Only Allah deserves obedience and recognition as one's Lord, for: </text:p>
      <text:p text:style-name="P64"/>
      <text:p text:style-name="P64">Say: "Can any of your partner-deities guide to the truth?" Say: "Allah guides to the truth. Whose right has more to be followed—He Who guides to the truth, or he who cannot guide unless he is guided? What is the matter with you? How do you reach your judgment?" (Surah Yunus, 35)</text:p>
      <text:p text:style-name="P30"/>
      <text:p text:style-name="P30">Following these explanations, we can now answer the question as to whether only believers are right. Everyone who is unaware of Allah's existence, or who fails to appreciate His infinite might and submit Him even if aware of His existence, is on the wrong path. This being the case, only those who fear Allah and seek His approval are on the right path.</text:p>
      <text:p text:style-name="P30">Another evidence of this truth is that only believers adhere to the messenger of Allah and a guide that is the sublime Word of Allah: the Qur'an and the hadiths of our Prophet’s (pbuh) hadiths are the sole source of guidance for all of humanity, a fact that Allah reveals in the following and many other verses: </text:p>
      <text:p text:style-name="P64"/>
      <text:p text:style-name="P64">This Qur'an guides to the most upright Way and gives good news to the believers who do right actions that they will have a large reward. (Surat al-Isra’, 9)</text:p>
      <text:p text:style-name="P64"/>
      <text:p text:style-name="P64">The month of Ramadan is the one in which the Qur'an was sent down as guidance for mankind, with Clear Signs containing guidance and discrimination… (Surat al-Baqara, 185) </text:p>
      <text:p text:style-name="P30"/>
      <text:p text:style-name="P30">This does not mean that believers are a faultless people. On the contrary, everyone makes mistakes. Yet, the source that guides them is immune to all errors, faults, defects, or flaws. Believers make mistakes when they fail to comply with the Qur'an. But once they are made aware of their mistakes, they abandon them immediately. </text:p>
      <text:p text:style-name="P30"/>
      <text:p text:style-name="P30"/>
      <text:p text:style-name="P50">Answer to <text:s/>the "Do believers always </text:p>
      <text:p text:style-name="P50">have to be together, or can they live by the </text:p>
      <text:p text:style-name="P50">religion on their own?" deceit </text:p>
      <text:p text:style-name="P24"/>
      <text:p text:style-name="P30"><text:soft-page-break/>Every believer who is true in his faith must live according to the Qur’anic morality. In the Qur'an we are frequently reminded that believers always have to be together in order to support and help one another: </text:p>
      <text:p text:style-name="P64"/>
      <text:p text:style-name="P64">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Surat al-Baqara, 103) </text:p>
      <text:p text:style-name="P64"/>
      <text:p text:style-name="P64">Allah loves those who fight in His Way in ranks like well-built walls. (Surat as-Saff, 4)</text:p>
      <text:p text:style-name="P64"/>
      <text:p text:style-name="P64">Restrain yourself patiently with those who call upon their Lord morning and evening, desiring His face. Do not turn your eyes from them, desiring the attractions of this world. (Surat al-Kahf, 28) </text:p>
      <text:p text:style-name="P30"/>
      <text:p text:style-name="P29"><text:span text:style-name="T27">Allah's Messenger (pbuh) mentions the same subject by saying that believers are each other's guardians: "Each of you is a guardian, and each of you will be asked about your guardianship." </text:span><text:span text:style-name="T39">(Bukhari, Muslim) </text:span></text:p>
      <text:p text:style-name="P30">Clearly, the expression "do not turn your eyes from them" stresses that, apart from being together, believers have to be very attentive to one another and be available to serve other believers so that an Islamic society can be maintained. Another verse describes our Prophet's (pbuh) concern for believers, which is truly exemplary, in the following words: </text:p>
      <text:p text:style-name="P64"/>
      <text:p text:style-name="P64">A Messenger has come to you from among yourselves. Your suffering is distressing to him. He is deeply concerned for you, and is gentle and merciful to the believers. (Surat at-Tawba, 128) </text:p>
      <text:p text:style-name="P30"/>
      <text:p text:style-name="P30">As these verses make clear, "being alone" and "living by the religious morality" are incompatible concepts, and Islam does not support such a model of living. Someone who claims to be able to live by the religion on his or her own has a flawed understanding. As we said earlier, believers are responsible for enjoining good and forbidding evil and for summoning people to the truth. Believers must be together in order to obey this and other commands. </text:p>
      <text:p text:style-name="P29"><text:span text:style-name="T27">This aside, Islam is founded on the basis of love, for Allah inspires love in believers' hearts for other believers. A believer's love is first for Allah and then for the people who abide by the Qur'an's values. It is unthinkable that people who share such a love based </text:span><text:soft-page-break/><text:span text:style-name="T27">upon Allah's consent, who strive to display the same moral perfection and intend to live together for all eternity, can remain apart and involve themselves in different affairs. Such a mindset is a clear manifestation of the absence of genuine love and faith. The fact is, however, as the verse maintains, that </text:span><text:span text:style-name="T2">"the believers are brothers…"</text:span><text:span text:style-name="T27"> (Surat al-Hujurat, 10), and brothers do not remain apart. </text:span></text:p>
      <text:p text:style-name="P30"/>
      <text:p text:style-name="P30">Our Prophet (pbuh) has stated that believers must always be together and must be attached to each other with a strong friendship and love: </text:p>
      <text:p text:style-name="P52">Narrated by Abu Musa: The Prophet (pbuh) said, "A believer to another believer is like a building whose different parts enforce each other." The Prophet (pbuh) then clasped his hands with the fingers interlaced. (Sahih Bukhari, Volume 2, p. 569)</text:p>
      <text:p text:style-name="P52"/>
      <text:p text:style-name="P52">Numan Bin Bashir narrated that the Prophet (pbuh) has said, "The believers in their mutual kindness, compassion and sympathy are just like one body. When one of the limbs is afflicted, the whole body responds to it with sleeplessness and fever". (Sahih Bukhari, Volume 13, p. 6005)</text:p>
      <text:p text:style-name="P52"/>
      <text:p text:style-name="P30"/>
      <text:p text:style-name="P21">Answer to the question: "Is there any class discrimination </text:p>
      <text:p text:style-name="P21">in Islam? Are people defined according their wealth, </text:p>
      <text:p text:style-name="P21">status, and beauty? Do believers convey the message </text:p>
      <text:p text:style-name="P21">only to a particular section of society?" </text:p>
      <text:p text:style-name="P49"/>
      <text:p text:style-name="P29"><text:span text:style-name="T42">A</text:span><text:span text:style-name="T27">s the Qur'an tells us, Islam does not assess people's worth according to their race, descent, family, social status, wealth, gender, appearance, beauty, or physical traits. In Allah's sight, all people are born equal and gain consciousness, after which they are held accountable for their acts and attitudes, and assessed accordingly. The Islamic concept of superiority rests entirely upon that person's awareness of Allah. Allah relates this fact in the following verse: </text:span></text:p>
      <text:p text:style-name="P66"/>
      <text:p text:style-name="P63"><text:span text:style-name="T48">O humanity, We created you from a male and female, and made you into peoples and tribes so that you might come to know each other. The noblest among you in Allah's sight is that one of you who best performs his duty towards Allah. Allah is All-Knowing, All-Aware. (</text:span><text:span text:style-name="T27">Surat al-Hujurat</text:span><text:span text:style-name="T48">, 13) </text:span></text:p>
      <text:p text:style-name="P53"/>
      <text:p text:style-name="P29"><text:soft-page-break/><text:span text:style-name="T27">Consequently, while assessing a person's value, believers have no criterion other than the person's heedfulness of Allah. Indeed, the Prophet (pbuh) also said: "The most beloved to me among you is the one who has the best character and manners" (</text:span><text:span text:style-name="T39">Sahih Bukhari</text:span><text:span text:style-name="T27">). However, assessing people according to this criterion and employing the most appropriate and useful methods to spread of Islam's morality are two different concepts. </text:span></text:p>
      <text:p text:style-name="P30">That is because believers convey Allah's message to an unbelieving society. The people of such a society do not assess people according to their consciousness of Allah. On the contrary, they base their concept of superiority on such flawed measures as material wealth, race, or lineage. In societies that are far from religion, the people who hold power and lead people—the Qur'an calls these people "the chiefs of the nation"— generally possess most of these attributes. In short, they are the wealthiest, the most famous and popular people who are often followed blindly by the rest of society. In their eyes, what they say is right and what they condemn is bad. </text:p>
      <text:p text:style-name="P29"><text:span text:style-name="T27">The Qur'an very concisely defines this unusual relation between leaders and their subordinates. Pharaoh and his people is a clear example: Due to his enormous material and military power, he became his people's leader and imposed his own distorted outlook upon almost all of them. As the Qur'an informs us, he addressed his people with the following words: </text:span></text:p>
      <text:p text:style-name="P66"/>
      <text:p text:style-name="P63"><text:span text:style-name="T48">Pharaoh said: "I only show you what I see myself, and I only guide you to the path of rectitude." (</text:span><text:span text:style-name="T27">Surah Ghafır</text:span><text:span text:style-name="T48">, 29) </text:span></text:p>
      <text:p text:style-name="P53"/>
      <text:p text:style-name="P29"><text:span text:style-name="T27">Pharaoh presented himself as the only guide, and his people, who were utterly ignorant of true religion, followed him. The Qur'anic account of this event is as follows: </text:span></text:p>
      <text:p text:style-name="P66"/>
      <text:p text:style-name="P63"><text:span text:style-name="T48">In that way, he swayed his people and they succumbed to him. They were a people of deviators. (</text:span><text:span text:style-name="T27">Surat az-Zukhruf</text:span><text:span text:style-name="T48">, 54)</text:span></text:p>
      <text:p text:style-name="P53"/>
      <text:p text:style-name="P29"><text:span text:style-name="T27">The people's submission to Pharaoh is a feature common to almost all societies that are far from religion. The prominent people lead the submitters, who make up the majority of the society. However, as the verse </text:span><text:span text:style-name="T45">"They followed Pharaoh's command, but Pharaoh's command was not rightly guided"</text:span><text:span text:style-name="T27"> (Surah Hud, 97) maintains, obedience to misguided leaders never leads people to the truth, for the majority of those who follow such prominent people often lack the faculty to see and obey the truth. As long as the prominent people present an appealing life that is far from religion, they can never see the mistaken nature of their ignorant way of living. Or, it would be more accurate to say that they pretend not to see the truth. </text:span></text:p>
      <text:p text:style-name="P30">For this reason, those who call a society that does not live by the religion to faith must convey the message primarily to its leading elite, for their seeing the truth and embracing the Qur'an's morality sets an example for the other sections of society and <text:soft-page-break/>leads them to the true religion. Indeed, Allah commands all of His Messengers to warn this section of the society first. </text:p>
      <text:p text:style-name="P30">For example, Prophet Musa (pbuh) was sent to Pharaoh's ruling circle:</text:p>
      <text:p text:style-name="P66"/>
      <text:p text:style-name="P63"><text:span text:style-name="T48">We sent Musa with Our Signs to Pharaoh and his nobles. He [Pharaoh] said: "I am the Messenger of the Lord of the worlds." (</text:span><text:span text:style-name="T27">Surat az-Zukhruf</text:span><text:span text:style-name="T48">, 46) </text:span></text:p>
      <text:p text:style-name="P53"/>
      <text:p text:style-name="P30">The Qur'an reveals that all of the Prophets followed the same path. Prophet Nuh (pbuh) (Surat al-Muminun, 23-24), Prophet Hud (pbuh) (Surat al-A’raf, 65-66), and Prophet Shu‘ayb (pbuh) (Surat al-A’raf, 85-88) were always in contact with the leaders of their people. Like all other prophets, Prophet Muhammad’s (pbuh) struggle was also with the leading people of Mecca. </text:p>
      <text:p text:style-name="P30">But this does not mean that this mission should be limited to a certain social stratum. One of the reasons why believers communicate religion to the leading people is that the majority of people are unable to think freely, that is, without being led by the elites of their society. </text:p>
      <text:p text:style-name="P30">However, this section of society also contains people of conscience and wisdom who incline toward faith. Believers do not neglect them; rather, they convey the message to them and take them as brothers and sisters. It goes without saying that, according to the Qur'an, believers have to communicate Allah's religion to anyone who asks for it. </text:p>
      <text:p text:style-name="P29"><text:span text:style-name="T27">Another important point is that being honored by Islam and adhering to the Qur'an enhances one's physical and spiritual quality. Concepts of attractiveness or unattractiveness cannot be limited to having certain bodily features, for it is known that some people who embrace faith become more beautiful, or the face of someone involved in wicked deeds is plunged into abasement. This is quite a metaphysical situation, for the spiritual beauty engendered by faith manifests itself in one's physical beauty. For instance, with regard to hypocrites, He says that </text:span><text:span text:style-name="T45">"you would know them by their mark." </text:span><text:span text:style-name="T27">(Surah Muhammad, 30) In another verse, believers are also told to be recognized by their </text:span><text:span text:style-name="T45">"mark."</text:span><text:span text:style-name="T27"> (Surat al-Fath, 29) Indeed, a believer's face contains an expression of modesty, cleanliness, reliability, and honor, which Allah refers to as a "mark." </text:span></text:p>
      <text:p text:style-name="P30">From the Qur'an, we learn that Prophet Yusuf (Joseph) (pbuh), who is praised for his sincerity and loyalty to Allah, was an extremely beautiful person: </text:p>
      <text:p text:style-name="P66"/>
      <text:p text:style-name="P63"><text:span text:style-name="T48">When they saw him, they were amazed by him and cut their hands. They said: "Allah preserve us! This is no man. What can this be but a noble angel here!" (</text:span><text:span text:style-name="T27">Surah Yusuf</text:span><text:span text:style-name="T48">, 31) </text:span></text:p>
      <text:p text:style-name="P53"/>
      <text:p text:style-name="P30">These verses reveal that Allah makes believers physically attractive, thanks to the light that He grants to them. As is in the example of Prophet Yusuf (pbuh), believers know that this is a blessing bestowed upon them by Allah. </text:p>
      <text:p text:style-name="P30"><text:soft-page-break/></text:p>
      <text:p text:style-name="P30"/>
      <text:p text:style-name="P30"/>
      <text:p text:style-name="P21">Answer to the question: "Is possessing power, </text:p>
      <text:p text:style-name="P21">wealth and grandeur incompatible with </text:p>
      <text:p text:style-name="P21">the essence of Islam?"</text:p>
      <text:p text:style-name="P22"/>
      <text:p text:style-name="P29"><text:span text:style-name="T42">S</text:span><text:span text:style-name="T27">ome circles identify being a Muslim with poverty, underdevelopment, rustic manners, passivity or the state of giving up all mundane interests. However, this is not true.</text:span></text:p>
      <text:p text:style-name="P30">When people actually refer to the Qur'an, it immediately becomes clear that Islam does not suggest such a model. We can see this in the splendid wealth and possessions that Allah granted to many of the Prophets. Over the centuries, Prophet Sulayman's (Solomon) (pbuh) unprecedentedly glorious wealth has become legendary. Sulayman (pbuh), a Prophet praised by the Qur'an for his exemplary conduct, surely pursued nothing but earning Allah's good pleasure and had no guide other than His religion. Indeed, before being endowed with great wealth, he prayed the following prayer: </text:p>
      <text:p text:style-name="P64"/>
      <text:p text:style-name="P64">He said: "My Lord, forgive me and give me a kingdom the like of which will never be granted to anyone after me. Truly, You are the Ever-Giving." (Surah Sâd, 35) </text:p>
      <text:p text:style-name="P30"/>
      <text:p text:style-name="P30">If praying for wealth was a practice to be condemned, then a Prophet praised by Allah in the Qur'an would not have done so. Indeed, the Qur'an states that Allah answered his prayer. As the verse below indicates, Allah always mentions Prophet Sulayman (pbuh) with praise: </text:p>
      <text:p text:style-name="P64"/>
      <text:p text:style-name="P64">And to Dawud We gave Sulayman. What an excellent servant! He truly turned to his Lord. (Surah Sâd, 30) </text:p>
      <text:p text:style-name="P30"/>
      <text:p text:style-name="P30">Prophet Sulayman (pbuh) is not the sole example, for Allah also granted authority and power to his father, Prophet Dawud (David) (pbuh), as well as great wealth to Prophet Ibrahim (pbuh) and his family: </text:p>
      <text:p text:style-name="P64"/>
      <text:p text:style-name="P64">Or do they in fact envy other people for the bounty Allah that has granted them? We gave the family of Ibrahim the Book and Wisdom, and We gave them an immense kingdom. (Surat an-Nisa’, 54) </text:p>
      <text:p text:style-name="P30"/>
      <text:p text:style-name="P30"><text:soft-page-break/>As we see, Allah condemns any feelings of jealousy over the wealth He grants to Muslims as a blessing. The Qur'an reveals that the Prophet Muhammad (pbuh) was also enriched by Allah, for: </text:p>
      <text:p text:style-name="P64"/>
      <text:p text:style-name="P64">Did He not find you impoverished and enrich you? (Surat ad-Duha, 8) </text:p>
      <text:p text:style-name="P30"/>
      <text:p text:style-name="P29"><text:span text:style-name="T27">At this point, the difference between wealth as perceived by believers and unbelievers arises: believers are conscious that only Allah, the real owner of property, gives wealth, while unbelievers perceive wealth as claiming ownership over property and disregard the fact that all the property and wealth belongs to Allah. This divergence also emerges when it comes to using property: believers spend their wealth for good causes, whereas unbelieving property owners commonly seek to </text:span><text:span text:style-name="T2">"cause corruption in the land."</text:span><text:span text:style-name="T27"> (Surat al-Qasas, 77) </text:span></text:p>
      <text:p text:style-name="P30">Wealth, glory, and authority are blessings that Allah bestows upon His servants. The essential feature here is to use this wealth in the proper way in order to give due thanks to Allah for them, to constantly remember His favors, and thus to draw nearer to Him and seek ways to earn His good pleasure. Indeed, Prophet Sulayman's (pbuh) words below makes his intention clear: </text:p>
      <text:p text:style-name="P64"/>
      <text:p text:style-name="P64">And he said: "Truly do I love the love of good, with a view to the glory of my Lord". (Surah Sâd, 32)</text:p>
      <text:p text:style-name="P30"/>
      <text:p text:style-name="P30">However, we need to remember that this life is a test sent to us by Allah. The level of people's commitment and patience shows when they are confronted with hardships and difficulties, for their reaction reveals the profoundness of their faith. Thus, Allah may test people with such difficulties as death, fear, hunger, poverty, and so on both to reveal their steadfastness and other superior qualities and to reward them. However, while showing patience, Muslims must pray constantly to Allah for relief, increase, and an expansion of blessings. Furthermore, they have to ask for these blessings not only for themselves but for all believers, and ask for vast resources so as to glorify Allah's name. This is the attitude that most complies with the Qur'anic stance. </text:p>
      <text:p text:style-name="P30">However, it goes without saying that the criteria used to judge people in Islam is not wealth, for poverty or wealth does not determine a person's worth in Allah's sight. What matters is that believers spend their means, whether abundant or scarce, in compliance with Allah's good pleasure and ask for wealth only to spend for His cause. Believers do not hoard possessions, for they avoid the fate awaiting those who do, which the Qur'an describes in the following verse: </text:p>
      <text:p text:style-name="P64"/>
      <text:p text:style-name="P64">As for those who hoard up gold and silver and do not spend it in the Way of Allah, give them the news of a painful punishment. (Surat at-Tawba, 34) </text:p>
      <text:p text:style-name="P30"><text:soft-page-break/></text:p>
      <text:p text:style-name="P30">Believers enjoy spending in Allah's cause just as they enjoy benefiting from His blessings. From this stance, praying for wealth, possessions, and fortune is an act of worship that brings rewards to sincere believers. Allah promises to increase the believers' property provided that they thank Him for them and spend it in His cause. </text:p>
      <text:p text:style-name="P30">True believers who comply with the Qur'an are the servants of Allah on Earth. While stating that the real owners of Earth will be believers, Allah mentions the attributes of those who will attain this blessing, as follows: <text:tab/></text:p>
      <text:p text:style-name="P64"/>
      <text:p text:style-name="P64">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are unbelievers after that, such people are deviators. (Surat an-Nur, 55)</text:p>
      <text:p text:style-name="P30"/>
      <text:p text:style-name="P30"/>
      <text:p text:style-name="P30"/>
      <text:p text:style-name="P21">Answer to the question: "Do new Muslims </text:p>
      <text:p text:style-name="P21">have to abandon their former pleasures </text:p>
      <text:p text:style-name="P21">and activities?"</text:p>
      <text:p text:style-name="P48"/>
      <text:p text:style-name="P30">Allah wants His servants to lead the most beautiful life. In the Qur'an, Allah gives the news that believers will lead a beautiful life, for: </text:p>
      <text:p text:style-name="P64"/>
      <text:p text:style-name="P64">Anyone who acts rightly, male or female, being a believer, We will give them a good life and will recompense them according to the best of what they did. (Surat an-Nahl, 97) </text:p>
      <text:p text:style-name="P30"/>
      <text:p text:style-name="P30">In the Qur'an believers are encouraged to use lawful and clean things: </text:p>
      <text:p text:style-name="P64"/>
      <text:p text:style-name="P64">O you who believe. Do not make unlawful the good things that Allah has made lawful for you, and do not overstep the limits. Allah does not love people who overstep the limits. (Surat al-Ma’ida, 87) </text:p>
      <text:p text:style-name="P30"/>
      <text:p text:style-name="P30">As long as people observe the limits set by Allah, the Qur'an does not prohibit them from socializing, enjoying the art and aesthetics, being lively and extrovert. The things considered to be unlawful by the Qur'an are obvious, as are the Prophet's (pbuh) exemplary life and advice. Apart from these, the Qur'an condemns the laying down of new judgments, as the following verses indicate: </text:p>
      <text:p text:style-name="P64"><text:soft-page-break/></text:p>
      <text:p text:style-name="P64">Do not say about what your lying tongues describe: "This is lawful and this is unlawful," inventing lies against Allah. Those who invent lies against Allah are not successful. (Surat an-Nahl, 116) </text:p>
      <text:p text:style-name="P64"/>
      <text:p text:style-name="P64">Wear fine clothing in every mosque and eat and drink, but do not be profligate. He does not love the profligate. Say: "Who has forbidden the fine clothing that Allah has produced for His servants and the good kinds of provision?" Say: "On the Day of Resurrection, such things will be exclusively for those who had faith during their life in the world." In this way, We make the Signs clear for people who know. (Surat al-A’raf, 31-32) </text:p>
      <text:p text:style-name="P30"/>
      <text:p text:style-name="P30">Those who lack true faith in Allah benefit from Allah’s blessings as well as the believers. This is the point where the differences between believers and unbelievers emerge. Unbelievers feel a strong attachment to favors bestowed upon them (e.g., money or property), forget to remember Allah, and feel ungrateful for His blessings. On the other hand, believers, who are aware that they are from Allah, use these blessings for Allah's cause in the best way and draw nearer to Him. The Qur'an sets the following criterion for this issue: </text:p>
      <text:p text:style-name="P64"/>
      <text:p text:style-name="P64">Seek the abode of the Hereafter with what Allah has given you, without forgetting your portion of the world. And do good, as Allah has been good to you. And do not seek to cause corruption in the land, for Allah does not love corrupters. (Surat al-Qasas, 77) </text:p>
      <text:p text:style-name="P30">Briefly, a believer who embraces the Quranic morality and the sunnah of our Prophet (pbuh), is always very clean, noble, good humored, joyful, pleasant, well mannered, extrovert, moderate and appreciates art and aesthetics. These characteristics were obvious in our Prophet’s (pbuh) and his companions’ lives. </text:p>
      <text:p text:style-name="P30">However, apart from all of these, remember that as people adopt the Qur'an's values and make them an integral part of their lives and assume more of the believers' attributes, they will acknowledge the existence of very different tastes and pleasures. For members of a society that does not live by the religion, for instance, the greatest pleasure in life is to enjoy themselves. Believers however, have more noble and permanent pleasures, such as striving to earn Allah's good pleasure, conveying Allah's message to people, communicating the beauties of the Qur'an's morality to people, and carrying out an intellectual struggle against unbelievers. </text:p>
      <text:p text:style-name="P30">As people experience more strongly the morality of a believer described in the Qur'an, they see that the real pleasures attained through sincere faith are incomparably superior to those enjoyed by unbelievers. </text:p>
      <text:p text:style-name="P30"/>
      <text:p text:style-name="P30"><text:soft-page-break/></text:p>
      <text:p text:style-name="P21">Answer to those who ask "Once people embrace </text:p>
      <text:p text:style-name="P21">faith, can they still befriend the people with </text:p>
      <text:p text:style-name="P21">whom they used to associate?" </text:p>
      <text:p text:style-name="P49"/>
      <text:p text:style-name="P29"><text:span text:style-name="T42">A</text:span><text:span text:style-name="T27"> person cannot hold two opposing views simultaneously. Given that faith and unbelief are two distinct concepts, it is unlikely that a person can share the views, thoughts, and feelings of both believers and unbelievers. <text:tab/><text:tab/></text:span></text:p>
      <text:p text:style-name="P30">The basic element underlying relations between people, such as friendship and fellowship, is love. The believers' most important attribute is their strong love for Allah, which the Qur'an relates in the following verse: </text:p>
      <text:p text:style-name="P64"/>
      <text:p text:style-name="P64">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165) </text:p>
      <text:p text:style-name="P30"/>
      <text:p text:style-name="P30">Believers direct the love they feel for Allah to His servants, who seek to earn His good pleasure. For this reason, those who have faith in Allah and the Qur'an and have grasped Islam's essence cannot possibly feel any attachment to those who have no love for Allah. If someone does not acknowledge or appreciate Allah—Whom believers love more than their own selves; for Whose cause they spend whatever they have; Who shows them the right path, gives them abundant blessings and the good news of Paradise, as well as infinite rewards in the afterlife; and in Whom they have profound faith—a bond of love cannot form between that person and a believer. As a result, there can be no true friendship between them. One verse states that: </text:p>
      <text:p text:style-name="P64"/>
      <text:p text:style-name="P64">You will not find people who believe in Allah and the Last Day having love for anyone who opposes Allah and His Messenger, though they be their fathers, their sons, their brothers, or their kindred. (Surat al-Mujadala, 22) </text:p>
      <text:p text:style-name="P30">Despite this, however, some people, especially those who are in the process of learning the Qur'an's values, may still feel close to their former friends or their acquaintances before they embraced Islam. Thus it is not inconvenient to treat them in a good way with compassion and understanding. But as the Qur'an makes clear, a believer's sole friends are Allah and other believers: </text:p>
      <text:p text:style-name="P64"/>
      <text:p text:style-name="P64">Your friend is only Allah, His Messenger, and those who believe: those who establish prayers, pay alms, and bow. As for those who make Allah their <text:soft-page-break/>friend, and His Messenger and those who believe: it is the party of Allah who is victorious! (Surat al-Ma’ida, 55-56)</text:p>
      <text:p text:style-name="P30"/>
      <text:p text:style-name="P30">In these verses, Allah indicates that making friends only with believers is also the key to the success of the good deeds performed only to gain Allah's good pleasure. Likewise, many verses relate that associating with true believers and supporting one another is essential for success. To the contrary, however, the Qur'an also expounds that non-compliance with Allah's commands and recommendations will result in difficulty and hardship for believers, for: </text:p>
      <text:p text:style-name="P64"/>
      <text:p text:style-name="P64">Those who are unbelievers are the friends and protectors of one another. If you do not act in this way [protect each other], there will be turmoil in the land and great corruption. (Surat al-Anfal, 73) </text:p>
      <text:p text:style-name="P64"/>
      <text:p text:style-name="P64">Obey Allah and His Messenger and do not quarrel among yourselves, lest you lose heart and your momentum disappears. And be steadfast. Allah is with the steadfast. (Surat al-Anfal, 46) </text:p>
      <text:p text:style-name="P30"/>
      <text:p text:style-name="P30">Despite all of this clear evidence and information, the hypocrisy of those who try to be on good terms with both sides and approach the faithful to draw personal benefits will be disclosed: </text:p>
      <text:p text:style-name="P64"/>
      <text:p text:style-name="P64">Or did you suppose that you would be left without Allah knowing those of you who have struggled and who have not taken anyone as their intimate friends besides Allah and His Messenger and the believers? Allah is aware of what you do. (Surat at-Tawba, 16) </text:p>
      <text:p text:style-name="P30"/>
      <text:p text:style-name="P30">This also has to be mentioned that as long as the limits established by Allah are observed, it is normal for Muslims to maintain their social, economic, and cultural relations with other people. The Qur'an sets the following criterion about this issue: </text:p>
      <text:p text:style-name="P64"/>
      <text:p text:style-name="P64">Allah does not forbid you from being good to those who have not fought you in the religion, or driven you from your homes, or from being just toward them. Allah loves those who are just. (Surat al-Mumtahana, 8) </text:p>
      <text:p text:style-name="P30"/>
      <text:p text:style-name="P30"/>
      <text:p text:style-name="P30"/>
      <text:p text:style-name="P30"/>
      <text:p text:style-name="P30"/>
      <text:p text:style-name="P21">Answer to those who say "I want to live </text:p>
      <text:p text:style-name="P21"><text:soft-page-break/>as a Muslim, but I am worried about </text:p>
      <text:p text:style-name="P25"><text:span text:style-name="T43">my family's and my circle’s reactions." </text:span></text:p>
      <text:p text:style-name="P46"/>
      <text:p text:style-name="P29"><text:span text:style-name="T42">B</text:span><text:span text:style-name="T27">efore exxperiencing the morality of the Qur’an, people live according to some social false rules outside of the criteria that Allah has laid out in the Qur'an. Many false rituals formed in a society that is heedless of religion define the relations of its members with other people. </text:span></text:p>
      <text:p text:style-name="P30">However, the only guidance for humanity is Allah, His Book and the sunnah of Allah’s Messenger (pbuh). Those people who grasp this fact have to leave the period of ignorance behind, abandon all behaviors related to ignorance, and follow only the path revealed in the Qur’an and the Sunnah of the Prophet (pbuh). This surely also applies to one's relations with his or her family and circle. </text:p>
      <text:p text:style-name="P30">In some countries, some families may react negatively to family members who want to live by the Qur'an's values. Some families might have severe reactions if their children display even a small amount of interest in religion. Moreover, in order to keep their children away from religion, they distort some religious commands. Trying to draw them back to ignorance, they tell their children that "The rights of the parents upon their children are above anything else," "It is the greatest sin to oppose parents," and similar unfounded assertions. The resulting psychological pressure may well engender feelings of guilt in children who are not well informed about Islam. </text:p>
      <text:p text:style-name="P30">However, as is the case with every other issue, the right thing to do is to resort to the Qur'an. In the Qur'an, Allah reveals the ideal attitude that believers must assume toward their parents, as follows: </text:p>
      <text:p text:style-name="P64"/>
      <text:p text:style-name="P64">We have instructed man to honor his parents … (Surat al-‘Ankabut, 8) </text:p>
      <text:p text:style-name="P30"/>
      <text:p text:style-name="P30">However, this does not mean that children must fulfill or obey all of their parents' wishes unconditionally. Rather, they are to assume a respectful, measured, tolerant, and kind attitude, and to avoid doing anything that will hurt or bother them. But this does not extend to making concessions in matters concerning Allah's commands and prohibitions. In the latter part of the above verse, Allah defines the limits of this respect and understanding in the following terms: </text:p>
      <text:p text:style-name="P64"/>
      <text:p text:style-name="P64">… but if they endeavor to make you associate with Me something about which you have no knowledge, do not obey them. It is to Me that you will return, and I will inform you about the things that you did. (Surat al-‘Ankabut, 8)</text:p>
      <text:p text:style-name="P30"/>
      <text:p text:style-name="P30">As explained in the Qur’an if parents say that: "You have to comply with my wish rather than Allah's," which clearly means, "Your deity is not Allah but me," their children <text:soft-page-break/>should disobey them, for adopting such an attitude means associating partners to Allah, which is forbidden. </text:p>
      <text:p text:style-name="P30">However, along with disobeying one's parents if and when they encourage rebellion against Allah, He encourages believers to be kind to them, although they are unbelievers, and to be tolerant toward them in mundane matters:</text:p>
      <text:p text:style-name="P64">We have instructed man concerning his parents. Bearing him caused his mother great debility, and the period of his weaning was two years. "Give thanks to Me and to your parents. I am your final destination. But if they try to make you associate something with Me about which you have no knowledge, do not obey them. Keep company with them correctly and courteously in this world, but follow the Way of him who turns to Me. Then you will return to Me, and I will inform you about the things that you did." (Surah Luqman, 14-15) </text:p>
      <text:p text:style-name="P30"/>
      <text:p text:style-name="P30">When discussing one's parents, Allah especially calls upon believers not to ascribe partners to Him and not to serve anyone or anything other than Him. As the verse above also makes clear, believers must not obey their parents if they ask them to return to their old ways; rather, they must remain among those who turn to Allah. </text:p>
      <text:p text:style-name="P30">We see in the examples given in the Qur’an that some believers, including the Prophets, were tested through their families or close relatives. Prophet Ibrahim (pbuh), for instance, employed the Qur'an's method of "not obeying yet getting along well" against his father, who called him to the ignorant way of living: </text:p>
      <text:p text:style-name="P64"/>
      <text:p text:style-name="P63"><text:span text:style-name="T27">Mention Ibrahim in the Book. He was a true man and a Prophet. Remember when he said to his father: "Father, why do you worship what can neither hear nor see and is not of any use to you at all? Father, knowledge that never reached you has come to me, so follow me and I will guide you to the right path. Father, do not worship satan. Satan was disobedient to the All-Merciful. Father, I am afraid that a punishment from the All-Merciful will afflict you, and turn you into a comrade of satan." He [his father] said: "Do you forsake my gods, Ibrahim? If you do not stop, I will stone you. Keep away from me for a good long time." He [Ibrahim] said: "Peace be upon you. I will ask my Lord to forgive you. He has always honored me." (Surah Maryam, 41-47)</text:span></text:p>
      <text:p text:style-name="P30"/>
      <text:p text:style-name="P29"><text:span text:style-name="T27">The wives of Prophet Lut (Lot) (pbuh) and Prophet Nuh (pbuh) also became unbelievers, and thus Allah punished them. Allah warned Prophet Nuh (pbuh) that his son was an unbeliever: </text:span><text:span text:style-name="T2">"Nuh, he is definitely not of your family. He is someone whose action was not righteous. Do not, therefore, ask Me for something about which you have no knowledge."</text:span><text:span text:style-name="T27"> (Surah Hud, 46)</text:span></text:p>
      <text:p text:style-name="P30">While fulfilling his duty of communicating Islam's message, our Prophet (pbuh) also faced the severe reactions of his close relatives, reactions that extended to the point of <text:soft-page-break/>hostility. His uncle Abu Lahab, who had a great aversion toward and grudge against our Prophet (pbuh), made propaganda against him and in their foolishness tried to impede his efforts by placing various difficulties and hardships in his path. Indeed, Allah devoted a special chapter in the Qur'an to denouncing this man. During the first years of Islam's spread, many Muslims endured similar reactions and torments from their own families, yet never swerved from the true path. Later, many parents who had been influenced by their children's resoluteness and sincerity embraced Islam. </text:p>
      <text:p text:style-name="P30">The relentless commitment of Muslims in this matter stems from the Qur'an's encouragement of rationalism, as opposed to sentimentality. Muslims are kind, humble people full of love. But once Islam's interests are concerned, they show not the slightest emotional sentiment and never swerve from following Allah's guidance. Since their main goal is to earn His good pleasure, they harbor no prejudice or fixed ideas about any issue, person, or thing. What lies at the bottom of sentimentalism is channeling love to the wrong people. Real believers show their love only to Allah and to those with whom He is pleased. Any love nourished by something other than Allah's good pleasure is associating partners with Allah. In the Qur'an, this situation is explained in the following verses: </text:p>
      <text:p text:style-name="P64"/>
      <text:p text:style-name="P64">He [Ibrahim] said: "You have adopted idols apart from Allah as tokens of mutual affection in this world. But then on the Day of Resurrection you will reject one another and curse one another. The Fire will be your shelter. You will have no helpers." (Surat al-!Ankabut, 25)</text:p>
      <text:p text:style-name="P67"/>
      <text:p text:style-name="P64">O you who believe, do not befriend your fathers and brothers if they prefer unbelief to faith. Those among you who do befriend them are wrongdoers. Say: "If your fathers or your sons or your brothers or your wives or your tribe, or any wealth you have acquired, or any business you fear may slump, or any house which pleases you, are dearer to you than Allah and His Messenger and striving for His sake, then wait until Allah brings about His command. Allah does not guide people who are deviators." (Surat at-Tawba, 23-24)</text:p>
      <text:p text:style-name="P30"/>
      <text:p text:style-name="P30">The Qur'an refers to believers who had to abandon their homes and families in order to fulfill Allah's commands. One of these people was Maryam (Mary) (pbuh), a young and unprotected woman, who trusted only in Allah and took refuge in Him. She abandoned her family and people in order to attain His good pleasure. The Qur'an refers to her in the following terms: </text:p>
      <text:p text:style-name="P64"/>
      <text:p text:style-name="P64">Mention Maryam in the Book, how she withdrew from her people to an eastern place. (Surah Maryam, 16) </text:p>
      <text:p text:style-name="P30"><text:soft-page-break/></text:p>
      <text:p text:style-name="P30">Another example is a group of young people called "the Companions of the Cave." Since their people rebelled against Allah, they abandoned their people and took refuge in a cave. The Qur'an provides the following account: </text:p>
      <text:p text:style-name="P64"/>
      <text:p text:style-name="P64">Our people have taken deities apart from Him. Why do they not produce a clear authority concerning them? Who could do greater wrong than someone who invents a lie against Allah? When you have separated yourselves from them and everything they worship except Allah, take refuge in the cave, and your Lord will unfold His mercy to you and open the way to the best for you in your situation. (Surah al-Kahf, 15-16) </text:p>
      <text:p text:style-name="P30"/>
      <text:p text:style-name="P30">In brief, new Muslims who have abandoned their former ignorance need to communicate the true path to their parents if they are bereft of the Qur'an's values and try to block their children from earning Allah's good pleasure. If this communication is ineffective, then again they must be treated with courtesy and patience. But if they strive to make a believer associate others to Allah, then the correct attitude is not to obey them. </text:p>
      <text:p text:style-name="P30"/>
      <text:p text:style-name="P30"/>
      <text:p text:style-name="P30"/>
      <text:p text:style-name="P21">Answer to those who ask "Am I responsible for </text:p>
      <text:p text:style-name="P21">my previous actions after I start to live by Islam?"</text:p>
      <text:p text:style-name="P48"/>
      <text:p text:style-name="P30">According to the Qur'an, people who do not know about Islam are "ignorant" and cannot distinguish between what is right and what is wrong. Once they embrace Islam, however, they obtain this knowledge, leave their former un-Islamic ways behind, ask for Allah's forgiveness, and repent. As a manifestation of Allah's infinite mercy, He promises to accept all people's repentance and transform their wrong actions into good, provided that they sincerely turn to Him, repent for their sins, and follow the righteous path: </text:p>
      <text:p text:style-name="P64"/>
      <text:p text:style-name="P64">… [E]xcept for those who repent and believe and act rightly: Allah will transform the wrong actions of such people into good—Allah is Ever-Forgiving, Most Merciful (Surat al-Furqan, 70) </text:p>
      <text:p text:style-name="P64"/>
      <text:p text:style-name="P64">But I am Ever-Forgiving to anyone who repents and has faith and acts rightly and then is guided. (Surat al-Anbiya’, 82) </text:p>
      <text:p text:style-name="P30"/>
      <text:p text:style-name="P30"><text:soft-page-break/>Repentance is an act of worship that is not unique to new Muslims. In reality, it is a lifetime worship performed by all Muslims, one that guides them to Allah's infinite mercy and forgiveness, for no believer is immune to committing sins and making mistakes. </text:p>
      <text:p text:style-name="P30">In Allah's presence, believers strive to maintain a balance between hope and fear. Given that they cannot know their situation until they die and face Allah on the Day of Judgment, there is no way for them to feel secure against Allah's punishment. This aside, no matter how desperate their situation or how great their sin, they do not despair of Allah's mercy. </text:p>
      <text:p text:style-name="P29"><text:span text:style-name="T27">One of satan's greatest tricks is to infect people with hopelessness by causing them to believe such things as: "It is too late," "No one can save you now," or "You have already immersed yourself in sin." By insinuating such false claims, satan and his followers seek to distance people from Allah's mercy. Allah warns people against this trap in many verses and calls them to ask for repentance and forgiveness: </text:span></text:p>
      <text:p text:style-name="P64"/>
      <text:p text:style-name="P64">Say: "My servants, you who have transgressed against yourselves, do not despair of the mercy of Allah. Truly Allah forgives all wrong actions. He is the Ever-Forgiving, the Most Merciful." <text:s/>Turn to your Lord and submit to Him before punishment comes upon you, for then you cannot be helped. Follow the best that has been sent down to you from your Lord before the punishment comes upon you suddenly, when you are not expecting it. (Surat az-Zumar, 53-55) </text:p>
      <text:p text:style-name="P64"/>
      <text:p text:style-name="P64">Allah desires to turn toward you, but those who pursue their lower appetites desire to make you deviate completely. (Surat an-Nisa’, 27) </text:p>
      <text:p text:style-name="P64"/>
      <text:p text:style-name="P64">Anyone who does evil or wrongs himself and then asks Allah's forgiveness will find Allah Ever-Forgiving, Most Merciful. (Surat an-Nisa’, 110)</text:p>
      <text:p text:style-name="P30"/>
      <text:p text:style-name="P30">Seeing these verses, those who have true faith in the Qur'an can escape the trap of hopelessness. </text:p>
      <text:p text:style-name="P29"><text:span text:style-name="T27">However, those who insist upon their sins and continue to disobey Allah's commands and prohibitions on the grounds that "Allah forgives in any case" fall into another trap of satan. As long as they do not regret what they have done and turn to the right path, their repentance will have no worth, for Allah makes clear in the following verse what type of repentance He accepts: </text:span></text:p>
      <text:p text:style-name="P64"/>
      <text:p text:style-name="P64">Allah only accepts the repentance of those who do evil in ignorance and then quickly repent after doing it. Allah turns toward such people. Allah is All-Knowing, All-Wise. (Surat an-Nisa’, 17) </text:p>
      <text:p text:style-name="P30"/>
      <text:p text:style-name="P30"><text:soft-page-break/>To conclude, those who forsake their former actions and resolutely turn toward Islam are not held responsible for what they did in the past, no matter how sinful their activities were. This assessment also holds true for believers. In other words, believers pay no attention to what people might have done before embracing Islam, for from then on, the Qur'an will regulate their days and they will be held responsible for this in Allah's sight. </text:p>
      <text:p text:style-name="P30"/>
      <text:p text:style-name="P30"/>
      <text:p text:style-name="P21">Answer to the "I want to live by the religion,</text:p>
      <text:p text:style-name="P21">but I cannot find the internal strength to do so." </text:p>
      <text:p text:style-name="P21">deceit</text:p>
      <text:p text:style-name="P49"/>
      <text:p text:style-name="P29"><text:span text:style-name="T42">T</text:span><text:span text:style-name="T27">his sentence is truly an expression of insincerity. People who utter such words actually know that they are seeking a way to avoid complying with Islam's regulations so that they can continue to follow their selfish desires and passions. Religion does not impose a burdensome way of living upon anybody. Moreover, since Allah created humanity to serve Him, doing so is each person's main duty and is inherent in his or her very nature. In the Qur'an, Allah relates that He created humanity to serve Him, as follows: </text:span></text:p>
      <text:p text:style-name="P64"/>
      <text:p text:style-name="P64">I only created jinn and man to worship Me. (Surat adh-Dhariyat, 56) </text:p>
      <text:p text:style-name="P30"/>
      <text:p text:style-name="P30">Claiming that one does not have enough willpower, self-discipline, and self-control to live by Islam's regulations is nothing but an insincere way of evading one's obligations, for:</text:p>
      <text:p text:style-name="P64"/>
      <text:p text:style-name="P64">We do not impose on any self any more than it can stand. With Us there is a Book that speaks the truth. They will not be wronged. However, their hearts are overwhelmed by ignorance about this matter, and they do other things as well. (surat al-Muminun, 62-63) </text:p>
      <text:p text:style-name="P64"/>
      <text:p text:style-name="P64">As for those who believe and do right actions—We impose upon no self any more than it can bear—they are the Companions of the Garden, remaining in it timelessly, forever. (Surat al-A’raf, 42) </text:p>
      <text:p text:style-name="P30"/>
      <text:p text:style-name="P29"><text:span text:style-name="T27">As the verse </text:span><text:span text:style-name="T2">"Struggle for Allah with the struggle due to Him. He has selected you and not placed any constraint upon you in the religion—the religion of your forefather Ibrahim…"</text:span><text:span text:style-name="T27"> (Surat al-Hajj, 78) stresses, Islam does not place any unbearable burden upon anyone. Its acts of worship, which are very easy to perform, pose no physical difficulties. The morality and the way of life which Allah </text:span><text:soft-page-break/><text:span text:style-name="T27">established in the Qur’an, grant the believers the inner peace, trust, joy and comfort, enable them to experience the true love and friendship, and make them free from concerns, fears and ambitions. Accordingly, Qur'an proclaims that Allah's Messenger (pbuh) </text:span><text:span text:style-name="T2">"relieves them [his followers] of their heavy loads and the chains that were around them"</text:span><text:span text:style-name="T27"> (Surat al-A’raf, 157). This is also apparent in the Prophet Muhammad's (pbuh) words: "Make thing easy, and do not e make them difficult, and give good tidings and do not make people <text:s/>run away." </text:span><text:span text:style-name="T39">(Bukhari) </text:span></text:p>
      <text:p text:style-name="P30">Consequently, it is senseless to say: "I have no strength to live by the religion." Only one thing explains the state of those who, even after all of the truths explained above, still assert such weakness: Under the influence of their selfish desires, they are looking for a pretext that will allow them to evade the Qur'an's morality. The Qur'an points out that "those with a sickness in their hearts" make up such excuses to evade the ordeals that believers sometimes undergo. </text:p>
      <text:p text:style-name="P30">The verse below explains the state of those who display a similar mentality:</text:p>
      <text:p text:style-name="P64"/>
      <text:p text:style-name="P64">Those who associate others with Allah will say: "If Allah had willed, we would not have associated anything with Him, nor would our fathers; nor would we have made anything unlawful." In the same way, the people before them also lied until they felt Our violent force. Say: "Do you have some knowledge that you can produce for us? You are following nothing but conjecture. You are only guessing." (Surat a-An’am, 148) </text:p>
      <text:p text:style-name="P30"/>
      <text:p text:style-name="P29"><text:span text:style-name="T27">The greatest mistake of such insincere people who offer such excuses is their assumption that they can deceive Allah and believers. However, they can never deceive Allah, Who knows </text:span><text:span text:style-name="T2">"what the hearts contain"</text:span><text:span text:style-name="T27"> (Qur'an, 35:38) or believers, to whom Allah grants </text:span><text:span text:style-name="T2">"a standard [by which to judge between truth and falsehood]."</text:span><text:span text:style-name="T27"> (Surat al-Anfals, 29) </text:span></text:p>
      <text:p text:style-name="P30"/>
      <text:p text:style-name="P30"/>
      <text:p text:style-name="P27">Conclusion: </text:p>
      <text:p text:style-name="P26">Being able to say: "We hear and obey."</text:p>
      <text:p text:style-name="P38"/>
      <text:p text:style-name="P54"/>
      <text:p text:style-name="P29"><text:span text:style-name="T42">T</text:span><text:span text:style-name="T27">he kind of questions we have tackled above are just some of the questions that may occur to new Muslims who are still, to a degree, under the influence of the morality practiced by their unbelieving societies. Rather than blaming them for asking such questions or considering their thoughts unusual, we should do our best to answer them. </text:span></text:p>
      <text:p text:style-name="P29"><text:span text:style-name="T27">Of course, Allah answers of all these questions in the Qur'an and the life of our Prophet (pbuh) is the best example for believers. <text:s/>In compliance with the judgment: </text:span><text:span text:style-name="T2">"Every time they come to you with an argument, We bring you the truth and the best of explanations,"</text:span><text:span text:style-name="T27"> (Surat al-Furqan, 33) all of the answers provided by the Qur'an are definite and explicit so that no room is left for questions and hesitation. </text:span></text:p>
      <text:p text:style-name="P30">Those who ask these and other questions out of a sincere desire to receive answers will be satisfied with these answers and obey Allah's commands, and their pursuit of the truth will lead them to find the true answer in the Qur'an, which is the source of guidance for humanity. When they find the answer they will accept it sincerely and do their best to adhere to it. In the Qur'an, this sincerity is related, as follows: </text:p>
      <text:p text:style-name="P64"/>
      <text:p text:style-name="P64">The reply of the believers when they are summoned to Allah and His Messenger so that He can judge between them is to say: "We hear and obey." They are the ones who are successful. All who obey Allah and His Messenger, and have awe of Allah and heed Him, are the ones who are victorious. (Surat an-Nur, 51-52) </text:p>
      <text:p text:style-name="P30"/>
      <text:p text:style-name="P30">Yet, if those who are told about these truths from the Qur'an acknowledge them to be true by their consciences but still insist upon disobeying Allah and His judgments, this attitude proves that they are insincere. Their behavior shows that they deny a truth that they have acknowledged to be right and insist upon following one that they know to be wrong. <text:s/>One must not forget the consequences of such a wrongful insistence and must avoid it: </text:p>
      <text:p text:style-name="P64"/>
      <text:p text:style-name="P64">Have you seen him who takes his whims and desires to be his deity—whom Allah has misguided knowingly, sealing up his hearing and his heart and placing a blindfold over his eyes? Who then will guide him after Allah? So will you not pay heed? (Surat al-Jathiyya, 23) </text:p>
      <text:p text:style-name="P30"/>
      <text:p text:style-name="P29"><text:soft-page-break/><text:span text:style-name="T27">The end of such an obstinate attitude is Hell, an everlasting abode. However, what is expected from people of understanding and conscience is for them to say </text:span><text:span text:style-name="T2">"We hear and obey"</text:span><text:span text:style-name="T27"> as the verse relates.</text:span></text:p>
      <text:p text:style-name="P29"><text:span text:style-name="T27">This being the case, people of wisdom must be very cautious against those factors that hinder them from saying: "I hear and obey." The most important of these factors is, as the verse maintains, one's whims and desires, which stem from one's lower self. As indicated in the Qur’an: </text:span><text:span text:style-name="T2">"the self indeed commands to evil acts"</text:span><text:span text:style-name="T27"> (Surah Yusuf, 53). And because the self commands to evil acts, people have to be vigilant against its wrong inculcations. </text:span></text:p>
      <text:p text:style-name="P30">New Muslims will surely be more inclined to listen to the commands from their lower selves that will lead them to evil. This lower self draws one towards obeying personal whims and desires and draws one away from religious morality. Against all of the rights communicated by Muslims and the ones related in the Qur'an, the lower self will try to infect each new Muslim with many unfounded concerns and doubts. While their conscience and intelligence will command them to be with believers, their lower self will encourage them to remain with their former acquaintances. </text:p>
      <text:p text:style-name="P30">For this reason, new Muslims who are seeking to learn the religion have to control their attitudes and examine their wishes to see whether their acts and attitudes are commanded by personal whims or conscience. </text:p>
      <text:p text:style-name="P30"/>
      <text:p text:style-name="P68">Pretexts of the Lower Self </text:p>
      <text:p text:style-name="P30">Adopting some basic criteria as to "whether certain acts and attitudes stem from one's lower self or conscience" will enable us to distinguish these two sources more clearly. One verse provides us with some important criteria, as follows: </text:p>
      <text:p text:style-name="P64"/>
      <text:p text:style-name="P64">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Surat al-Kahf, 28) </text:p>
      <text:p text:style-name="P30"/>
      <text:p text:style-name="P29"><text:span text:style-name="T27">This verse informs believers about those acts that comply with Allah's good pleasure and those that stem from one's lower self. </text:span><text:span text:style-name="T2">"Restraining oneself patiently with those who call on their Lord morning and evening"</text:span><text:span text:style-name="T27"> complies with Allah's good pleasure. On the contrary, turning one's attention to the one who </text:span><text:span text:style-name="T2">"follows his own whims and desires,"</text:span><text:span text:style-name="T27"> and </text:span><text:span text:style-name="T2">"whose heart Allah has made neglectful of His remembrance"</text:span><text:span text:style-name="T27"> is an attitude that emanates from one's self. And, moreover, it is disobedience to Allah. </text:span></text:p>
      <text:p text:style-name="P30">This is a very important criterion, and one of the issues to which a person who has already embraced Islam must pay the utmost attention. </text:p>
      <text:p text:style-name="P30"><text:soft-page-break/>Meanwhile, those who are bereft of this sincerity or remain under the influence of the lower self do not make any effort to be with believers. They find some excuses and try to keep away from believers in an attempt to deceive them. However, these excuses have no validity in either Allah's sight or in the eyes of believers. </text:p>
      <text:p text:style-name="P30">In daily life, people encounter many examples of such excuses, some of which are listed below: </text:p>
      <text:p text:style-name="P30">"Family matters" is among the foremost excuses put forward by the lower self to hinder people from fulfilling their acts of worship, observing religious requirements, and being together with believers. Those who listen to the whisperings of the lower self and are not so careful about obeying Allah often make up such excuses as: "My family takes all of my time" or "I cannot observe my religious duties, for my parents do not allow me to do so." Such excuses may have no validity in Allah's sight, for although people need time to deal with their families, such a duty does not impede them from observing the Qur'an's commands. Consequently, such excuses are not sincere. </text:p>
      <text:p text:style-name="P29"><text:span text:style-name="T27">Such people may well be deceiving themselves with these useless excuses, but they surely cannot deceive Allah and believers. Indeed, Allah calls our attention to this matter and makes it clear that this pretext is completely invalid. The Qur'an mentions that a group of people in the time of our Prophet (pbuh) who stayed behind while struggling in Allah's cause came to the Prophet (pbuh) and excused themselves, saying: </text:span><text:span text:style-name="T2">"Our wealth and families kept us occupied" </text:span><text:span text:style-name="T27">. But Allah revealed that </text:span><text:span text:style-name="T2">"they say with their tongues what is not in their hearts."</text:span><text:span text:style-name="T27"> (Surat al-Fath, 11) Yet in another verse, Allah gives the example of those who, in our Prophet's (pbuh) time, tried to avoid fighting by saying: </text:span><text:span text:style-name="T2">"'Our houses are exposed,' when they were not exposed; it was merely that they wanted to run away." </text:span><text:span text:style-name="T27">(Surat al-Ahzab, 13)</text:span></text:p>
      <text:p text:style-name="P30">Another excuse put forward by the lower self is that matters related to business or school hinder one from observing Allah's commands. According to them, business or school take so much time that there is no time left for performing the regular prayers, fasting, enjoining the good, living by the Qur'an's morality, and being with believers. </text:p>
      <text:p text:style-name="P29"><text:span text:style-name="T27">In fact, those who put forward this excuse have an important misconception: They think that their school or profession is the most important thing in life, and so prefer to reserve the rest of their time for religion. But it is not possible for a believer to make such a distinction. Of course the believers also have good education, consider their schools important, have professions; but none of these hinder them from living their lives according to religious morality. According to the verse, </text:span><text:span text:style-name="T2">"Say: 'My prayer and my rites, my living and my dying, are for Allah alone, the Lord of all the worlds,'" </text:span><text:span text:style-name="T27">(Surat al-An’am, 162) believers lead their lives in a way designed to pursue Allah’s approval. Setting apart some time for mundane matters and the remaining for religion is not compatible with the morality in the Qur’an. </text:span></text:p>
      <text:p text:style-name="P30">Thus, believers practice their professions or go to school only to earn Allah's good pleasure; they spend what they earn in Allah's way and place their knowledge at the <text:soft-page-break/>service of His religion. Since observing one of His commands does not hinder one from observing another command, the excuse of "not finding time to practice one's religion," and others like it, are completely unacceptable. </text:p>
      <text:p text:style-name="P30">Otherwise, this would mean that such people fear what might happen in the future and thus are concerned about some mundane issues. The Qur'an calls this "preferring the life of this world to Allah's good pleasure and the Hereafter." But next to the Hereafter, the life of this world is extremely worthless, as the Qur'an tells us: </text:p>
      <text:p text:style-name="P64"/>
      <text:p text:style-name="P64">The life of the world is nothing but a game and a diversion. The Hereafter is better for those who do their duty. So will you not use your intellect? (Surat al-An’am, 32) </text:p>
      <text:p text:style-name="P30"/>
      <text:p text:style-name="P30">The end of those who are enslaved to the lower self will be as follows: </text:p>
      <text:p text:style-name="P64"/>
      <text:p text:style-name="P64">As for those who desire the life of the world and its finery, We will give them full payment in it for their actions. They will not be deprived here of their due. But such people will have nothing in the Hereafter but the Fire. What they achieved here will come to nothing. What they did will prove to be null and void. (Surah Hud, 15-16) </text:p>
      <text:p text:style-name="P30"/>
      <text:p text:style-name="P30">Another excuse is the "reactions of other people." Some people worry that their commitment to the Qur'an's morality will cause other people to treat them in a negative manner. </text:p>
      <text:p text:style-name="P30">We need to make it clear that people who are committed to following Allah's religion and rejecting any other guidance have to face up some tests which look like difficulties in the beginning. Those who claim to have faith should not be surprised to receive negative reactions from the people surrounding them. Furthermore, those who do not face such reactions should consider this an amazing situation. Since new Muslims come from a society that is divorced from the values of the true religion, people who have until then surrounded them, as well as all their society in general, has been following the wrong path, as the verse below maintains: </text:p>
      <text:p text:style-name="P64"/>
      <text:p text:style-name="P64">Allah alone is qualified to judge. His order is to worship none but Him. That is in truth the straight and upright religion, but most of mankind simply do not know. (Surah Yusuf, 40)</text:p>
      <text:p text:style-name="P30"/>
      <text:p text:style-name="P30">Another verse reads: </text:p>
      <text:p text:style-name="P64"/>
      <text:p text:style-name="P64"><text:soft-page-break/>That is Allah's promise. Allah does not break His promise. But most people do not know it. They know an outward aspect of the life of the world, but are heedless of the Hereafter. (Surat ar-Rum, 6-7) </text:p>
      <text:p text:style-name="P30"/>
      <text:p text:style-name="P29"><text:span text:style-name="T27">A lack of faith, as the above verse maintains, stems from the weakness of one's ability to think and understand. They only know the outward aspect of the life of the world, and so fail to grasp what is hidden. Meanwhile, they are entirely heedless of the Hereafter. And so expecting the majority of the people to be on the true path is a great mistake. In compliance with the verse </text:span><text:span text:style-name="T2">"But most people, for all your eagerness, are not believers," </text:span><text:span text:style-name="T27">(Surah Yusuf, 103) the majority of the people would insist on following the wrong path. </text:span></text:p>
      <text:p text:style-name="P30">In this case, believer must never adopt the thoughts of the majority as a criteria. Indeed, Allah draws our attention to this fact in the Qur'an, saying: </text:p>
      <text:p text:style-name="P64"/>
      <text:p text:style-name="P64">If you obeyed most of those on Earth, they would guide you away from Allah's Way. They follow nothing but conjecture. (Surat al-An’am, 116) </text:p>
      <text:p text:style-name="P30"/>
      <text:p text:style-name="P30">The people surrounding a person, as well as the majority of people in the world, are not entitled to a believer's obedience. Once people start to believe and comply with the Qur'an's commands, they may go against this majority and their former unbelieving circle. This stems from the fact that these people do not understand the beauty, generosity, loyalty and faithfulness which comes with the religious morality. However, believers are never afraid of countering these people, or of being frowned upon or condemned by them. That believers do not fear condemnation is especially stressed in the Qur'an: </text:p>
      <text:p text:style-name="P64"/>
      <text:p text:style-name="P64">O you who believe! If any of you renounce your religion, Allah will bring forward a people whom He loves and who love Him, humble to the believers, fierce to the unbelievers, who strive in the Way of Allah and do not fear reproach from any critic. That is the unbounded favor of Allah, which He gives to whoever He wills. Allah is Boundless, All-Knowing. (Surat al-Ma’ida, 54) </text:p>
      <text:p text:style-name="P30"/>
      <text:p text:style-name="P30">Believers seek Allah's good pleasure; whether people are pleased with them or not is of no importance. Indeed, if they please Allah, this will, if necessary and if Allah wills, also earn them other people's admiration. </text:p>
      <text:p text:style-name="P30">Consequently, such thoughts as "my family keeps me busy," "my school or my job consumes all my time," or "this will attract the negative reaction of other people" are nothing but excuses. People who offer them in order to avoid believers and not to perform acts of worship are not sincere. </text:p>
      <text:p text:style-name="P30"><text:soft-page-break/>In this case, if people make no serious effort to be with believers, to keep themselves occupied with the remembrance of Allah, and to perform the appropriate acts of worship, and yet still try to be accepted by them, for such behavior might mean the following: They are seeking some personal interests from believers. Some of the opportunities that such behavior opens to them may seem attractive, and they may want to benefit from them. While doing this, however, they refrain from any physical or spiritual difficulty. </text:p>
      <text:p text:style-name="P30">However, believers understand such people's real intentions very well. Yet they often do not mention it, for such insincere people may realize their mistake later on and turn to Allah in repentance for it. Indeed, believers can never be deceived by insincere people. </text:p>
      <text:p text:style-name="P30">Unbelievers and hypocrites have some attributes in common. The most salient one is their reluctance to remember Allah. The Qur'an refers to unbelievers, as follows: </text:p>
      <text:p text:style-name="P64"/>
      <text:p text:style-name="P64">When Allah is mentioned on His own, the hearts of those who do not believe in the afterlife shrink back shuddering; but when others apart from Him are mentioned, they jump for joy. (Surat az-Zumar, 45) </text:p>
      <text:p text:style-name="P30"/>
      <text:p text:style-name="P30">This is exactly the attitude of those who strive to be with believers in order to derive some benefit. They do not like to be reminded of Allah's remembrance and His commands, but rejoice at anything that furthers their personal interests. </text:p>
      <text:p text:style-name="P30">Believers are very compassionate and merciful people; they never treat people unkindly. However, insincere people can never grasp this attitude. Being used to conflicts and quarrels in their own unbelieving societies, they attempt to abuse this leniency and behave arrogantly toward them. In fact, this attitude only causes them to humiliate themselves. </text:p>
      <text:p text:style-name="P30">Insincere people soon realize that they cannot gain any benefits from believers and start distancing themselves from them and return to their former life. They find a new pretext that allows them to revert to the ignorant life that they really never left. The verse below relates what will happen to them in the Hereafter: </text:p>
      <text:p text:style-name="P64"/>
      <text:p text:style-name="P64">But if anyone opposes the Messenger after the guidance has become clear to him, and follows other than the path of the believers, We will hand him over to whatever he has turned to, and We will roast him in Hell. What an evil destination! (Surat an-Nisa’, 115) </text:p>
      <text:p text:style-name="P30"/>
      <text:p text:style-name="P29"><text:span text:style-name="T27">In fact, separating such insincere people from believers is a great mercy for believers, for by doing so Allah purifies believers and makes them into a society whose members</text:span><text:span text:style-name="T2"> "worship Him, not associating anything with Him." </text:span><text:span text:style-name="T27">(Surat an-Nur, 55) </text:span></text:p>
      <text:p text:style-name="P29"><text:soft-page-break/><text:span text:style-name="T27">Allah does not let believers and hypocrites remain together. In compliance with the verse </text:span><text:span text:style-name="T2">"We will test you until We know those who strive among you and those who are steadfast and test what is reported of you,"</text:span><text:span text:style-name="T27"> (Surah Muhammad, 31) those who have real faith will be tested and made known by Allah. In return, insincere hypocrites will also be made known. Allah gives the good news that He will sort out the bad from the good, as follows: </text:span></text:p>
      <text:p text:style-name="P64"/>
      <text:p text:style-name="P64">So that Allah can sift the bad out from the good, and pile the bad on top of one another, heaping them all together, and tip them into Hell. They are the lost. (Surat al-Anfal, 37) </text:p>
      <text:p text:style-name="P30"/>
      <text:p text:style-name="P29"><text:span text:style-name="T27">If believers remain sincere, Allah opens their hearts to Islam. Saying "I hear and obey" is the greatest pleasure a sincere believer can have in life. Obedience to Allah, the Creator, guides humanity to the right path and promises Paradise. This is the greatest source of peace, happiness, and joy. As the verse </text:span><text:span text:style-name="T2">"[Have We not] shown him the two highways?"</text:span><text:span text:style-name="T27"> (Surat al-Balad, 10) indicates, each person is faced with a choice: the way of faith, which leads to Allah's good pleasure, mercy, and Paradise, and which is based upon obedience to Allah; and the other way, which is based upon taking one's personal whims and desires as idols, and which may lead the person to abasement and disgrace in this world and to Hell in the Hereafter. </text:span></text:p>
      <text:p text:style-name="P29"><text:span text:style-name="T27">The choice rests with each person, for as the Qur'an tells us, </text:span><text:span text:style-name="T2">"This truly is a reminder, so let anyone who wills take the Way toward his Lord."</text:span><text:span text:style-name="T27"> (Surat al-Muzzammil, 19) </text:span></text:p>
      <text:p text:style-name="P64"/>
      <text:p text:style-name="P64"/>
      <text:p text:style-name="P64"/>
      <text:p text:style-name="P64"/>
      <text:p text:style-name="P64"/>
      <text:p text:style-name="P64"/>
      <text:p text:style-name="P64"/>
      <text:p text:style-name="P64"/>
      <text:p text:style-name="P71">THE DECEPTION OF EVOLUTION</text:p>
      <text:p text:style-name="P39"/>
      <text:p text:style-name="P54"/>
      <text:p text:style-name="P29"><text:span text:style-name="T42">D</text:span><text:span text:style-name="T48">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text:span><text:bookmark-start text:name="OLE_LINK11"/><text:span text:style-name="T27">miraculous</text:span><text:bookmark-end text:name="OLE_LINK11"/><text:span text:style-name="T27"> order </text:span><text:span text:style-name="T48">in the universe and in living things, </text:span><text:span text:style-name="T27">as well as by the discovery of about 300 million fossils revealing that evolution never happened.</text:span><text:span text:style-name="T48">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5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53">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
      <text:p text:style-name="P6">THE SCIENTIFIC COLLAPSE OF DARWINISM</text:p>
      <text:p text:style-name="P29"><text:span text:style-name="T27">As a pagan doctrine going back as far as ancient Greece, the theory of evolution was advanced extensively in the nineteenth century. The most important development that made it the top topic of the world of science was Charles Darwin's </text:span><text:span text:style-name="T39">The Origin of Species,</text:span><text:span text:style-name="T27"> published in 1859. In this book, he opposed, in his own eyes, the fact that Allah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30">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30">1) The theory cannot explain how life originated on Earth. </text:p>
      <text:p text:style-name="P30"><text:soft-page-break/>2) No scientific finding shows that the "evolutionary mechanisms" proposed by the theory have any evolutionary power at all. </text:p>
      <text:p text:style-name="P30">3) The fossil record proves the exact opposite of what the theory suggests.</text:p>
      <text:p text:style-name="P30">In this section, we will examine these three basic points in general outlines:</text:p>
      <text:p text:style-name="P7"/>
      <text:p text:style-name="P11">THE FIRST INSURMOUNTABLE STEP: </text:p>
      <text:p text:style-name="P6">THE ORIGIN OF LIFE </text:p>
      <text:p text:style-name="P3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30">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6"/>
      <text:p text:style-name="P6">"LIFE COMES FROM LIFE"</text:p>
      <text:p text:style-name="P30">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9"><text:span text:style-name="T27">Similarly, maggots developing in rotting meat was assumed to be evidence of spontaneous generation. However, it was later understood that worms did not appear on meat spontaneously, </text:span><text:span text:style-name="T48">but were carried there by flies in the form of larvae, invisible to the naked eye. </text:span></text:p>
      <text:p text:style-name="P29"><text:span text:style-name="T48">Even when Darwin wrote </text:span><text:span text:style-name="T46">The Origin of Species</text:span><text:span text:style-name="T48">, the belief that bacteria could come into existence from non-living matter was widely accepted in the world of science. </text:span></text:p>
      <text:p text:style-name="P29"><text:span text:style-name="T48">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46">"</text:span><text:span text:style-name="T48">Never will the doctrine of spontaneous generation recover from the mortal blow struck by this simple experiment."</text:span><text:span text:style-name="T58">1</text:span></text:p>
      <text:p text:style-name="P53">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8"/>
      <text:p text:style-name="P6">INCONCLUSIVE EFFORTS IN THE TWENTIETH </text:p>
      <text:p text:style-name="P6">CENTURY</text:p>
      <text:p text:style-name="P53"><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text:span text:style-name="T30">Unfortunately, however, the problem of the origin of the cell is perhaps the most obscure point in the whole study of the evolution of organisms.</text:span><text:span text:style-name="T56">2</text:span></text:p>
      <text:p text:style-name="P53">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9"><text:span text:style-name="T48">Barely a few years had passed before it was revealed that this experiment, which was then presented as an important step in the name of evolution, was invalid, for the atmosphere used in the experiment was very different from the real Earth conditions.</text:span><text:span text:style-name="T58">3</text:span></text:p>
      <text:p text:style-name="P29"><text:span text:style-name="T48">After a long silence, Miller confessed that the atmosphere medium he used was unrealistic.</text:span><text:span text:style-name="T58">4</text:span></text:p>
      <text:p text:style-name="P29"><text:span text:style-name="T48">All the evolutionists' efforts throughout the twentieth century to explain the origin of life ended in failure. The geochemist Jeffrey Bada, from the San Diego Scripps Institute accepts this fact in an article published in </text:span><text:span text:style-name="T46">Earth</text:span><text:span text:style-name="T48"> magazine in 1998:</text:span></text:p>
      <text:p text:style-name="P1"><text:span text:style-name="T30">Today as we leave the twentieth century, we still face the biggest unsolved problem that we had when we entered the twentieth century: How did life originate on Earth?</text:span><text:span text:style-name="T56">5</text:span></text:p>
      <text:p text:style-name="P9"/>
      <text:p text:style-name="P6">THE COMPLEX STRUCTURE OF LIFE </text:p>
      <text:p text:style-name="P53">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9"><text:span text:style-name="T48">The conditions required for the formation of a cell are too great in quantity to be explained away by coincidences. The probability of proteins, the building blocks of a cell, being synthesized coincidentally, is 1 in 10</text:span><text:span text:style-name="T59">950</text:span><text:span text:style-name="T48"> for an average protein made up of 500 amino acids. In mathematics, a probability smaller than 1 over 10</text:span><text:span text:style-name="T59">50</text:span><text:span text:style-name="T48"> is considered to be impossible in practical terms.</text:span></text:p>
      <text:p text:style-name="P53">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29"><text:span text:style-name="T48">A very interesting dilemma emerges at this point: DNA can replicate itself only with the help of some specialized proteins (enzymes). However, the synthesis of these enzymes can </text:span><text:soft-page-break/><text:span text:style-name="T48">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6">Scientific American</text:span><text:span text:style-name="T48"> magazine:</text:span></text:p>
      <text:p text:style-name="P1"><text:span text:style-name="T30">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56">6</text:span></text:p>
      <text:p text:style-name="P29"><text:span text:style-name="T48">No doubt, if it is impossible for life to have originated </text:span><text:span text:style-name="T27">spontaneously as a result of blind coincidences</text:span><text:span text:style-name="T48">, then it has to be accepted that life was "created." This fact explicitly invalidates the theory of evolution, whose main purpose is to deny Creation. </text:span></text:p>
      <text:p text:style-name="P6"/>
      <text:p text:style-name="P11">IMAGINARY MECHANISM OF EVOLUTION </text:p>
      <text:p text:style-name="P53">The second important point that negates Darwin's theory is that both concepts put forward by the theory as "evolutionary mechanisms" were understood to have, in reality, no evolutionary power. </text:p>
      <text:p text:style-name="P29"><text:span text:style-name="T48">Darwin based his evolution allegation entirely on the mechanism of "natural selection." The importance he placed on this mechanism was evident in the name of his book: </text:span><text:span text:style-name="T46">The Origin of Species, By Means of Natural Selection…</text:span></text:p>
      <text:p text:style-name="P53">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9"><text:span text:style-name="T48">Therefore, the mechanism of natural selection has no evolutionary power. Darwin was also aware of this fact and had to state this in his book </text:span><text:span text:style-name="T46">The Origin of Species</text:span><text:span text:style-name="T48">:</text:span></text:p>
      <text:p text:style-name="P1"><text:span text:style-name="T30">Natural selection can do nothing until favourable individual differences or variations occur.</text:span><text:span text:style-name="T56">7</text:span></text:p>
      <text:p text:style-name="P8"/>
      <text:p text:style-name="P6">LAMARCK'S IMPACT</text:p>
      <text:p text:style-name="P53">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9"><text:span text:style-name="T48">Darwin also gave similar examples. In his book </text:span><text:span text:style-name="T46">The Origin of Species,</text:span><text:span text:style-name="T48"> for instance, he said that some bears going into water to find food transformed themselves into whales over time.</text:span><text:span text:style-name="T58">8</text:span></text:p>
      <text:p text:style-name="P53">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8"/>
      <text:p text:style-name="P6">NEO-DARWINISM AND MUTATIONS </text:p>
      <text:p text:style-name="P53">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9"><text:soft-page-break/><text:span text:style-name="T48">Today, the model that </text:span><text:span text:style-name="T27">Darwinists espouse, despite their own awareness of its scientific invalidity, </text:span><text:span text:style-name="T48">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53">The reason for this is very simple: DNA has a very complex structure, and random effects can only harm it. The American geneticist B.G. Ranganathan explains this as follows:</text:p>
      <text:p text:style-name="P1"><text:span text:style-name="T30">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56">9</text:span></text:p>
      <text:p text:style-name="P5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8"/>
      <text:p text:style-name="P6">THE FOSSIL RECORD: </text:p>
      <text:p text:style-name="P6">NO SIGN OF INTERMEDIATE FORMS</text:p>
      <text:p text:style-name="P53">The clearest evidence that the scenario suggested by the theory of evolution did not take place is the fossil record. </text:p>
      <text:p text:style-name="P29"><text:span text:style-name="T48">According to </text:span><text:span text:style-name="T27">the unscientific supposition of </text:span><text:span text:style-name="T48">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53">Had this been the case, numerous intermediary species should have existed and lived within this long transformation period. </text:p>
      <text:p text:style-name="P53">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9"><text:soft-page-break/><text:span text:style-name="T48">If such animals ever really existed, there should be millions and even billions of them in number and variety. More importantly, the remains of these strange creatures should be present in the fossil record. In </text:span><text:span text:style-name="T47">The Origin of Species</text:span><text:span text:style-name="T48">, Darwin explained:</text:span></text:p>
      <text:p text:style-name="P1"><text:span text:style-name="T30">If my theory be true, numberless intermediate varieties, linking most closely all of the species of the same group together must assuredly have existed... Consequently, evidence of their former existence could be found only amongst fossil remains.</text:span><text:span text:style-name="T56">10</text:span></text:p>
      <text:p text:style-name="P15">However, Darwin was well aware that no fossils of these intermediate forms had yet been found. He regarded this as a major difficulty for his theory. In one chapter of his book titled "Difficulties on Theory," he wrote:</text:p>
      <text:p text:style-name="P19"><text:span text:style-name="T32">Why</text:span><text:span text:style-name="T31">, if species have descended from other species by insensibly fine gradations, </text:span><text:span text:style-name="T32">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31">Geology assuredly does not reveal any such finely graduated organic chain; and this, perhaps, is the most obvious and gravest objection which can be urged against my theory.11</text:span></text:p>
      <text:p text:style-name="P2"/>
      <text:p text:style-name="P6">DARWIN'S HOPES SHATTERED </text:p>
      <text:p text:style-name="P53">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53">One famous British paleontologist, Derek V. Ager, admits this fact, even though he is an evolutionist:</text:p>
      <text:p text:style-name="P1"><text:span text:style-name="T30">The point emerges that if we examine the fossil record in detail, whether at the level of orders or of species, we find—over and over again—not gradual evolution, but the sudden explosion of one group at the expense of another.</text:span><text:span text:style-name="T56">12</text:span></text:p>
      <text:p text:style-name="P53">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30">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56">12</text:span></text:p>
      <text:p text:style-name="P53"><text:soft-page-break/>Fossils show that living beings emerged fully developed and in a perfect state on the Earth. That means that "the origin of species," contrary to Darwin's supposition, is not evolution, but Creation.</text:p>
      <text:p text:style-name="P8"/>
      <text:p text:style-name="P6">THE TALE OF HUMAN EVOLUTION</text:p>
      <text:p text:style-name="P53">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29"><text:span text:style-name="T48">1. </text:span><text:span text:style-name="T46">Australopithecus</text:span><text:span text:style-name="T48"> </text:span></text:p>
      <text:p text:style-name="P29"><text:span text:style-name="T48">2. </text:span><text:span text:style-name="T46">Homo habilis</text:span></text:p>
      <text:p text:style-name="P29"><text:span text:style-name="T48">3. </text:span><text:span text:style-name="T46">Homo erectus</text:span></text:p>
      <text:p text:style-name="P29"><text:span text:style-name="T48">4. </text:span><text:span text:style-name="T46">Homo sapiens</text:span></text:p>
      <text:p text:style-name="P29"><text:span text:style-name="T48">Evolutionists call man's so-called first ape-like ancestors </text:span><text:span text:style-name="T46">Australopithecus</text:span><text:span text:style-name="T48">, which means "South African ape." These living beings are actually nothing but an old ape species that has become extinct. Extensive research done on various </text:span><text:span text:style-name="T46">Australopithecus</text:span><text:span text:style-name="T48"> specimens by two world famous anatomists from England and the USA, namely, Lord Solly Zuckerman and Prof. Charles Oxnard, shows that these apes belonged to an ordinary ape species that became extinct and bore no resemblance to humans.</text:span><text:span text:style-name="T58">14</text:span></text:p>
      <text:p text:style-name="P29"><text:span text:style-name="T48">Evolutionists classify the next stage of human evolution as "homo," that is "man." According to their claim, the living beings in the </text:span><text:span text:style-name="T46">Homo</text:span><text:span text:style-name="T48"> series are more developed than </text:span><text:span text:style-name="T46">Australopithecus</text:span><text:span text:style-name="T48">.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6">One Long Argument</text:span><text:span text:style-name="T48"> that "particularly historical [puzzles] such as the origin of life or of </text:span><text:span text:style-name="T46">Homo sapiens</text:span><text:span text:style-name="T48">, are extremely difficult and may even resist a final, satisfying explanation."</text:span><text:span text:style-name="T58">15</text:span></text:p>
      <text:p text:style-name="P29"><text:span text:style-name="T48">By outlining the link chain as </text:span><text:span text:style-name="T46">Australopithecus </text:span><text:span text:style-name="T48">&gt;</text:span><text:span text:style-name="T46"> Homo habilis </text:span><text:span text:style-name="T48">&gt; </text:span><text:span text:style-name="T46">Homo erectus </text:span><text:span text:style-name="T48">&gt;</text:span><text:span text:style-name="T46"> Homo sapiens,</text:span><text:span text:style-name="T48"> evolutionists imply that each of these species is one another's ancestor. However, recent findings of paleoanthropologists have revealed that </text:span><text:span text:style-name="T46">Australopithecus</text:span><text:span text:style-name="T48">, </text:span><text:span text:style-name="T46">Homo habilis</text:span><text:span text:style-name="T48">, and </text:span><text:span text:style-name="T46">Homo erectus</text:span><text:span text:style-name="T48"> lived at different parts of the world at the same time.</text:span><text:span text:style-name="T58">16</text:span></text:p>
      <text:p text:style-name="P29"><text:span text:style-name="T48">Moreover, a certain segment of humans classified as </text:span><text:span text:style-name="T46">Homo erectus</text:span><text:span text:style-name="T48"> have lived up until very modern times. </text:span><text:span text:style-name="T46">Homo sapiens neandarthalensis</text:span><text:span text:style-name="T48"> and </text:span><text:span text:style-name="T46">Homo sapiens sapiens</text:span><text:span text:style-name="T48"> (present-day man) co-existed in the same region.</text:span><text:span text:style-name="T58">17</text:span></text:p>
      <text:p text:style-name="P29"><text:span text:style-name="T48">This situation apparently indicates the invalidity of the claim that they are ancestors of one another. The late Stephen Jay Gould explained this deadlock of the theory of evolution, although he was himself </text:span><text:span text:style-name="T27">one of the leading advocates of evolution theory in the twentieth century:</text:span></text:p>
      <text:p text:style-name="P1"><text:soft-page-break/><text:span text:style-name="T30">What has become of our ladder if there are three coexisting lineages of hominids (</text:span><text:span text:style-name="T31">A. africanu</text:span><text:span text:style-name="T30">s, the robust australopithecines, and </text:span><text:span text:style-name="T31">H. habilis</text:span><text:span text:style-name="T30">), none clearly derived from another? Moreover, none of the three display any evolutionary trends during their tenure on earth.</text:span><text:span text:style-name="T56">18</text:span></text:p>
      <text:p text:style-name="P53">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9"><text:span text:style-name="T48">Lord Solly Zuckerman, one of the most famous and respected scientists in the U.K., who carried out research on this subject for years and studied </text:span><text:span text:style-name="T46">Australopithecus</text:span><text:span text:style-name="T48"> fossils for 15 years, finally concluded, despite being an evolutionist himself, that there is, in fact, no such family tree branching out from ape-like creatures to man. </text:span></text:p>
      <text:p text:style-name="P53">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30">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56">19</text:span></text:p>
      <text:p text:style-name="P53">The tale of human evolution boils down to nothing but the prejudiced interpretations of some fossils unearthed by certain people, who blindly adhere to their theory.</text:p>
      <text:p text:style-name="P8"/>
      <text:p text:style-name="P6">DARWINIAN FORMULA!</text:p>
      <text:p text:style-name="P53">Besides all the technical evidence we have dealt with so far, let us now for once, examine what kind of a superstition the evolutionists have with an example so simple as to be understood even by children:</text:p>
      <text:p text:style-name="P53">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9"><text:span text:style-name="T48">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text:span><text:soft-page-break/><text:span text:style-name="T48">proteins—a single one of which has a formation probability of 10</text:span><text:span text:style-name="T59">-950</text:span><text:span text:style-name="T48">—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3">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53">The theory of evolution, which claims the opposite, is a total fallacy completely contrary to reason. Thinking even a little bit on the claims of evolutionists discloses this reality, just as in the above example.</text:p>
      <text:p text:style-name="P8"/>
      <text:p text:style-name="P6">TECHNOLOGY IN THE EYE AND THE EAR</text:p>
      <text:p text:style-name="P53">Another subject that remains unanswered by evolutionary theory is the excellent quality of perception in the eye and the ear. </text:p>
      <text:p text:style-name="P53">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3">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53">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text:soft-page-break/>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53">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53">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3">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53">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9"><text:span text:style-name="T48">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text:span><text:span text:style-name="T27"> </text:span><text:span text:style-name="T48">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text:span><text:soft-page-break/><text:span text:style-name="T48">sound or with atmospherics as does a hi-fi; rather, it perceives sound exactly as it is, sharp and clear. This is the way it has been since the creation of man.</text:span></text:p>
      <text:p text:style-name="P53">So far, no man-made visual or recording apparatus has been as sensitive and successful in perceiving sensory data as are the eye and the ear. However, as far as seeing and hearing are concerned, a far greater truth lies beyond all this. </text:p>
      <text:p text:style-name="P6"/>
      <text:p text:style-name="P6">TO WHOM DOES THE CONSCIOUSNESS THAT SEES AND HEARS </text:p>
      <text:p text:style-name="P6">WITHIN THE BRAIN BELONG? </text:p>
      <text:p text:style-name="P53">Who watches an alluring world in the brain, listens to symphonies and the twittering of birds, and smells the rose?</text:p>
      <text:p text:style-name="P5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53">For this consciousness is the spirit created by Allah, which needs neither the eye to watch the images nor the ear to hear the sounds. Furthermore, it does not need the brain to think. </text:p>
      <text:p text:style-name="P53">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8"/>
      <text:p text:style-name="P6">A MATERIALIST FAITH</text:p>
      <text:p text:style-name="P53">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53">However, the theory of evolution is kept on the agenda of science. Some people even try to represent criticisms directed against it as an "attack on science." Why?</text:p>
      <text:p text:style-name="P53">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53"><text:soft-page-break/>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3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text:span><text:span text:style-name="T34">[intervention]...20</text:span></text:p>
      <text:p text:style-name="P29"><text:span text:style-name="T48">These are explicit statements that Darwinism is a dogma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text:span><text:span text:style-name="T27"> acknowledge, in their own eyes, the evident existence of Allah.</text:span><text:span text:style-name="T48"> </text:span></text:p>
      <text:p text:style-name="P53">Anyone who does not look at the origin of living beings with a materialist prejudice sees this evident truth: All living beings are works of a Creator, Who is All-Powerful, All-Wise, and All-Knowing. This Creator is Allah, Who created the whole universe from non-existence, designed it in the most perfect form, and fashioned all living beings.</text:p>
      <text:p text:style-name="P8"/>
      <text:p text:style-name="P10"><text:span text:style-name="T29">THE THEORY OF EVOLUTION IS THE MOST </text:span></text:p>
      <text:p text:style-name="P6">POTENT SPELL IN THE WORLD </text:p>
      <text:p text:style-name="P5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53">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pbuh) worshipping idols they had made with their own hands, or some among the people of the Prophet Musa (as) worshipping the Golden Calf.</text:p>
      <text:p text:style-name="P53"><text:soft-page-break/>In fact, Allah has pointed to this lack of reason in the Qur'an. In many verses, He reveals that some peoples' minds will be closed and that they will be powerless to see the truth. Some of these verses are as follows:</text:p>
      <text:p text:style-name="P4"/>
      <text:p text:style-name="P4">As for those who do not believe, it makes no difference to them whether you warn them or do not warn them, they will not believe. Allah has sealed up their hearts and hearing and over their eyes is a blindfold. They will have a terrible punishment. (Surat al-Baqara, <text:s/>6-7)</text:p>
      <text:p text:style-name="P5"/>
      <text:p text:style-name="P5">… They have hearts with which they do not understand. They have eyes with which they do not see. They have ears with which they do not hear. Such people are like cattle. No, they are even further astray! They are the unaware. (Surat al-A‘raf, <text:s/>179)</text:p>
      <text:p text:style-name="P3"/>
      <text:p text:style-name="P3">Even if We opened up to them a door into heaven, and they spent the day ascending through it, they would only say: "Our eyesight is befuddled! Or rather we have been put under a spell!" (Surat al-Hijr, <text:s/>14-15) </text:p>
      <text:p text:style-name="P47"/>
      <text:p text:style-name="P53">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53">In fact, the Qur'an relates the incident of Prophet Musa and Pharaoh to show that some people who support atheistic philosophies actually influence others by magic. When Pharaoh was told about the true religion, he told Prophet Musa (as) to meet with his own magicians. When Prophet Musa (as) did so, he told them to demonstrate their abilities first. The verses continue:</text:p>
      <text:p text:style-name="P4"/>
      <text:p text:style-name="P4">He said: "You throw." And when they threw, they cast a spell on the people's eyes and caused them to feel great fear of them. They produced an extremely powerful magic. (Surat al-A‘raf, 116)</text:p>
      <text:p text:style-name="P47"/>
      <text:p text:style-name="P53">As we have seen, Pharaoh's magicians were able to deceive everyone, apart from Musa and those who believed in him. However, his evidence broke the spell, or "swallowed up what they had forged," as revealed in the verse.</text:p>
      <text:p text:style-name="P3"/>
      <text:p text:style-name="P3"><text:soft-page-break/>We revealed to Musa, "Throw down your staff." And it immediately swallowed up what they had forged. So the Truth took place and what they did was shown to be false. (Surat al-A‘raf, <text:s/>117-118)</text:p>
      <text:p text:style-name="P47"/>
      <text:p text:style-name="P29"><text:span text:style-name="T4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text:span><text:bookmark-start text:name="OLE_LINK46"/><text:span text:style-name="T27">who was an atheist defending evolution for some 60 years, but who subsequently realized the truth, reveals the position in which the theory of evolution would find itself in the near future in these terms</text:span><text:bookmark-end text:name="OLE_LINK46"/><text:span text:style-name="T27">: </text:span></text:p>
      <text:p text:style-name="P1"><text:span text:style-name="T30">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56">21</text:span></text:p>
      <text:p text:style-name="P53">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53"/>
      <text:p text:style-name="P53"/>
      <text:p text:style-name="P64"/>
      <text:p text:style-name="P65">They said, "Glory be to You!</text:p>
      <text:p text:style-name="P65">We have no knowledge except what You have taught us.</text:p>
      <text:p text:style-name="P65">You are the All-Knowing, the All-Wise."</text:p>
      <text:p text:style-name="P65">(Surat al-Baqara, 32)</text:p>
      <text:p text:style-name="P64"/>
      <text:p text:style-name="P62">NOTES</text:p>
      <text:p text:style-name="P59"/>
      <text:p text:style-name="P60"/>
      <text:p text:style-name="P61">1 Sidney Fox, Klaus Dose, Molecular Evolution and The Origin of Life, W.H. Freeman and Company, San Francisco, 1972, p. 4.</text:p>
      <text:p text:style-name="P61">2 Alexander I. Oparin, Origin of Life, Dover Publications, NewYork, 1936, 1953 (reprint), p. 196.</text:p>
      <text:p text:style-name="P61">3 "New Evidence on Evolution of Early Atmosphere and Life", Bulletin of the American Meteorological Society, vol 63, November 1982, p. 1328-1330. </text:p>
      <text:p text:style-name="P61">4 Stanley Miller, Molecular Evolution of Life: Current Status of the Prebiotic Synthesis of Small Molecules, 1986, p. 7.</text:p>
      <text:p text:style-name="P61">5 Jeffrey Bada, Earth, February 1998, p. 40.</text:p>
      <text:p text:style-name="P61">6 Leslie E. Orgel, "The Origin of Life on Earth", Scientific American, vol. 271, October 1994, p. 78.</text:p>
      <text:p text:style-name="P61">7 Charles Darwin, The Origin of Species by Means of Natural Selection, The Modern Library, New York, p. 127.</text:p>
      <text:p text:style-name="P61">8 Charles Darwin, The Origin of Species: A Facsimile of the First Edition, Harvard University Press, 1964, p. 184.</text:p>
      <text:p text:style-name="P61">9 B. G. Ranganathan, Origins?, Pennsylvania: The Banner Of Truth Trust, 1988, p. 7.</text:p>
      <text:p text:style-name="P61">10 Charles Darwin, The Origin of Species: A Facsimile of the First Edition, Harvard University Press, 1964, p. 179.</text:p>
      <text:p text:style-name="P58"><text:span text:style-name="T50">11. Charles Darwin, </text:span><text:span text:style-name="T41">The Origin of Species</text:span><text:span text:style-name="T50">, p. 172.</text:span></text:p>
      <text:p text:style-name="P61">12 Derek A. Ager, "The Nature of the Fossil Record", Proceedings of the British Geological Association, vol 87, 1976, p. 133.</text:p>
      <text:p text:style-name="P61">13 Douglas J. Futuyma, Science on Trial, Pantheon Books, New York, 1983. p. 197.</text:p>
      <text:p text:style-name="P61">14 Solly Zuckerman, Beyond The Ivory Tower, Toplinger Publications, New York, 1970, pp. 75-14; Charles E. Oxnard, "The Place of Australopithecines in Human Evolution: Grounds for Doubt", Nature, vol 258, p. 389.</text:p>
      <text:p text:style-name="P61">15 "Could science be brought to an end by scientists' belief that they have final answers or by society's reluctance to pay the bills?" Scientific American, December 1992, p. 20.</text:p>
      <text:p text:style-name="P61">16 Alan Walker, Science, vol. 207, 7 March 1980, p. 1103; A. J. Kelso, Physical Antropology, 1st ed., J. B. Lipincott Co., New York, 1970, p. 221; M. D. Leakey, Olduvai Gorge, vol. 3, Cambridge University Press, Cambridge, 1971, p. 272.</text:p>
      <text:p text:style-name="P61">17 Jeffrey Kluger, "Not So Extinct After All: The Primitive Homo Erectus May Have Survived Long Enough To Coexist With Modern Humans", Time, 23 December 1996.</text:p>
      <text:p text:style-name="P61">18 S. J. Gould, Natural History, vol. 85, 1976, p. 30.</text:p>
      <text:p text:style-name="P61">19 Solly Zuckerman, Beyond The Ivory Tower, p. 19.</text:p>
      <text:p text:style-name="P61">20 Richard Lewontin, "The Demon-Haunted World," 71 Malcolm Muggeridge, The End of Christendom, Grand Rapids: Eerdmans, 1980, p. 43.</text:p>
      <text:p text:style-name="P61">21 Malcolm Muggeridge, The End of Christendom, Grand Rapids: Eerdmans, 1980, p. 43.</text:p>
      <text:p text:style-name="P64"><text:soft-page-break/></text:p>
      <text:p text:style-name="P64"/>
      <text:p text:style-name="P12"/>
      <text:p text:style-name="P16"/>
      <text:p text:style-name="P16"/>
      <text:p text:style-name="P16"/>
      <text:p text:style-name="P16"/>
      <text:p text:style-name="P16"/>
      <text:p text:style-name="P16"/>
      <text:p text:style-name="P16"/>
      <text:p text:style-name="P16"/>
      <text:p text:style-name="P17">They are the ones to whom We gave the Book, Judgement and Prophethood. If these people reject it We have already entrusted it to a people who did not. (Surat al-An’am, 89)</text:p>
      <text:p text:style-name="P17"/>
      <text:p text:style-name="P17">We have brought them a Book elucidating everything with knowledge, as guidance and a mercy for people who believe. (Surat al-A’raf, 52)</text:p>
      <text:p text:style-name="P17"/>
      <text:p text:style-name="P17">Alif Lam Ra. This is a Book We have sent down to you so that you can bring mankind from the darkness to the light, by the permission of their Lord, to the Path of the Almighty, the Praiseworthy. (Surah Ibrahim, 1)</text:p>
      <text:p text:style-name="P17"/>
      <text:p text:style-name="P17">This [the Qur’an] is a communication to be transmitted to mankind so that they may be warned by it and so that they will know that He is One God and so that people of intelligence will pay heed. (Surah Ibrahim, 52)</text:p>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NewYorkTU" svg:font-family="NewYorkTU, 'Times New Roman'"/>
    <style:font-face style:name="Lucida Grande" svg:font-family="'Lucida Grande',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orphans="0" fo:widows="0" style:text-autospace="none"/>
      <style:text-properties fo:color="#0000ff" style:font-name="NewYorkTU" fo:font-family="NewYorkTU, 'Times New Roman'" style:font-name-complex="NewYorkTU" style:font-family-complex="NewYorkTU, 'Times New Roma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style:font-name="Helvetica" fo:font-family="Helvetica" style:font-family-generic="swiss" style:font-pitch="variable" fo:font-size="22pt" fo:font-weight="bold" style:font-size-asian="22pt" style:font-weight-asian="bold" style:font-name-complex="Helvetica" style:font-family-complex="Helvetica" style:font-family-generic-complex="swiss" style:font-pitch-complex="variable"/>
    </style:style>
    <style:style style:name="ana_20_metin" style:display-name="ana metin" style:family="paragraph" style:parent-style-name="Standard">
      <style:paragraph-properties fo:margin-left="0cm" fo:margin-right="0cm" fo:line-height="0.564cm" fo:text-align="justify" style:justify-single-word="false" fo:text-indent="0.6cm" style:auto-text-indent="false"/>
      <style:text-properties fo:font-size="11pt" style:font-size-asian="11pt"/>
    </style:style>
    <style:style style:name="buyuk_20_baslik" style:display-name="buyuk baslik" style:family="paragraph" style:parent-style-name="Standard">
      <style:paragraph-properties fo:margin-top="0cm" fo:margin-bottom="3cm" loext:contextual-spacing="false" fo:line-height="0.917cm" fo:text-align="center" style:justify-single-word="false"/>
      <style:text-properties fo:font-size="16pt" fo:font-weight="bold" style:font-size-asian="16pt" style:font-weight-asian="bold"/>
    </style:style>
    <style:style style:name="ayet" style:family="paragraph" style:parent-style-name="Standard">
      <style:paragraph-properties fo:margin-left="0.6cm" fo:margin-right="0.3cm" fo:line-height="0.564cm" fo:text-align="justify" style:justify-single-word="false" fo:text-indent="0cm" style:auto-text-indent="false"/>
      <style:text-properties fo:font-size="11pt" fo:font-weight="bold" style:font-size-asian="11pt" style:font-weight-asian="bold"/>
    </style:style>
    <style:style style:name="alt_20_baslik" style:display-name="alt baslik" style:family="paragraph" style:parent-style-name="Standard">
      <style:paragraph-properties fo:margin-top="0cm" fo:margin-bottom="1.499cm" loext:contextual-spacing="false" fo:line-height="0.564cm" fo:text-align="end" style:justify-single-word="false"/>
      <style:text-properties fo:font-size="14pt" fo:font-style="italic" fo:font-weight="bold" style:font-size-asian="14pt" style:font-style-asian="italic" style:font-weight-asian="bold"/>
    </style:style>
    <style:style style:name="BASLIK" style:family="paragraph" style:parent-style-name="Standard">
      <style:paragraph-properties fo:margin-left="0.499cm" fo:margin-right="0cm" fo:margin-top="0.499cm" fo:margin-bottom="0.199cm" loext:contextual-spacing="false" fo:line-height="0.564cm" fo:text-indent="0cm" style:auto-text-indent="false"/>
      <style:text-properties fo:font-weight="bold" style:font-weight-asian="bold"/>
    </style:style>
    <style:style style:name="ALINTI" style:family="paragraph" style:parent-style-name="Standard">
      <style:paragraph-properties fo:margin-left="0.499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AYET_20_ÜST" style:display-name="AYET ÜST" style:family="paragraph" style:parent-style-name="Standard">
      <style:paragraph-properties fo:margin-left="0.499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İKİARA" style:display-name="AYET İKİARA" style:family="paragraph" style:parent-style-name="Standard">
      <style:paragraph-properties fo:margin-left="0.499cm" fo:margin-right="0cm"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paragraph-properties fo:margin-left="0.499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Balon_20_Metni" style:display-name="Balon Metni" style:family="paragraph" style:parent-style-name="Standard">
      <style:text-properties style:font-name="Lucida Grande" fo:font-family="'Lucida Grande', 'Times New Roman'" style:font-pitch="variable" fo:font-size="9pt" style:font-size-asian="9pt" style:font-name-complex="Lucida Grande" style:font-family-complex="'Lucida Grande', 'Times New Roman'" style:font-pitch-complex="variable" style:font-size-complex="9pt"/>
    </style:style>
    <style:style style:name="Açıklama_20_Metni" style:display-name="Açıklama Metni" style:family="paragraph" style:parent-style-name="Standard">
      <style:text-properties style:font-size-complex="12pt"/>
    </style:style>
    <style:style style:name="Açıklama_20_Konusu" style:display-name="Açıklama Konusu" style:family="paragraph" style:parent-style-name="Açıklama_20_Metni" style:next-style-name="Açıklama_20_Metni">
      <style:text-properties fo:font-size="10pt" fo:font-weight="bold" style:font-size-asian="10pt" style:font-weight-asian="bold" style:font-size-complex="10pt" style:font-weight-complex="bold"/>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Helvetica" fo:font-family="Helvetica" style:font-family-generic="swiss" style:font-pitch="variable" fo:font-size="22pt" fo:language="en" fo:country="US" fo:font-weight="bold" style:font-name-asian="Times New Roman" style:font-family-asian="'Times New Roman'" style:font-family-generic-asian="roman" style:font-pitch-asian="variable" style:font-size-asian="22pt" style:font-weight-asian="bold" style:font-name-complex="Times New Roman" style:font-family-complex="'Times New Roman'" style:font-family-generic-complex="roman" style:font-pitch-complex="variable" style:font-size-complex="10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Balon_20_Metni_20_Char" style:display-name="Balon Metni Char" style:family="text" style:parent-style-name="Varsayılan_20_Paragraf_20_Yazı_20_Tipi">
      <style:text-properties style:font-name="Lucida Grande" fo:font-family="'Lucida Grande', 'Times New 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Gövde_20_Metni_20_Char" style:display-name="Gövde Metni Char" style:family="text" style:parent-style-name="Varsayılan_20_Paragraf_20_Yazı_20_Tipi">
      <style:text-properties fo:color="#0000ff" style:font-name="NewYorkTU" fo:font-family="NewYorkTU, 'Times New Roman'"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Açıklama_20_Metni_20_Char" style:display-name="Açıklama Metni Char" style:family="text" style:parent-style-name="Varsayılan_20_Paragraf_20_Yazı_20_Tipi">
      <style:text-properties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çıklama_20_Konusu_20_Char" style:display-name="Açıklama Konusu Char" style:family="text" style:parent-style-name="Açıklama_20_Metni_20_Char">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NSWERS FROM THE QUR'AN</dc:title>
    <dc:subject>ANSWERS FROM THE QUR'AN</dc:subject>
    <meta:initial-creator>ADNAN OKTAR - HARUN YAHYA</meta:initial-creator>
    <meta:creation-date>2010-01-27T18:42:00</meta:creation-date>
    <dc:date>2020-07-02T22:05:19.083946265</dc:date>
    <meta:editing-cycles>22</meta:editing-cycles>
    <meta:editing-duration>PT5H37M36S</meta:editing-duration>
    <meta:generator>LibreOffice/6.4.4.2$Linux_X86_64 LibreOffice_project/523b8e55cdb4890550c54dc0a0ee2ea29d34e811</meta:generator>
    <meta:keyword>ANSWERS FROM THE QUR'AN</meta:keyword>
    <meta:document-statistic meta:table-count="0" meta:image-count="0" meta:object-count="0" meta:page-count="77" meta:paragraph-count="676" meta:word-count="29842" meta:character-count="177291" meta:non-whitespace-character-count="147679"/>
  </office:meta>
</office:document-meta>
</file>